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A0000019DFE935CF3E7148860.png" manifest:media-type="image/png"/>
  <manifest:file-entry manifest:full-path="Pictures/10000201000002C90000028224EBA50FB7F4DFD8.png" manifest:media-type="image/png"/>
  <manifest:file-entry manifest:full-path="Pictures/1000020100000268000001E0057C75EAF67B93E4.png" manifest:media-type="image/png"/>
  <manifest:file-entry manifest:full-path="Pictures/10000201000003E30000021AAE3964C7B8B9425F.png" manifest:media-type="image/png"/>
  <manifest:file-entry manifest:full-path="Pictures/1000000000000230000001A467C79E27A12B2EB2.png" manifest:media-type="image/png"/>
  <manifest:file-entry manifest:full-path="Pictures/100000000000005E0000005E5D6E17BD60206E0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9cm" fo:min-width="11.148cm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secondary-fill-color="#b3b3b3" draw:opacity="100%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333333" draw:shadow-opacity="10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6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57cm" fo:min-width="7.374cm"/>
    </style:style>
    <style:style style:name="gr7" style:family="graphic" style:parent-style-name="standard">
      <style:graphic-properties draw:stroke="none" svg:stroke-color="#000000" draw:fill="none" draw:fill-color="#ffffff" fo:min-height="0.783cm"/>
    </style:style>
    <style:style style:name="gr8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792cm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86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1.606cm"/>
    </style:style>
    <style:style style:name="gr14" style:family="graphic" style:parent-style-name="standard">
      <style:graphic-properties draw:fill-color="#2a6099" draw:textarea-horizontal-align="justify" draw:textarea-vertical-align="middle" draw:auto-grow-height="false" fo:min-height="2.669cm" fo:min-width="3.056cm"/>
    </style:style>
    <style:style style:name="gr1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6" style:family="graphic" style:parent-style-name="standard">
      <style:graphic-properties draw:stroke="none" dr3d:vertical-segments="16" dr3d:close-front="true" dr3d:close-back="true"/>
    </style:style>
    <style:style style:name="gr17" style:family="graphic" style:parent-style-name="standard">
      <style:graphic-properties svg:stroke-color="#111111" draw:fill-color="#808080" draw:opacity="52%" draw:textarea-vertical-align="middle" draw:auto-grow-height="false" fo:min-height="0.987cm" fo:min-width="1.305cm"/>
    </style:style>
    <style:style style:name="gr18" style:family="graphic" style:parent-style-name="objectwithoutfill">
      <style:graphic-properties draw:stroke="dash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91cm"/>
    </style:style>
    <style:style style:name="gr2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dash" draw:stroke-dash="Long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textarea-horizontal-align="justify" draw:textarea-vertical-align="middle" draw:auto-grow-height="false" fo:min-height="4.068cm" fo:min-width="6.23cm"/>
    </style:style>
    <style:style style:name="gr27" style:family="graphic" style:parent-style-name="objectwithoutfill">
      <style:graphic-properties svg:stroke-width="0.035cm" svg:stroke-color="#000000" draw:marker-start-width="0.253cm" draw:marker-end="" draw:marker-end-width="0.353cm" draw:fill="solid" draw:textarea-vertical-align="middle" fo:padding-top="0.143cm" fo:padding-bottom="0.143cm" fo:padding-left="0.268cm" fo:padding-right="0.2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425cm"/>
    </style:style>
    <style:style style:name="gr29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 fo:min-height="0.258cm" fo:min-width="4.7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4.24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928cm"/>
    </style:style>
    <style:style style:name="gr33" style:family="graphic" style:parent-style-name="standard">
      <style:graphic-properties draw:fill-color="#ffff00" draw:textarea-horizontal-align="justify" draw:textarea-vertical-align="middle" draw:auto-grow-height="false" fo:min-height="0.258cm" fo:min-width="2.5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3.37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3.37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462cm"/>
    </style:style>
    <style:style style:name="gr38" style:family="graphic" style:parent-style-name="standard">
      <style:graphic-properties draw:stroke="none" svg:stroke-color="#000000" draw:fill="none" draw:fill-color="#ffffff" fo:min-height="1.0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542cm"/>
    </style:style>
    <style:style style:name="gr40" style:family="graphic" style:parent-style-name="standard">
      <style:graphic-properties draw:stroke="dash" draw:stroke-dash="Dot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draw:opacity="42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1" style:family="graphic" style:parent-style-name="standard">
      <style:graphic-properties draw:stroke="dash" draw:stroke-dash="Dot" svg:stroke-linecap="butt" draw:fill-color="#cccccc" draw:opacity="42%" dr3d:vertical-segments="16" dr3d:close-front="true" dr3d:close-back="true"/>
    </style:style>
    <style:style style:name="gr42" style:family="graphic" style:parent-style-name="objectwithoutfill">
      <style:graphic-properties draw:marker-end="Arrowheads_20_1" draw:marker-end-width="0.3cm" draw:fill="solid" draw:textarea-vertical-align="middle"/>
    </style:style>
    <style:style style:name="gr43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5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47" style:family="graphic" style:parent-style-name="objectwithoutfill">
      <style:graphic-properties draw:stroke="dash" draw:stroke-dash="Dashed_20__28_var_29_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solid" draw:fill-color="#000000" draw:secondary-fill-color="#b3b3b3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7" style:family="paragraph">
      <style:text-properties fo:font-size="48pt" fo:text-shadow="1pt 1pt" fo:font-weight="bold" style:font-size-asian="48pt" style:font-weight-asian="bold" style:font-size-complex="48pt" style:font-weight-complex="bold"/>
    </style:style>
    <style:style style:name="P8" style:family="paragraph">
      <loext:graphic-properties draw:fill="none" draw:fill-color="#ffffff"/>
      <style:text-properties fo:font-size="48pt" fo:text-shadow="1pt 1pt" fo:font-weight="bold" style:font-size-asian="48pt" style:font-weight-asian="bold" style:font-size-complex="48pt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text-properties fo:font-size="14pt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-color="#2a6099"/>
      <style:paragraph-properties fo:text-align="center"/>
    </style:style>
    <style:style style:name="P16" style:family="paragraph">
      <loext:graphic-properties draw:fill-color="#808080" draw:opacity="52%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8pt" fo:text-shadow="1pt 1pt" fo:font-weight="bold" style:font-weight-asian="bold" style:font-weight-complex="bold"/>
    </style:style>
    <style:style style:name="P18" style:family="paragraph">
      <loext:graphic-properties draw:fill-color="#ffff00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fo:text-align="center"/>
      <style:text-properties fo:font-size="14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6" style:family="paragraph">
      <loext:graphic-properties draw:fill="none" draw:fill-color="#ffffff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text-shadow="1pt 1pt" fo:font-weight="bold" style:font-weight-asian="bold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cm" svg:y="6.079cm">
          <draw:image xlink:href="Pictures/10000201000003E30000021AAE3964C7B8B9425F.png" xlink:type="simple" xlink:show="embed" xlink:actuate="onLoad">
            <text:p/>
          </draw:image>
        </draw:frame>
        <draw:custom-shape draw:style-name="gr2" draw:text-style-name="P3" draw:layer="layout" svg:width="16.858cm" svg:height="10.414cm" svg:x="1.795cm" svg:y="0.621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5" draw:layer="layout" svg:width="11.648cm" svg:height="5.019cm" svg:x="1.162cm" svg:y="22.97cm">
          <draw:text-box>
            <text:p text:style-name="P4"><text:span text:style-name="T2">Stu Blair</text:span></text:p>
            <text:p text:style-name="P4"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20100000268000001E0057C75EAF67B93E4.png" xlink:type="simple" xlink:show="embed" xlink:actuate="onLoad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201000002C90000028224EBA50FB7F4DFD8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9.589cm" svg:height="10.591cm" svg:x="1cm" svg:y="6.079cm">
          <draw:image xlink:href="Pictures/10000201000003E30000021AAE3964C7B8B9425F.png" xlink:type="simple" xlink:show="embed" xlink:actuate="onLoad">
            <text:p/>
          </draw:image>
        </draw:frame>
        <draw:custom-shape draw:style-name="gr4" draw:text-style-name="P6" draw:layer="layout" svg:width="16.858cm" svg:height="10.414cm" svg:x="1.795cm" svg:y="0.621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5" draw:layer="layout" svg:width="11.648cm" svg:height="5.019cm" svg:x="1.162cm" svg:y="22.97cm">
          <draw:text-box>
            <text:p text:style-name="P4"><text:span text:style-name="T2">Stu Blair</text:span></text:p>
            <text:p text:style-name="P4"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20100000268000001E0057C75EAF67B93E4.png" xlink:type="simple" xlink:show="embed" xlink:actuate="onLoad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201000002C90000028224EBA50FB7F4DFD8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9.589cm" svg:height="10.591cm" svg:x="1cm" svg:y="6.079cm">
          <draw:image xlink:href="Pictures/10000201000003E30000021AAE3964C7B8B9425F.png" xlink:type="simple" xlink:show="embed" xlink:actuate="onLoad">
            <text:p/>
          </draw:image>
        </draw:frame>
        <draw:frame draw:style-name="gr3" draw:text-style-name="P5" draw:layer="layout" svg:width="11.648cm" svg:height="5.019cm" svg:x="1.162cm" svg:y="22.97cm">
          <draw:text-box>
            <text:p text:style-name="P4"><text:span text:style-name="T2">Stu Blair</text:span></text:p>
            <text:p text:style-name="P4"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20100000268000001E0057C75EAF67B93E4.png" xlink:type="simple" xlink:show="embed" xlink:actuate="onLoad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201000002C90000028224EBA50FB7F4DFD8.png" xlink:type="simple" xlink:show="embed" xlink:actuate="onLoad">
            <text:p/>
          </draw:image>
        </draw:frame>
        <draw:frame draw:style-name="gr5" draw:text-style-name="P8" draw:layer="layout" svg:width="19.558cm" svg:height="5.915cm" svg:x="1cm" svg:y="1.054cm">
          <draw:text-box>
            <text:p text:style-name="P7"><text:span text:style-name="T4">Mathematical Methods </text:span></text:p>
            <text:p text:style-name="P7"><text:span text:style-name="T4">for Engineers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4.859cm" svg:height="11.144cm" svg:x="3.793cm" svg:y="1.158cm">
          <draw:image xlink:href="Pictures/1000000000000230000001A467C79E27A12B2EB2.png" xlink:type="simple" xlink:show="embed" xlink:actuate="onLoad">
            <text:p/>
          </draw:image>
        </draw:frame>
        <draw:frame draw:style-name="gr1" draw:text-style-name="P1" draw:layer="layout" svg:width="14.859cm" svg:height="10.767cm" svg:x="3.793cm" svg:y="12.33cm">
          <draw:image xlink:href="Pictures/100000000000023A0000019DFE935CF3E7148860.png" xlink:type="simple" xlink:show="embed" xlink:actuate="onLoad">
            <text:p/>
          </draw:image>
        </draw:frame>
      </draw:page>
      <draw:page draw:name="page5" draw:style-name="dp1" draw:master-page-name="Default">
        <draw:custom-shape draw:style-name="gr6" draw:text-style-name="P9" draw:layer="layout" svg:width="7.874cm" svg:height="0.507cm" svg:x="4.809cm" svg:y="9.8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048cm" svg:height="1.033cm" svg:x="6.841cm" svg:y="8.673cm">
          <draw:text-box>
            <text:p text:style-name="P4">insulated</text:p>
          </draw:text-box>
        </draw:frame>
        <draw:frame draw:style-name="gr7" draw:text-style-name="P5" draw:layer="layout" svg:width="3.048cm" svg:height="1.033cm" svg:x="6.841cm" svg:y="10.524cm">
          <draw:text-box>
            <text:p text:style-name="P4">insulated</text:p>
          </draw:text-box>
        </draw:frame>
        <draw:line draw:style-name="gr8" draw:text-style-name="P10" draw:layer="layout" svg:x1="12.81cm" svg:y1="10.015cm" svg:x2="13.572cm" svg:y2="10.015cm">
          <text:p/>
        </draw:line>
        <draw:line draw:style-name="gr8" draw:text-style-name="P10" draw:layer="layout" svg:x1="12.81cm" svg:y1="10.269cm" svg:x2="13.572cm" svg:y2="10.269cm">
          <text:p/>
        </draw:line>
        <draw:frame draw:style-name="gr9" draw:text-style-name="P12" draw:layer="layout" svg:width="3.292cm" svg:height="1.781cm" svg:x="12.82cm" svg:y="8.364cm">
          <draw:text-box>
            <text:p text:style-name="P11"><text:span text:style-name="T5">convective </text:span></text:p>
            <text:p text:style-name="P11"><text:span text:style-name="T5">heat transfer</text:span></text:p>
          </draw:text-box>
        </draw:frame>
        <draw:g>
          <svg:title>TexMaths</svg:title>
          <svg:desc>14§display§0^{\circ}§svg§600§FALSE§</svg:desc>
          <draw:g>
            <draw:path draw:style-name="gr10" draw:text-style-name="P13" draw:layer="layout" svg:width="0.367cm" svg:height="0.32cm" draw:transform="skewX (-0.00279252680319091) rotate (-0.130725160974376) translate (15.2282846701464cm 10.4120006676701cm)" svg:viewBox="0 0 368 321" svg:d="M1 0c122 0 245 0 367 0-1 107-1 214-1 321-122 0-245 0-367 0 0-107 0-214 1-321z">
              <text:p/>
            </draw:path>
            <draw:path draw:style-name="gr11" draw:text-style-name="P14" draw:layer="layout" svg:width="0.204cm" svg:height="0.335cm" draw:transform="skewX (0.00296705972839035) rotate (-0.127234502470387) translate (15.2220744428923cm 10.421628224765cm)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1" draw:text-style-name="P14" draw:layer="layout" svg:width="0.146cm" svg:height="0.145cm" draw:transform="skewX (0.00680678408277788) rotate (-0.122696646415202) translate (15.4757693188994cm 10.4198488047246cm)" svg:viewBox="0 0 147 146" svg:d="M147 75c0-42-34-75-74-75-41 0-73 32-73 72 0 41 32 74 73 74 42 0 74-32 74-71zM73 130c-32 0-56-27-56-56 0-32 25-57 56-57 32 0 57 26 57 56 0 32-25 57-57 57z">
              <text:p/>
            </draw:path>
          </draw:g>
        </draw:g>
        <draw:frame draw:style-name="gr12" draw:text-style-name="P12" draw:layer="layout" svg:width="3.368cm" svg:height="1.781cm" svg:x="14.022cm" svg:y="10.814cm">
          <draw:text-box>
            <text:p text:style-name="P11"><text:span text:style-name="T5">environment </text:span></text:p>
            <text:p text:style-name="P11"><text:span text:style-name="T5">temperature</text:span></text:p>
          </draw:text-box>
        </draw:frame>
        <draw:frame draw:style-name="gr13" draw:text-style-name="P12" draw:layer="layout" svg:width="2.106cm" svg:height="1.057cm" svg:x="2.254cm" svg:y="9.446cm">
          <draw:text-box>
            <text:p text:style-name="P11"><text:span text:style-name="T5">fixed at</text:span></text:p>
          </draw:text-box>
        </draw:frame>
        <draw:g>
          <svg:title>TexMaths</svg:title>
          <svg:desc>14§display§0^{\circ}§svg§600§FALSE§</svg:desc>
          <draw:g>
            <draw:path draw:style-name="gr10" draw:text-style-name="P13" draw:layer="layout" svg:width="0.366cm" svg:height="0.32cm" svg:x="3.156cm" svg:y="10.243cm" svg:viewBox="0 0 367 321" svg:d="M0 0c122 0 245 0 367 0 0 107 0 214 0 321-122 0-245 0-367 0 0-107 0-214 0-321z">
              <text:p/>
            </draw:path>
            <draw:path draw:style-name="gr11" draw:text-style-name="P14" draw:layer="layout" svg:width="0.204cm" svg:height="0.335cm" svg:x="3.15cm" svg:y="10.253cm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1" draw:text-style-name="P14" draw:layer="layout" svg:width="0.146cm" svg:height="0.145cm" svg:x="3.401cm" svg:y="10.218cm" svg:viewBox="0 0 147 146" svg:d="M147 74c0-42-34-74-74-74-41 0-73 33-73 73 0 41 32 73 73 73 42 0 74-33 74-72zM73 130c-32 0-56-27-56-56 0-32 25-57 56-57 32 0 57 26 57 56 0 32-25 57-57 57z">
              <text:p/>
            </draw:path>
          </draw:g>
        </draw:g>
        <draw:line draw:style-name="gr8" draw:text-style-name="P10" draw:layer="layout" svg:x1="3.919cm" svg:y1="10.142cm" svg:x2="4.681cm" svg:y2="10.142cm">
          <text:p/>
        </draw:line>
      </draw:page>
      <draw:page draw:name="page6" draw:style-name="dp1" draw:master-page-name="Default">
        <draw:custom-shape draw:style-name="gr14" draw:text-style-name="P15" draw:layer="layout" svg:width="3.556cm" svg:height="2.919cm" svg:x="5.651cm" svg:y="12.964cm">
          <text:p/>
          <draw:enhanced-geometry svg:viewBox="0 0 21600 21600" draw:type="rectangle" draw:enhanced-path="M 0 0 L 21600 0 21600 21600 0 21600 0 0 Z N"/>
        </draw:custom-shape>
        <dr3d:scene draw:style-name="gr15" svg:width="14.204cm" svg:height="5.544cm" svg:x="3.285cm" svg:y="11.794cm" dr3d:transform="matrix (0.999992380000603 0.000128352804145484 -0.00390172606512439 2.71050543121376E-020 0.999459351671097 0.0328786307073362 0.0039038366678952 -0.0328783801721901 0.99945173579144 0.0000148919219998269cm -0.0000517135147842999cm -0.0044844769615591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dr3d:transform="matrix (0.556567539525883 0.169049788863897 -0.541060164422262 0.42480121624635 -0.083183341272467 0.786728455545073 0.111270530097319 -0.528003600324234 -0.297173746671921 0.0713698166628164cm 0.660644698844541cm -0.000467778228401585cm)" svg:viewBox="0 -5000 2500 10000" svg:d="M0-5000h250 250 500 500 500 250 250v10000h-250-250-500-500-500-250-250z"/>
        </dr3d:scene>
        <draw:custom-shape draw:style-name="gr17" draw:text-style-name="P16" draw:layer="layout" svg:width="1.804cm" svg:height="1.236cm" draw:transform="skewX (0.130376095123976) rotate (0.173485727648236) translate (12.757cm 14.1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8" draw:text-style-name="P10" draw:layer="layout" svg:x1="13.699cm" svg:y1="14.969cm" svg:x2="13.699cm" svg:y2="11.413cm">
          <text:p/>
        </draw:line>
        <draw:line draw:style-name="gr18" draw:text-style-name="P10" draw:layer="layout" svg:x1="13.751cm" svg:y1="14.978cm" svg:x2="17.127cm" svg:y2="14.969cm">
          <text:p/>
        </draw:line>
        <draw:g>
          <svg:title>TexMaths</svg:title>
          <svg:desc>14§display§\theta§svg§600§FALSE§</svg:desc>
          <draw:g>
            <draw:path draw:style-name="gr10" draw:text-style-name="P13" draw:layer="layout" svg:width="0.17cm" svg:height="0.299cm" svg:x="15.154cm" svg:y="13.501cm" svg:viewBox="0 0 171 300" svg:d="M0 0c57 0 114 0 171 0 0 100 0 200 0 300-57 0-114 0-171 0 0-100 0-200 0-300z">
              <text:p/>
            </draw:path>
            <draw:path draw:style-name="gr11" draw:text-style-name="P14" draw:layer="layout" svg:width="0.199cm" svg:height="0.349cm" svg:x="15.15cm" svg:y="13.476cm" svg:viewBox="0 0 200 350" svg:d="M200 100c0-32-8-100-58-100-68 0-142 138-142 250 0 46 14 100 58 100 68 0 142-141 142-250zM51 167c9-32 18-71 38-104 12-25 31-52 53-52 23 0 26 31 26 59 0 23-4 49-15 97-34 0-68 0-102 0zM149 183c-6 22-17 64-35 99-17 33-35 57-56 57-16 0-26-14-26-59 0-21 3-50 15-97 34 0 68 0 102 0z">
              <text:p/>
            </draw:path>
          </draw:g>
        </draw:g>
      </draw:page>
      <draw:page draw:name="page7" draw:style-name="dp1" draw:master-page-name="Default">
        <draw:line draw:style-name="gr19" draw:text-style-name="P10" draw:layer="layout" svg:x1="6.714cm" svg:y1="11.032cm" svg:x2="18.398cm" svg:y2="11.032cm">
          <text:p/>
        </draw:line>
        <draw:line draw:style-name="gr19" draw:text-style-name="P10" draw:layer="layout" svg:x1="6.701cm" svg:y1="11.032cm" svg:x2="6.714cm" svg:y2="7.222cm">
          <text:p/>
        </draw:line>
        <draw:line draw:style-name="gr20" draw:text-style-name="P10" draw:layer="layout" svg:x1="8.238cm" svg:y1="10.651cm" svg:x2="8.238cm" svg:y2="11.413cm">
          <text:p/>
        </draw:line>
        <draw:line draw:style-name="gr20" draw:text-style-name="P10" draw:layer="layout" svg:x1="16.62cm" svg:y1="10.651cm" svg:x2="16.62cm" svg:y2="11.413cm">
          <text:p/>
        </draw:line>
        <draw:frame draw:style-name="gr21" draw:text-style-name="P17" draw:layer="layout" svg:width="0.853cm" svg:height="1.033cm" svg:x="7.766cm" svg:y="11.921cm">
          <draw:text-box>
            <text:p text:style-name="P4"><text:span text:style-name="T6">a</text:span></text:p>
          </draw:text-box>
        </draw:frame>
        <draw:frame draw:style-name="gr22" draw:text-style-name="P17" draw:layer="layout" svg:width="0.891cm" svg:height="1.033cm" svg:x="16.148cm" svg:y="11.721cm">
          <draw:text-box>
            <text:p text:style-name="P4"><text:span text:style-name="T6">b</text:span></text:p>
          </draw:text-box>
        </draw:frame>
        <draw:path draw:style-name="gr23" draw:text-style-name="P10" draw:layer="layout" svg:width="8.23cm" svg:height="2.419cm" draw:transform="skewX (-0.0240855436775217) rotate (0.283965069299477) translate (7.98420308784175cm 11.0319446394647cm)" svg:viewBox="0 0 8231 2420" svg:d="M0 0c4983-1 8231 2420 8231 2420">
          <text:p/>
        </draw:path>
        <draw:g>
          <svg:title>TexMaths</svg:title>
          <svg:desc>14§display§$u(x,t)$§svg§600§FALSE§</svg:desc>
          <draw:g>
            <draw:path draw:style-name="gr10" draw:text-style-name="P13" draw:layer="layout" svg:width="1.27cm" svg:height="0.683cm" svg:x="11.638cm" svg:y="9.166cm" svg:viewBox="0 0 1271 684" svg:d="M0 0c424 0 847 0 1271 0 0 228 0 456 0 684-424 0-847 0-1271 0 0-228 0-456 0-684z">
              <text:p/>
            </draw:path>
            <draw:path draw:style-name="gr11" draw:text-style-name="P14" draw:layer="layout" svg:width="0.275cm" svg:height="0.343cm" svg:x="11.627cm" svg:y="9.362cm" svg:viewBox="0 0 276 344" svg:d="M196 276c0 23 0 45 0 68 27-2 53-4 80-7 0-8 0-16 0-23-39 0-44-7-44-44 0-90 0-180 0-270-26 3-53 6-79 9 0 8 0 16 0 24 37 0 42 4 42 41 0 45 0 90 0 135 0 67-27 120-66 120-46 0-48-37-48-76 0-85 0-169 0-253-27 3-54 6-81 9 0 8 0 16 0 24 44 0 44 2 44 69 0 38 0 76 0 114 0 58 0 128 82 128 31 0 55-20 70-68z">
              <text:p/>
            </draw:path>
            <draw:path draw:style-name="gr11" draw:text-style-name="P14" draw:layer="layout" svg:width="0.125cm" svg:height="0.761cm" svg:x="11.968cm" svg:y="9.127cm" svg:viewBox="0 0 126 762" svg:d="M126 753c0-2 0-2-9-15-69-96-86-239-86-357 0-133 20-266 89-361 6-9 6-9 6-13 0-5-1-7-4-7-7 0-55 52-88 148-28 85-34 170-34 233 0 59 6 152 36 237 33 94 79 144 86 144 3 0 4-2 4-9z">
              <text:p/>
            </draw:path>
            <draw:path draw:style-name="gr11" draw:text-style-name="P14" draw:layer="layout" svg:width="0.275cm" svg:height="0.328cm" svg:x="12.133cm" svg:y="9.371cm" svg:viewBox="0 0 276 329" svg:d="M150 148c17-28 37-65 49-85 18-28 41-39 66-39 0-8 0-16 0-24-14 0-30 2-45 2-16 0-46-2-52-2 0 8 0 16 0 24 11 0 16 10 16 22s-6 21-8 28c-11 20-23 39-34 59-14-26-28-51-42-76-7-9-7-11-7-16 0-11 10-17 21-17 0-8 0-16 0-24-14 0-52 2-59 2-13 0-38-2-53-2 0 8 0 16 0 24 39 0 39 0 65 46 18 32 36 65 55 98-18 30-35 61-52 91-26 44-59 46-70 46 0 8 0 16 0 24 14-2 31-5 45-5 16 0 39 3 52 5 0-8 0-16 0-24-13-2-16-13-16-24 0-18 16-42 50-98 13 25 27 51 40 76 5 9 13 22 13 26 0 7-6 18-20 20 0 8 0 16 0 24 15-2 46-5 59-5 14 0 36 3 53 5 0-8 0-16 0-24-30 0-41-2-53-24-25-44-49-89-73-133z">
              <text:p/>
            </draw:path>
            <draw:path draw:style-name="gr11" draw:text-style-name="P14" draw:layer="layout" svg:width="0.063cm" svg:height="0.228cm" svg:x="12.462cm" svg:y="9.617cm" svg:viewBox="0 0 64 229" svg:d="M64 81c0-48-14-81-36-81-19 0-28 22-28 41 0 20 9 42 28 42 9 0 16-7 22-11 0-1 0-2 0-2 1 0 1 0 1 11 0 50-15 95-39 130-3 5-4 7-4 9 0 6 3 9 6 9 6 0 50-61 50-148z">
              <text:p/>
            </draw:path>
            <draw:path draw:style-name="gr11" draw:text-style-name="P14" draw:layer="layout" svg:width="0.17cm" svg:height="0.476cm" svg:x="12.577cm" svg:y="9.229cm" svg:viewBox="0 0 171 477" svg:d="M84 165c26 0 52 0 78 0 0-8 0-16 0-23-26 0-52 0-78 0 0-48 0-95 0-142-5 0-9 0-14 0 0 63-17 144-70 148 0 6 0 12 0 17 16 0 31 0 47 0 0 70 0 140 0 209 0 94 50 103 70 103 39 0 54-55 54-103 0-14 0-29 0-43-4 0-9 0-14 0 0 14 0 28 0 41 0 57-17 87-37 87-36 0-36-69-36-82 0-71 0-141 0-212z">
              <text:p/>
            </draw:path>
            <draw:path draw:style-name="gr11" draw:text-style-name="P14" draw:layer="layout" svg:width="0.125cm" svg:height="0.761cm" svg:x="12.811cm" svg:y="9.127cm" svg:viewBox="0 0 126 762" svg:d="M126 381c0-59-6-152-36-237-32-94-79-144-85-144-3 0-5 2-5 7 0 4 0 4 9 19 55 74 86 196 86 355 0 131-20 263-89 361-6 9-6 9-6 11 0 7 2 9 5 9 6 0 54-52 87-148 28-85 34-170 34-233z">
              <text:p/>
            </draw:path>
          </draw:g>
        </draw:g>
        <draw:frame draw:style-name="gr21" draw:text-style-name="P17" draw:layer="layout" svg:width="0.853cm" svg:height="1.033cm" svg:x="18.144cm" svg:y="11.413cm">
          <draw:text-box>
            <text:p text:style-name="P4"><text:span text:style-name="T6">x</text:span></text:p>
          </draw:text-box>
        </draw:frame>
      </draw:page>
      <draw:page draw:name="page8" draw:style-name="dp1" draw:master-page-name="Default">
        <draw:line draw:style-name="gr19" draw:text-style-name="P10" draw:layer="layout" svg:x1="5.725cm" svg:y1="15.432cm" svg:x2="20.176cm" svg:y2="15.476cm">
          <text:p/>
        </draw:line>
        <draw:line draw:style-name="gr19" draw:text-style-name="P10" draw:layer="layout" svg:x1="5.712cm" svg:y1="15.433cm" svg:x2="5.687cm" svg:y2="7.558cm">
          <text:p/>
        </draw:line>
        <draw:line draw:style-name="gr24" draw:text-style-name="P10" draw:layer="layout" svg:x1="5.698cm" svg:y1="15.476cm" svg:x2="8.873cm" svg:y2="11.412cm">
          <text:p/>
        </draw:line>
        <draw:line draw:style-name="gr24" draw:text-style-name="P10" draw:layer="layout" svg:x1="14.334cm" svg:y1="11.412cm" svg:x2="8.874cm" svg:y2="11.412cm">
          <text:p/>
        </draw:line>
        <draw:line draw:style-name="gr24" draw:text-style-name="P10" draw:layer="layout" svg:x1="17.255cm" svg:y1="15.477cm" svg:x2="14.266cm" svg:y2="11.373cm">
          <text:p/>
        </draw:line>
        <draw:line draw:style-name="gr25" draw:text-style-name="P10" draw:layer="layout" svg:x1="8.873cm" svg:y1="15.349cm" svg:x2="8.874cm" svg:y2="11.412cm">
          <text:p/>
        </draw:line>
        <draw:line draw:style-name="gr25" draw:text-style-name="P10" draw:layer="layout" svg:x1="14.206cm" svg:y1="15.349cm" svg:x2="14.207cm" svg:y2="11.412cm">
          <text:p/>
        </draw:line>
        <draw:g>
          <svg:title>TexMaths</svg:title>
          <svg:desc>14§display§h§svg§600§FALSE§</svg:desc>
          <draw:g>
            <draw:path draw:style-name="gr10" draw:text-style-name="P13" draw:layer="layout" svg:width="0.412cm" svg:height="0.677cm" svg:x="4.221cm" svg:y="11.185cm" svg:viewBox="0 0 413 678" svg:d="M0 0c138 0 276 0 413 0 0 226 0 452 0 678-137 0-275 0-413 0 0-226 0-452 0-678z">
              <text:p/>
            </draw:path>
            <draw:path draw:style-name="gr11" draw:text-style-name="P14" draw:layer="layout" svg:width="0.458cm" svg:height="0.793cm" svg:x="4.223cm" svg:y="11.127cm" svg:viewBox="0 0 459 794" svg:d="M216 13c-4-4 0-13-11-13-21 0-90 10-114 13-8 0-16 0-16 22 0 13 8 13 21 13 45 0 45 7 45 20-1 7-1 15-2 22-45 215-89 431-134 646-5 16-5 19-5 26 0 26 19 32 27 32 16 0 32-13 34-29 7-29 13-58 19-87 7-33 14-66 21-99 6-26 11-52 16-78 0-6 8-41 8-51 6-10 32-71 64-103 22-16 51-38 91-38s51 38 51 80c0 58-38 183-59 251-8 25-13 38-13 61 0 54 34 93 77 93 88 0 123-164 123-174 0-9-8-9-11-9-11 0-11 3-13 19-16 58-46 138-96 138-16 0-24-9-24-35 0-29 10-55 18-80 14-49 56-184 56-248 0-74-37-122-106-122-59 0-104 35-139 87 24-119 48-238 72-357z">
              <text:p/>
            </draw:path>
          </draw:g>
        </draw:g>
        <draw:line draw:style-name="gr25" draw:text-style-name="P10" draw:layer="layout" svg:x1="5.698cm" svg:y1="11.412cm" svg:x2="8.875cm" svg:y2="11.413cm">
          <text:p/>
        </draw:line>
        <draw:g>
          <svg:title>TexMaths</svg:title>
          <svg:desc>14§display§f(x)§svg§600§FALSE§</svg:desc>
          <draw:g>
            <draw:path draw:style-name="gr10" draw:text-style-name="P13" draw:layer="layout" svg:width="1.004cm" svg:height="0.775cm" svg:x="3.92cm" svg:y="8.179cm" svg:viewBox="0 0 1005 776" svg:d="M0 0c335 0 670 0 1005 0 0 259 0 517 0 776-335 0-670 0-1005 0 0-259 0-517 0-776z">
              <text:p/>
            </draw:path>
            <draw:path draw:style-name="gr11" draw:text-style-name="P14" draw:layer="layout" svg:width="0.287cm" svg:height="0.785cm" svg:x="3.922cm" svg:y="8.175cm" svg:viewBox="0 0 288 786" svg:d="M181 264c16 0 33 0 49 0 12 0 16 0 16-19 0-8-4-8-14-8-16 0-32 0-48 0 4-33 8-66 12-99 3-19 11-79 14-91 5-15 15-30 27-30 3 0 18 0 28 18-25 2-32 32-32 47 0 19 12 29 22 29 16 0 33-20 33-52 0-39-27-59-51-59-20 0-56 15-73 101-3 18-6 28-19 136-14 0-27 0-40 0-11 0-18 0-18 15 0 12 5 12 17 12s25 0 37 0c-14 114-28 228-42 342-10 84-20 163-51 163-2 0-17 0-27-18 27-2 32-32 32-47 0-19-10-29-22-29-15 0-31 19-31 52 0 39 25 59 48 59 33 0 56-50 65-84 18-54 32-158 33-166 12-90 23-181 35-272z">
              <text:p/>
            </draw:path>
            <draw:path draw:style-name="gr11" draw:text-style-name="P14" draw:layer="layout" svg:width="0.134cm" svg:height="0.864cm" svg:x="4.291cm" svg:y="8.135cm" svg:viewBox="0 0 135 865" svg:d="M135 855c0-2 0-2-10-17-72-109-90-272-90-405 0-151 21-302 92-411 8-10 8-10 8-15s-4-7-7-7c-5 0-57 59-92 168-28 96-36 193-36 265 0 66 7 173 38 269 36 106 85 163 90 163 3 0 7-2 7-10z">
              <text:p/>
            </draw:path>
            <draw:path draw:style-name="gr11" draw:text-style-name="P14" draw:layer="layout" svg:width="0.287cm" svg:height="0.389cm" svg:x="4.475cm" svg:y="8.402cm" svg:viewBox="0 0 288 390" svg:d="M176 121c3-22 16-104 57-104 4 0 17 0 30 13-17 5-28 27-28 47 0 14 7 29 21 29 13 0 32-15 32-49 0-45-35-57-55-57-33 0-52 44-60 64-14-57-45-64-61-64-61 0-94 111-94 133 0 8 4 5 7 8 5 0 6-3 8-10 20-91 57-114 77-114 12 0 31 10 31 60 0 27-10 84-31 205-10 54-29 91-54 91-5 0-18 0-30-12 15-5 27-22 27-47 0-22-12-30-20-30-18 0-33 22-33 50 0 39 30 56 54 56 38 0 59-59 61-64 7 32 28 64 62 64 60 0 92-111 92-133 0-7-4-7-6-7-5 0-7 2-8 10-18 91-58 113-76 113-23 0-33-29-33-57 0-19 4-39 10-76 7-40 13-79 20-119z">
              <text:p/>
            </draw:path>
            <draw:path draw:style-name="gr11" draw:text-style-name="P14" draw:layer="layout" svg:width="0.132cm" svg:height="0.864cm" svg:x="4.822cm" svg:y="8.135cm" svg:viewBox="0 0 133 865" svg:d="M133 433c0-67-6-173-38-270-34-106-83-163-90-163-3 0-5 2-5 7s0 5 10 23c57 84 90 222 90 403 0 148-21 299-93 410-7 10-7 10-7 12 0 8 2 10 5 10 7 0 57-59 92-168 30-96 36-193 36-264z">
              <text:p/>
            </draw:path>
          </draw:g>
        </draw:g>
        <draw:g>
          <svg:title>TexMaths</svg:title>
          <svg:desc>14§display§\frac{L}{4}§svg§600§FALSE§</svg:desc>
          <draw:g>
            <draw:path draw:style-name="gr10" draw:text-style-name="P13" draw:layer="layout" svg:width="0.282cm" svg:height="0.953cm" svg:x="8.692cm" svg:y="16.021cm" svg:viewBox="0 0 283 954" svg:d="M142 954c-47 0-95 0-142 0 0-318 0-636 0-954 94 0 189 0 283 0 0 318 0 636 0 954-47 0-94 0-141 0z">
              <text:p/>
            </draw:path>
            <draw:path draw:style-name="gr11" draw:text-style-name="P14" draw:layer="layout" svg:width="0.295cm" svg:height="0.335cm" svg:x="8.686cm" svg:y="15.996cm" svg:viewBox="0 0 296 336" svg:d="M163 39c4-18 7-24 52-24 15 0 19 0 19-9 0-6-5-6-8-6-16 0-56 1-73 1-14 0-50-1-64-1-4 0-10 0-10 10 0 5 5 5 14 5 2 0 10 0 19 2 8 0 13 1 13 7 0 3-1 4-2 10-22 87-44 175-66 262-4 20-5 24-44 24-9 0-13 0-13 10 0 6 4 6 13 6 75 0 151 0 227 0 11 0 11 0 15-9 13-35 25-71 38-106 3-6 3-6 3-7s-3-6-7-6c-5 0-5 3-9 12-15 44-37 100-122 100-15 0-30 0-45 0-7 0-8 0-11 0-6-1-7-1-7-5 0-2 0-3 3-12 21-88 43-176 65-264z">
              <text:p/>
            </draw:path>
            <draw:path draw:style-name="gr11" draw:text-style-name="P14" draw:layer="layout" svg:width="0.332cm" svg:height="0.019cm" svg:x="8.667cm" svg:y="16.53cm" svg:viewBox="0 0 333 20" svg:d="M167 20c-55 0-111 0-167 0 0-7 0-13 0-20 111 0 222 0 333 0 0 7 0 13 0 20-55 0-110 0-166 0z">
              <text:p/>
            </draw:path>
            <draw:path draw:style-name="gr11" draw:text-style-name="P14" draw:layer="layout" svg:width="0.215cm" svg:height="0.332cm" svg:x="8.725cm" svg:y="16.667cm" svg:viewBox="0 0 216 333" svg:d="M130 252c0 14 0 28 0 42 0 18-2 23-38 23-3 0-7 0-10 0 0 6 0 11 0 16 20-2 46-2 66-2s47 0 67 2c0-5 0-10 0-16-4 0-7 0-10 0-36 0-38-5-38-23 0-14 0-28 0-42 17 0 33 0 49 0 0-5 0-11 0-16-16 0-32 0-49 0 0-74 0-149 0-223 0-10 0-13-8-13-4 0-6 0-10 6-50 77-99 153-149 230 0 5 0 11 0 16 43 0 86 0 130 0zM132 236c-40 0-79 0-119 0 40-61 79-122 119-183 0 61 0 122 0 183z">
              <text:p/>
            </draw:path>
          </draw:g>
        </draw:g>
        <draw:g>
          <svg:title>TexMaths</svg:title>
          <svg:desc>14§display§\frac{3L}{4}§svg§600§FALSE§</svg:desc>
          <draw:g>
            <draw:path draw:style-name="gr10" draw:text-style-name="P13" draw:layer="layout" svg:width="0.527cm" svg:height="0.953cm" svg:x="13.908cm" svg:y="15.894cm" svg:viewBox="0 0 528 954" svg:d="M0 0c176 0 352 0 528 0 0 318 0 636 0 954-176 0-352 0-528 0 0-318 0-636 0-954z">
              <text:p/>
            </draw:path>
            <draw:path draw:style-name="gr11" draw:text-style-name="P14" draw:layer="layout" svg:width="0.201cm" svg:height="0.336cm" svg:x="13.904cm" svg:y="15.877cm" svg:viewBox="0 0 202 337" svg:d="M121 154c40-13 69-48 69-87s-43-67-91-67c-49 0-86 29-86 67 0 16 11 25 25 25 15 0 25-11 25-25 0-24-24-24-31-24 15-25 48-30 66-30 19 0 47 9 47 54 0 6-1 35-14 56-15 24-32 25-43 25-4 2-17 2-20 2-4 1-7 1-7 7 0 4 3 4 12 4 7 0 14 0 21 0 40 0 58 33 58 82 0 66-33 81-54 81-23 0-59-8-76-37 17 2 32-9 32-27s-12-28-27-28c-12 0-27 7-27 28 0 45 45 77 99 77 59 0 103-43 103-94 0-40-30-78-81-89z">
              <text:p/>
            </draw:path>
            <draw:path draw:style-name="gr11" draw:text-style-name="P14" draw:layer="layout" svg:width="0.295cm" svg:height="0.335cm" svg:x="14.147cm" svg:y="15.869cm" svg:viewBox="0 0 296 336" svg:d="M163 38c6-17 7-23 53-23 14 0 19 0 19-9 0-6-6-6-9-6-15 0-56 1-72 1-14 0-51-1-65-1-4 0-9 0-9 10 0 5 4 5 14 5 1 0 9 0 18 2 9 0 14 1 14 7 0 3-2 4-3 10-22 87-44 175-66 262-4 20-5 24-44 24-7 0-13 0-13 10 0 6 4 6 13 6 75 0 151 0 227 0 11 0 13 0 15-9 13-35 26-71 38-106 3-6 2-5 3-7 0-1-1-6-6-6-4 0-5 3-8 12-17 44-39 100-123 100-15 0-31 0-46 0-7 0-8 0-11 0-6-1-7-1-7-5 0-2 0-3 3-12 22-88 43-177 65-265z">
              <text:p/>
            </draw:path>
            <draw:path draw:style-name="gr11" draw:text-style-name="P14" draw:layer="layout" svg:width="0.577cm" svg:height="0.019cm" svg:x="13.883cm" svg:y="16.403cm" svg:viewBox="0 0 578 20" svg:d="M0 0c193 0 385 0 578 0 0 7 0 13 0 20-193 0-385 0-578 0 0-7 0-13 0-20z">
              <text:p/>
            </draw:path>
            <draw:path draw:style-name="gr11" draw:text-style-name="P14" draw:layer="layout" svg:width="0.217cm" svg:height="0.332cm" svg:x="14.063cm" svg:y="16.54cm" svg:viewBox="0 0 218 333" svg:d="M130 252c0 14 0 29 0 43 0 17 0 22-36 22-4 0-8 0-12 0 0 6 0 11 0 16 21-2 47-2 67-2 21 0 46 0 66 2 0-5 0-10 0-16-3 0-7 0-10 0-36 0-37-5-37-22 0-14 0-29 0-43 16 0 33 0 50 0 0-5 0-11 0-16-17 0-34 0-50 0 0-74 0-149 0-223 0-10 0-13-7-13-5 0-6 0-10 7-50 76-101 153-151 229 0 5 0 11 0 16 43 0 87 0 130 0zM134 236c-40 0-80 0-120 0 40-61 80-122 120-183 0 61 0 122 0 183z">
              <text:p/>
            </draw:path>
          </draw:g>
        </draw:g>
        <draw:g>
          <svg:title>TexMaths</svg:title>
          <svg:desc>14§display§x§svg§600§FALSE§</svg:desc>
          <draw:g>
            <draw:path draw:style-name="gr10" draw:text-style-name="P13" draw:layer="layout" svg:width="0.323cm" svg:height="0.489cm" svg:x="18.669cm" svg:y="15.93cm" svg:viewBox="0 0 324 490" svg:d="M0 0c108 0 216 0 324 0 0 163 0 327 0 490-108 0-216 0-324 0 0-163 0-327 0-490z">
              <text:p/>
            </draw:path>
            <draw:path draw:style-name="gr11" draw:text-style-name="P14" draw:layer="layout" svg:width="0.38cm" svg:height="0.634cm" svg:x="18.652cm" svg:y="15.858cm" svg:viewBox="0 0 381 635" svg:d="M234 197c5-36 22-165 75-165 4 0 22 0 39 16-22 8-37 44-37 77 0 24 9 48 29 48 17 0 41-24 41-81 0-72-46-92-70-92-46 0-72 72-81 109-20-97-61-109-83-109-79 0-123 181-123 217 0 12 7 12 9 12 6 0 9 0 11-16 26-149 76-181 101-181 15 0 41 12 41 93 0 44-13 136-41 333-11 89-38 145-73 145-4 0-22 0-37-16 20-8 35-36 35-77 0-36-15-48-28-48-22 0-42 36-42 81 0 64 39 92 72 92 51 0 79-96 81-108 9 52 35 108 81 108 79 0 123-181 123-217 0-12-7-12-9-12-6 0-8 4-11 16-24 149-76 181-100 181-31 0-42-44-42-93 0-28 4-60 13-120 9-64 18-129 26-193z">
              <text:p/>
            </draw:path>
          </draw:g>
        </draw:g>
      </draw:page>
      <draw:page draw:name="page9" draw:style-name="dp1" draw:master-page-name="Default">
        <draw:line draw:style-name="gr19" draw:text-style-name="P10" draw:layer="layout" svg:x1="5.725cm" svg:y1="15.35cm" svg:x2="15.096cm" svg:y2="15.35cm">
          <text:p/>
        </draw:line>
        <draw:line draw:style-name="gr19" draw:text-style-name="P10" draw:layer="layout" svg:x1="5.712cm" svg:y1="15.434cm" svg:x2="5.687cm" svg:y2="7.559cm">
          <text:p/>
        </draw:line>
        <draw:custom-shape draw:style-name="gr26" draw:text-style-name="P9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7" draw:text-style-name="P10" draw:layer="layout" svg:x1="12.429cm" svg:y1="15.223cm" svg:x2="12.429cm" svg:y2="15.985cm">
          <text:p/>
        </draw:line>
        <draw:frame draw:style-name="gr21" draw:text-style-name="P5" draw:layer="layout" svg:width="0.853cm" svg:height="1.033cm" svg:x="12.211cm" svg:y="15.985cm">
          <draw:text-box>
            <text:p text:style-name="P4">a</text:p>
          </draw:text-box>
        </draw:frame>
        <draw:frame draw:style-name="gr21" draw:text-style-name="P5" draw:layer="layout" svg:width="0.853cm" svg:height="1.033cm" svg:x="4.083cm" svg:y="10.197cm">
          <draw:text-box>
            <text:p text:style-name="P4">b</text:p>
          </draw:text-box>
        </draw:frame>
        <draw:line draw:style-name="gr27" draw:text-style-name="P10" draw:layer="layout" svg:x1="5.698cm" svg:y1="11.032cm" svg:x2="5.063cm" svg:y2="11.032cm">
          <text:p/>
        </draw:line>
        <draw:g>
          <svg:title>TexMaths</svg:title>
          <svg:desc>14§display§u(x,b)=f(x)§svg§600§FALSE§</svg:desc>
          <draw:g>
            <draw:path draw:style-name="gr10" draw:text-style-name="P13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1" draw:text-style-name="P14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4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4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4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4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4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4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4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4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4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4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3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1" draw:text-style-name="P14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4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4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4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4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4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4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4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5" draw:layer="layout" svg:width="0.925cm" svg:height="1.033cm" svg:x="4.174cm" svg:y="8.492cm">
          <draw:text-box>
            <text:p text:style-name="P4">Y</text:p>
          </draw:text-box>
        </draw:frame>
        <draw:frame draw:style-name="gr28" draw:text-style-name="P5" draw:layer="layout" svg:width="0.925cm" svg:height="1.033cm" svg:x="14.298cm" svg:y="15.858cm">
          <draw:text-box>
            <text:p text:style-name="P4">X</text:p>
          </draw:text-box>
        </draw:frame>
        <draw:line draw:style-name="gr29" draw:text-style-name="P10" draw:layer="layout" svg:x1="5.698cm" svg:y1="11.159cm" svg:x2="5.317cm" svg:y2="11.413cm">
          <text:p/>
        </draw:line>
        <draw:line draw:style-name="gr29" draw:text-style-name="P10" draw:layer="layout" svg:x1="5.698cm" svg:y1="11.413cm" svg:x2="5.317cm" svg:y2="11.667cm">
          <text:p/>
        </draw:line>
        <draw:line draw:style-name="gr29" draw:text-style-name="P10" draw:layer="layout" svg:x1="5.698cm" svg:y1="11.667cm" svg:x2="5.317cm" svg:y2="11.921cm">
          <text:p/>
        </draw:line>
        <draw:line draw:style-name="gr29" draw:text-style-name="P10" draw:layer="layout" svg:x1="5.698cm" svg:y1="11.92cm" svg:x2="5.317cm" svg:y2="12.174cm">
          <text:p/>
        </draw:line>
        <draw:line draw:style-name="gr29" draw:text-style-name="P10" draw:layer="layout" svg:x1="5.698cm" svg:y1="12.174cm" svg:x2="5.317cm" svg:y2="12.428cm">
          <text:p/>
        </draw:line>
        <draw:line draw:style-name="gr29" draw:text-style-name="P10" draw:layer="layout" svg:x1="5.698cm" svg:y1="12.428cm" svg:x2="5.317cm" svg:y2="12.682cm">
          <text:p/>
        </draw:line>
        <draw:line draw:style-name="gr29" draw:text-style-name="P10" draw:layer="layout" svg:x1="5.698cm" svg:y1="12.683cm" svg:x2="5.317cm" svg:y2="12.937cm">
          <text:p/>
        </draw:line>
        <draw:line draw:style-name="gr29" draw:text-style-name="P10" draw:layer="layout" svg:x1="5.698cm" svg:y1="12.937cm" svg:x2="5.317cm" svg:y2="13.191cm">
          <text:p/>
        </draw:line>
        <draw:line draw:style-name="gr29" draw:text-style-name="P10" draw:layer="layout" svg:x1="5.698cm" svg:y1="13.191cm" svg:x2="5.317cm" svg:y2="13.445cm">
          <text:p/>
        </draw:line>
        <draw:line draw:style-name="gr29" draw:text-style-name="P10" draw:layer="layout" svg:x1="5.698cm" svg:y1="13.444cm" svg:x2="5.317cm" svg:y2="13.698cm">
          <text:p/>
        </draw:line>
        <draw:line draw:style-name="gr29" draw:text-style-name="P10" draw:layer="layout" svg:x1="5.698cm" svg:y1="13.698cm" svg:x2="5.317cm" svg:y2="13.952cm">
          <text:p/>
        </draw:line>
        <draw:line draw:style-name="gr29" draw:text-style-name="P10" draw:layer="layout" svg:x1="5.698cm" svg:y1="13.953cm" svg:x2="5.317cm" svg:y2="14.207cm">
          <text:p/>
        </draw:line>
        <draw:line draw:style-name="gr29" draw:text-style-name="P10" draw:layer="layout" svg:x1="5.698cm" svg:y1="14.207cm" svg:x2="5.317cm" svg:y2="14.461cm">
          <text:p/>
        </draw:line>
        <draw:line draw:style-name="gr29" draw:text-style-name="P10" draw:layer="layout" svg:x1="5.698cm" svg:y1="14.461cm" svg:x2="5.317cm" svg:y2="14.715cm">
          <text:p/>
        </draw:line>
        <draw:line draw:style-name="gr29" draw:text-style-name="P10" draw:layer="layout" svg:x1="5.698cm" svg:y1="14.714cm" svg:x2="5.317cm" svg:y2="14.968cm">
          <text:p/>
        </draw:line>
        <draw:line draw:style-name="gr29" draw:text-style-name="P10" draw:layer="layout" svg:x1="5.698cm" svg:y1="14.968cm" svg:x2="5.317cm" svg:y2="15.222cm">
          <text:p/>
        </draw:line>
        <draw:line draw:style-name="gr29" draw:text-style-name="P10" draw:layer="layout" svg:x1="5.698cm" svg:y1="15.222cm" svg:x2="5.317cm" svg:y2="15.476cm">
          <text:p/>
        </draw:line>
        <draw:line draw:style-name="gr29" draw:text-style-name="P10" draw:layer="layout" svg:x1="12.81cm" svg:y1="11.413cm" svg:x2="12.429cm" svg:y2="11.159cm">
          <text:p/>
        </draw:line>
        <draw:line draw:style-name="gr29" draw:text-style-name="P10" draw:layer="layout" svg:x1="5.699cm" svg:y1="11.159cm" svg:x2="5.318cm" svg:y2="11.413cm">
          <text:p/>
        </draw:line>
        <draw:line draw:style-name="gr29" draw:text-style-name="P10" draw:layer="layout" svg:x1="12.81cm" svg:y1="11.667cm" svg:x2="12.429cm" svg:y2="11.413cm">
          <text:p/>
        </draw:line>
        <draw:line draw:style-name="gr29" draw:text-style-name="P10" draw:layer="layout" svg:x1="12.81cm" svg:y1="11.921cm" svg:x2="12.429cm" svg:y2="11.667cm">
          <text:p/>
        </draw:line>
        <draw:line draw:style-name="gr29" draw:text-style-name="P10" draw:layer="layout" svg:x1="12.81cm" svg:y1="12.174cm" svg:x2="12.429cm" svg:y2="11.92cm">
          <text:p/>
        </draw:line>
        <draw:line draw:style-name="gr29" draw:text-style-name="P10" draw:layer="layout" svg:x1="12.81cm" svg:y1="12.428cm" svg:x2="12.429cm" svg:y2="12.174cm">
          <text:p/>
        </draw:line>
        <draw:line draw:style-name="gr29" draw:text-style-name="P10" draw:layer="layout" svg:x1="12.81cm" svg:y1="12.682cm" svg:x2="12.429cm" svg:y2="12.428cm">
          <text:p/>
        </draw:line>
        <draw:line draw:style-name="gr29" draw:text-style-name="P10" draw:layer="layout" svg:x1="12.81cm" svg:y1="12.937cm" svg:x2="12.429cm" svg:y2="12.683cm">
          <text:p/>
        </draw:line>
        <draw:line draw:style-name="gr29" draw:text-style-name="P10" draw:layer="layout" svg:x1="12.81cm" svg:y1="13.191cm" svg:x2="12.429cm" svg:y2="12.937cm">
          <text:p/>
        </draw:line>
        <draw:line draw:style-name="gr29" draw:text-style-name="P10" draw:layer="layout" svg:x1="12.81cm" svg:y1="13.445cm" svg:x2="12.429cm" svg:y2="13.191cm">
          <text:p/>
        </draw:line>
        <draw:line draw:style-name="gr29" draw:text-style-name="P10" draw:layer="layout" svg:x1="12.81cm" svg:y1="13.698cm" svg:x2="12.429cm" svg:y2="13.444cm">
          <text:p/>
        </draw:line>
        <draw:line draw:style-name="gr29" draw:text-style-name="P10" draw:layer="layout" svg:x1="12.81cm" svg:y1="13.952cm" svg:x2="12.429cm" svg:y2="13.698cm">
          <text:p/>
        </draw:line>
        <draw:line draw:style-name="gr29" draw:text-style-name="P10" draw:layer="layout" svg:x1="12.81cm" svg:y1="14.207cm" svg:x2="12.429cm" svg:y2="13.953cm">
          <text:p/>
        </draw:line>
        <draw:line draw:style-name="gr29" draw:text-style-name="P10" draw:layer="layout" svg:x1="12.81cm" svg:y1="14.461cm" svg:x2="12.429cm" svg:y2="14.207cm">
          <text:p/>
        </draw:line>
        <draw:line draw:style-name="gr29" draw:text-style-name="P10" draw:layer="layout" svg:x1="12.81cm" svg:y1="14.715cm" svg:x2="12.429cm" svg:y2="14.461cm">
          <text:p/>
        </draw:line>
        <draw:line draw:style-name="gr29" draw:text-style-name="P10" draw:layer="layout" svg:x1="12.81cm" svg:y1="14.968cm" svg:x2="12.429cm" svg:y2="14.714cm">
          <text:p/>
        </draw:line>
        <draw:line draw:style-name="gr29" draw:text-style-name="P10" draw:layer="layout" svg:x1="12.81cm" svg:y1="15.222cm" svg:x2="12.429cm" svg:y2="14.968cm">
          <text:p/>
        </draw:line>
        <draw:line draw:style-name="gr29" draw:text-style-name="P10" draw:layer="layout" svg:x1="12.81cm" svg:y1="15.476cm" svg:x2="12.429cm" svg:y2="15.222cm">
          <text:p/>
        </draw:line>
        <draw:g>
          <svg:title>TexMaths</svg:title>
          <svg:desc>14§display§u_x(a,y)=0§svg§600§FALSE§</svg:desc>
          <draw:g>
            <draw:path draw:style-name="gr10" draw:text-style-name="P13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1" draw:text-style-name="P14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4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4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4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4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4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4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4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4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3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1" draw:text-style-name="P14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4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4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4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4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4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4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4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4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0" draw:style-name="dp1" draw:master-page-name="Default">
        <draw:line draw:style-name="gr19" draw:text-style-name="P10" draw:layer="layout" svg:x1="5.725cm" svg:y1="10.249cm" svg:x2="15.096cm" svg:y2="10.249cm">
          <text:p/>
        </draw:line>
        <draw:line draw:style-name="gr19" draw:text-style-name="P10" draw:layer="layout" svg:x1="5.712cm" svg:y1="10.334cm" svg:x2="5.687cm" svg:y2="2.459cm">
          <text:p/>
        </draw:line>
        <draw:custom-shape draw:style-name="gr26" draw:text-style-name="P9" draw:layer="layout" svg:width="6.73cm" svg:height="4.318cm" svg:x="5.699cm" svg:y="5.932cm">
          <text:p/>
          <draw:enhanced-geometry svg:viewBox="0 0 21600 21600" draw:type="rectangle" draw:enhanced-path="M 0 0 L 21600 0 21600 21600 0 21600 0 0 Z N"/>
        </draw:custom-shape>
        <draw:line draw:style-name="gr27" draw:text-style-name="P10" draw:layer="layout" svg:x1="12.429cm" svg:y1="10.122cm" svg:x2="12.429cm" svg:y2="10.884cm">
          <text:p/>
        </draw:line>
        <draw:frame draw:style-name="gr21" draw:text-style-name="P5" draw:layer="layout" svg:width="0.853cm" svg:height="1.033cm" svg:x="12.211cm" svg:y="10.884cm">
          <draw:text-box>
            <text:p text:style-name="P4">a</text:p>
          </draw:text-box>
        </draw:frame>
        <draw:frame draw:style-name="gr21" draw:text-style-name="P5" draw:layer="layout" svg:width="0.853cm" svg:height="1.033cm" svg:x="4.083cm" svg:y="5.096cm">
          <draw:text-box>
            <text:p text:style-name="P4">b</text:p>
          </draw:text-box>
        </draw:frame>
        <draw:line draw:style-name="gr27" draw:text-style-name="P10" draw:layer="layout" svg:x1="5.698cm" svg:y1="5.931cm" svg:x2="5.063cm" svg:y2="5.931cm">
          <text:p/>
        </draw:line>
        <draw:g>
          <svg:title>TexMaths</svg:title>
          <svg:desc>14§display§u(x,b)=f(x)§svg§600§FALSE§</svg:desc>
          <draw:g>
            <draw:path draw:style-name="gr10" draw:text-style-name="P13" draw:layer="layout" svg:width="2.888cm" svg:height="0.439cm" svg:x="7.864cm" svg:y="5.031cm" svg:viewBox="0 0 2889 440" svg:d="M1444 440c-481 0-963 0-1444 0 0-147 0-293 0-440 963 0 1926 0 2889 0 0 147 0 293 0 440-482 0-963 0-1445 0z">
              <text:p/>
            </draw:path>
            <draw:path draw:style-name="gr11" draw:text-style-name="P14" draw:layer="layout" svg:width="0.252cm" svg:height="0.221cm" svg:x="7.853cm" svg:y="5.157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4" draw:layer="layout" svg:width="0.114cm" svg:height="0.489cm" svg:x="8.169cm" svg:y="5.006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4" draw:layer="layout" svg:width="0.244cm" svg:height="0.221cm" svg:x="8.326cm" svg:y="5.157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4" draw:layer="layout" svg:width="0.056cm" svg:height="0.146cm" svg:x="8.635cm" svg:y="5.322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4" draw:layer="layout" svg:width="0.18cm" svg:height="0.344cm" svg:x="8.835cm" svg:y="5.034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4" draw:layer="layout" svg:width="0.112cm" svg:height="0.489cm" svg:x="9.051cm" svg:y="5.006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4" draw:layer="layout" svg:width="0.325cm" svg:height="0.115cm" svg:x="9.378cm" svg:y="5.193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4" draw:layer="layout" svg:width="0.244cm" svg:height="0.444cm" svg:x="9.896cm" svg:y="5.028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4" draw:layer="layout" svg:width="0.112cm" svg:height="0.489cm" svg:x="10.213cm" svg:y="5.006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4" draw:layer="layout" svg:width="0.244cm" svg:height="0.221cm" svg:x="10.369cm" svg:y="5.157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4" draw:layer="layout" svg:width="0.114cm" svg:height="0.489cm" svg:x="10.663cm" svg:y="5.006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3" draw:layer="layout" svg:width="2.241cm" svg:height="0.44cm" svg:x="8.13cm" svg:y="10.672cm" svg:viewBox="0 0 2242 441" svg:d="M1121 441c-373 0-747 0-1121 0 0-147 0-294 0-441 747 0 1494 0 2242 0 0 147 0 294 0 441-374 0-747 0-1121 0z">
              <text:p/>
            </draw:path>
            <draw:path draw:style-name="gr11" draw:text-style-name="P14" draw:layer="layout" svg:width="0.252cm" svg:height="0.221cm" svg:x="8.119cm" svg:y="10.7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4" draw:layer="layout" svg:width="0.114cm" svg:height="0.49cm" svg:x="8.435cm" svg:y="10.6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4" draw:layer="layout" svg:width="0.244cm" svg:height="0.221cm" svg:x="8.592cm" svg:y="10.7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4" draw:layer="layout" svg:width="0.056cm" svg:height="0.146cm" svg:x="8.902cm" svg:y="10.9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4" draw:layer="layout" svg:width="0.206cm" svg:height="0.336cm" svg:x="9.096cm" svg:y="10.6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4" draw:layer="layout" svg:width="0.114cm" svg:height="0.49cm" svg:x="9.351cm" svg:y="10.6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4" draw:layer="layout" svg:width="0.327cm" svg:height="0.115cm" svg:x="9.679cm" svg:y="10.8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4" draw:layer="layout" svg:width="0.206cm" svg:height="0.336cm" svg:x="10.19cm" svg:y="10.6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5" draw:layer="layout" svg:width="0.925cm" svg:height="1.033cm" svg:x="4.174cm" svg:y="3.392cm">
          <draw:text-box>
            <text:p text:style-name="P4">Y</text:p>
          </draw:text-box>
        </draw:frame>
        <draw:frame draw:style-name="gr28" draw:text-style-name="P5" draw:layer="layout" svg:width="0.925cm" svg:height="1.033cm" svg:x="14.298cm" svg:y="10.758cm">
          <draw:text-box>
            <text:p text:style-name="P4">X</text:p>
          </draw:text-box>
        </draw:frame>
        <draw:line draw:style-name="gr29" draw:text-style-name="P10" draw:layer="layout" svg:x1="5.698cm" svg:y1="6.058cm" svg:x2="5.317cm" svg:y2="6.312cm">
          <text:p/>
        </draw:line>
        <draw:line draw:style-name="gr29" draw:text-style-name="P10" draw:layer="layout" svg:x1="5.698cm" svg:y1="6.312cm" svg:x2="5.317cm" svg:y2="6.566cm">
          <text:p/>
        </draw:line>
        <draw:line draw:style-name="gr29" draw:text-style-name="P10" draw:layer="layout" svg:x1="5.698cm" svg:y1="6.566cm" svg:x2="5.317cm" svg:y2="6.82cm">
          <text:p/>
        </draw:line>
        <draw:line draw:style-name="gr29" draw:text-style-name="P10" draw:layer="layout" svg:x1="5.698cm" svg:y1="6.821cm" svg:x2="5.317cm" svg:y2="7.075cm">
          <text:p/>
        </draw:line>
        <draw:line draw:style-name="gr29" draw:text-style-name="P10" draw:layer="layout" svg:x1="5.698cm" svg:y1="7.075cm" svg:x2="5.317cm" svg:y2="7.329cm">
          <text:p/>
        </draw:line>
        <draw:line draw:style-name="gr29" draw:text-style-name="P10" draw:layer="layout" svg:x1="5.698cm" svg:y1="7.329cm" svg:x2="5.317cm" svg:y2="7.583cm">
          <text:p/>
        </draw:line>
        <draw:line draw:style-name="gr29" draw:text-style-name="P10" draw:layer="layout" svg:x1="5.698cm" svg:y1="7.582cm" svg:x2="5.317cm" svg:y2="7.836cm">
          <text:p/>
        </draw:line>
        <draw:line draw:style-name="gr29" draw:text-style-name="P10" draw:layer="layout" svg:x1="5.698cm" svg:y1="7.836cm" svg:x2="5.317cm" svg:y2="8.09cm">
          <text:p/>
        </draw:line>
        <draw:line draw:style-name="gr29" draw:text-style-name="P10" draw:layer="layout" svg:x1="5.698cm" svg:y1="8.091cm" svg:x2="5.317cm" svg:y2="8.345cm">
          <text:p/>
        </draw:line>
        <draw:line draw:style-name="gr29" draw:text-style-name="P10" draw:layer="layout" svg:x1="5.698cm" svg:y1="8.345cm" svg:x2="5.317cm" svg:y2="8.599cm">
          <text:p/>
        </draw:line>
        <draw:line draw:style-name="gr29" draw:text-style-name="P10" draw:layer="layout" svg:x1="5.698cm" svg:y1="8.599cm" svg:x2="5.317cm" svg:y2="8.853cm">
          <text:p/>
        </draw:line>
        <draw:line draw:style-name="gr29" draw:text-style-name="P10" draw:layer="layout" svg:x1="5.698cm" svg:y1="8.852cm" svg:x2="5.317cm" svg:y2="9.106cm">
          <text:p/>
        </draw:line>
        <draw:line draw:style-name="gr29" draw:text-style-name="P10" draw:layer="layout" svg:x1="5.698cm" svg:y1="9.106cm" svg:x2="5.317cm" svg:y2="9.36cm">
          <text:p/>
        </draw:line>
        <draw:line draw:style-name="gr29" draw:text-style-name="P10" draw:layer="layout" svg:x1="5.698cm" svg:y1="9.36cm" svg:x2="5.317cm" svg:y2="9.614cm">
          <text:p/>
        </draw:line>
        <draw:line draw:style-name="gr29" draw:text-style-name="P10" draw:layer="layout" svg:x1="5.698cm" svg:y1="9.615cm" svg:x2="5.317cm" svg:y2="9.869cm">
          <text:p/>
        </draw:line>
        <draw:line draw:style-name="gr29" draw:text-style-name="P10" draw:layer="layout" svg:x1="5.698cm" svg:y1="9.869cm" svg:x2="5.317cm" svg:y2="10.123cm">
          <text:p/>
        </draw:line>
        <draw:line draw:style-name="gr29" draw:text-style-name="P10" draw:layer="layout" svg:x1="5.698cm" svg:y1="10.123cm" svg:x2="5.317cm" svg:y2="10.377cm">
          <text:p/>
        </draw:line>
        <draw:line draw:style-name="gr29" draw:text-style-name="P10" draw:layer="layout" svg:x1="12.81cm" svg:y1="6.312cm" svg:x2="12.429cm" svg:y2="6.058cm">
          <text:p/>
        </draw:line>
        <draw:line draw:style-name="gr29" draw:text-style-name="P10" draw:layer="layout" svg:x1="5.699cm" svg:y1="6.058cm" svg:x2="5.318cm" svg:y2="6.312cm">
          <text:p/>
        </draw:line>
        <draw:line draw:style-name="gr29" draw:text-style-name="P10" draw:layer="layout" svg:x1="12.81cm" svg:y1="6.566cm" svg:x2="12.429cm" svg:y2="6.312cm">
          <text:p/>
        </draw:line>
        <draw:line draw:style-name="gr29" draw:text-style-name="P10" draw:layer="layout" svg:x1="12.81cm" svg:y1="6.82cm" svg:x2="12.429cm" svg:y2="6.566cm">
          <text:p/>
        </draw:line>
        <draw:line draw:style-name="gr29" draw:text-style-name="P10" draw:layer="layout" svg:x1="12.81cm" svg:y1="7.075cm" svg:x2="12.429cm" svg:y2="6.821cm">
          <text:p/>
        </draw:line>
        <draw:line draw:style-name="gr29" draw:text-style-name="P10" draw:layer="layout" svg:x1="12.81cm" svg:y1="7.329cm" svg:x2="12.429cm" svg:y2="7.075cm">
          <text:p/>
        </draw:line>
        <draw:line draw:style-name="gr29" draw:text-style-name="P10" draw:layer="layout" svg:x1="12.81cm" svg:y1="7.583cm" svg:x2="12.429cm" svg:y2="7.329cm">
          <text:p/>
        </draw:line>
        <draw:line draw:style-name="gr29" draw:text-style-name="P10" draw:layer="layout" svg:x1="12.81cm" svg:y1="7.836cm" svg:x2="12.429cm" svg:y2="7.582cm">
          <text:p/>
        </draw:line>
        <draw:line draw:style-name="gr29" draw:text-style-name="P10" draw:layer="layout" svg:x1="12.81cm" svg:y1="8.09cm" svg:x2="12.429cm" svg:y2="7.836cm">
          <text:p/>
        </draw:line>
        <draw:line draw:style-name="gr29" draw:text-style-name="P10" draw:layer="layout" svg:x1="12.81cm" svg:y1="8.345cm" svg:x2="12.429cm" svg:y2="8.091cm">
          <text:p/>
        </draw:line>
        <draw:line draw:style-name="gr29" draw:text-style-name="P10" draw:layer="layout" svg:x1="12.81cm" svg:y1="8.599cm" svg:x2="12.429cm" svg:y2="8.345cm">
          <text:p/>
        </draw:line>
        <draw:line draw:style-name="gr29" draw:text-style-name="P10" draw:layer="layout" svg:x1="12.81cm" svg:y1="8.853cm" svg:x2="12.429cm" svg:y2="8.599cm">
          <text:p/>
        </draw:line>
        <draw:line draw:style-name="gr29" draw:text-style-name="P10" draw:layer="layout" svg:x1="12.81cm" svg:y1="9.106cm" svg:x2="12.429cm" svg:y2="8.852cm">
          <text:p/>
        </draw:line>
        <draw:line draw:style-name="gr29" draw:text-style-name="P10" draw:layer="layout" svg:x1="12.81cm" svg:y1="9.36cm" svg:x2="12.429cm" svg:y2="9.106cm">
          <text:p/>
        </draw:line>
        <draw:line draw:style-name="gr29" draw:text-style-name="P10" draw:layer="layout" svg:x1="12.81cm" svg:y1="9.614cm" svg:x2="12.429cm" svg:y2="9.36cm">
          <text:p/>
        </draw:line>
        <draw:line draw:style-name="gr29" draw:text-style-name="P10" draw:layer="layout" svg:x1="12.81cm" svg:y1="9.869cm" svg:x2="12.429cm" svg:y2="9.615cm">
          <text:p/>
        </draw:line>
        <draw:line draw:style-name="gr29" draw:text-style-name="P10" draw:layer="layout" svg:x1="12.81cm" svg:y1="10.123cm" svg:x2="12.429cm" svg:y2="9.869cm">
          <text:p/>
        </draw:line>
        <draw:line draw:style-name="gr29" draw:text-style-name="P10" draw:layer="layout" svg:x1="12.81cm" svg:y1="10.377cm" svg:x2="12.429cm" svg:y2="10.123cm">
          <text:p/>
        </draw:line>
        <draw:g>
          <svg:title>TexMaths</svg:title>
          <svg:desc>14§display§u_x(a,y)=0§svg§600§FALSE§</svg:desc>
          <draw:g>
            <draw:path draw:style-name="gr10" draw:text-style-name="P13" draw:layer="layout" svg:width="2.479cm" svg:height="0.439cm" svg:x="13.075cm" svg:y="7.625cm" svg:viewBox="0 0 2480 440" svg:d="M1240 440c-413 0-827 0-1240 0 0-147 0-293 0-440 827 0 1653 0 2480 0 0 147 0 293 0 440-414 0-827 0-1240 0z">
              <text:p/>
            </draw:path>
            <draw:path draw:style-name="gr11" draw:text-style-name="P14" draw:layer="layout" svg:width="0.252cm" svg:height="0.221cm" svg:x="13.064cm" svg:y="7.751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4" draw:layer="layout" svg:width="0.184cm" svg:height="0.153cm" svg:x="13.348cm" svg:y="7.89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4" draw:layer="layout" svg:width="0.112cm" svg:height="0.489cm" svg:x="13.628cm" svg:y="7.6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4" draw:layer="layout" svg:width="0.224cm" svg:height="0.221cm" svg:x="13.79cm" svg:y="7.751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4" draw:layer="layout" svg:width="0.056cm" svg:height="0.146cm" svg:x="14.073cm" svg:y="7.916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4" draw:layer="layout" svg:width="0.226cm" svg:height="0.316cm" svg:x="14.263cm" svg:y="7.751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4" draw:layer="layout" svg:width="0.114cm" svg:height="0.489cm" svg:x="14.535cm" svg:y="7.6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4" draw:layer="layout" svg:width="0.326cm" svg:height="0.115cm" svg:x="14.862cm" svg:y="7.78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4" draw:layer="layout" svg:width="0.206cm" svg:height="0.336cm" svg:x="15.373cm" svg:y="7.642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3" draw:layer="layout" svg:width="2.465cm" svg:height="0.439cm" svg:x="2.572cm" svg:y="7.608cm" svg:viewBox="0 0 2466 440" svg:d="M1233 440c-411 0-822 0-1233 0 0-147 0-293 0-440 822 0 1644 0 2466 0 0 147 0 293 0 440-411 0-822 0-1233 0z">
              <text:p/>
            </draw:path>
            <draw:path draw:style-name="gr11" draw:text-style-name="P14" draw:layer="layout" svg:width="0.252cm" svg:height="0.221cm" svg:x="2.561cm" svg:y="7.7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4" draw:layer="layout" svg:width="0.184cm" svg:height="0.153cm" svg:x="2.845cm" svg:y="7.8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4" draw:layer="layout" svg:width="0.112cm" svg:height="0.489cm" svg:x="3.125cm" svg:y="7.5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4" draw:layer="layout" svg:width="0.206cm" svg:height="0.336cm" svg:x="3.286cm" svg:y="7.6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4" draw:layer="layout" svg:width="0.056cm" svg:height="0.146cm" svg:x="3.556cm" svg:y="7.8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4" draw:layer="layout" svg:width="0.226cm" svg:height="0.316cm" svg:x="3.746cm" svg:y="7.7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4" draw:layer="layout" svg:width="0.114cm" svg:height="0.489cm" svg:x="4.018cm" svg:y="7.5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4" draw:layer="layout" svg:width="0.326cm" svg:height="0.115cm" svg:x="4.345cm" svg:y="7.7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4" draw:layer="layout" svg:width="0.206cm" svg:height="0.336cm" svg:x="4.856cm" svg:y="7.6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0" draw:text-style-name="P18" draw:layer="layout" svg:width="6.604cm" svg:height="1.015cm" svg:x="5.698cm" svg:y="7.5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19" draw:layer="layout" svg:width="4.744cm" svg:height="1.057cm" svg:x="6.462cm" svg:y="8.682cm">
          <draw:text-box>
            <text:p text:style-name="P11"><text:span text:style-name="T7">both homogeneous</text:span></text:p>
          </draw:text-box>
        </draw:frame>
        <draw:frame draw:style-name="gr32" draw:text-style-name="P20" draw:layer="layout" svg:width="7.428cm" svg:height="1.057cm" svg:x="6.356cm" svg:y="1.995cm">
          <draw:text-box>
            <text:p text:style-name="P11"><text:span text:style-name="T8">Boundary conditions for F(x) </text:span></text:p>
          </draw:text-box>
        </draw:frame>
        <draw:line draw:style-name="gr19" draw:text-style-name="P10" draw:layer="layout" svg:x1="5.726cm" svg:y1="21.949cm" svg:x2="15.097cm" svg:y2="21.949cm">
          <text:p/>
        </draw:line>
        <draw:line draw:style-name="gr19" draw:text-style-name="P10" draw:layer="layout" svg:x1="5.713cm" svg:y1="22.034cm" svg:x2="5.688cm" svg:y2="14.159cm">
          <text:p/>
        </draw:line>
        <draw:custom-shape draw:style-name="gr26" draw:text-style-name="P9" draw:layer="layout" svg:width="6.73cm" svg:height="4.318cm" svg:x="5.699cm" svg:y="17.632cm">
          <text:p/>
          <draw:enhanced-geometry svg:viewBox="0 0 21600 21600" draw:type="rectangle" draw:enhanced-path="M 0 0 L 21600 0 21600 21600 0 21600 0 0 Z N"/>
        </draw:custom-shape>
        <draw:line draw:style-name="gr27" draw:text-style-name="P10" draw:layer="layout" svg:x1="12.43cm" svg:y1="21.822cm" svg:x2="12.43cm" svg:y2="22.584cm">
          <text:p/>
        </draw:line>
        <draw:frame draw:style-name="gr21" draw:text-style-name="P5" draw:layer="layout" svg:width="0.853cm" svg:height="1.033cm" svg:x="12.212cm" svg:y="22.584cm">
          <draw:text-box>
            <text:p text:style-name="P4">a</text:p>
          </draw:text-box>
        </draw:frame>
        <draw:frame draw:style-name="gr21" draw:text-style-name="P5" draw:layer="layout" svg:width="0.853cm" svg:height="1.033cm" svg:x="4.084cm" svg:y="16.797cm">
          <draw:text-box>
            <text:p text:style-name="P4">b</text:p>
          </draw:text-box>
        </draw:frame>
        <draw:line draw:style-name="gr27" draw:text-style-name="P10" draw:layer="layout" svg:x1="5.698cm" svg:y1="17.631cm" svg:x2="5.063cm" svg:y2="17.631cm">
          <text:p/>
        </draw:line>
        <draw:g>
          <svg:title>TexMaths</svg:title>
          <svg:desc>14§display§u(x,b)=f(x)§svg§600§FALSE§</svg:desc>
          <draw:g>
            <draw:path draw:style-name="gr10" draw:text-style-name="P13" draw:layer="layout" svg:width="2.888cm" svg:height="0.439cm" svg:x="7.865cm" svg:y="16.732cm" svg:viewBox="0 0 2889 440" svg:d="M1444 440c-481 0-963 0-1444 0 0-147 0-293 0-440 963 0 1926 0 2889 0 0 147 0 293 0 440-482 0-963 0-1445 0z">
              <text:p/>
            </draw:path>
            <draw:path draw:style-name="gr11" draw:text-style-name="P14" draw:layer="layout" svg:width="0.252cm" svg:height="0.221cm" svg:x="7.854cm" svg:y="16.8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4" draw:layer="layout" svg:width="0.114cm" svg:height="0.489cm" svg:x="8.17cm" svg:y="16.7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4" draw:layer="layout" svg:width="0.244cm" svg:height="0.221cm" svg:x="8.327cm" svg:y="16.8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4" draw:layer="layout" svg:width="0.056cm" svg:height="0.146cm" svg:x="8.636cm" svg:y="17.0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4" draw:layer="layout" svg:width="0.18cm" svg:height="0.344cm" svg:x="8.836cm" svg:y="16.7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4" draw:layer="layout" svg:width="0.112cm" svg:height="0.489cm" svg:x="9.052cm" svg:y="16.7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4" draw:layer="layout" svg:width="0.325cm" svg:height="0.115cm" svg:x="9.379cm" svg:y="16.8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4" draw:layer="layout" svg:width="0.244cm" svg:height="0.444cm" svg:x="9.897cm" svg:y="16.7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4" draw:layer="layout" svg:width="0.112cm" svg:height="0.489cm" svg:x="10.214cm" svg:y="16.7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4" draw:layer="layout" svg:width="0.244cm" svg:height="0.221cm" svg:x="10.37cm" svg:y="16.8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4" draw:layer="layout" svg:width="0.114cm" svg:height="0.489cm" svg:x="10.664cm" svg:y="16.7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3" draw:layer="layout" svg:width="2.241cm" svg:height="0.44cm" svg:x="8.131cm" svg:y="22.372cm" svg:viewBox="0 0 2242 441" svg:d="M1121 441c-373 0-747 0-1121 0 0-147 0-294 0-441 747 0 1494 0 2242 0 0 147 0 294 0 441-374 0-747 0-1121 0z">
              <text:p/>
            </draw:path>
            <draw:path draw:style-name="gr11" draw:text-style-name="P14" draw:layer="layout" svg:width="0.252cm" svg:height="0.221cm" svg:x="8.12cm" svg:y="22.4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4" draw:layer="layout" svg:width="0.114cm" svg:height="0.49cm" svg:x="8.436cm" svg:y="22.3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4" draw:layer="layout" svg:width="0.244cm" svg:height="0.221cm" svg:x="8.593cm" svg:y="22.4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4" draw:layer="layout" svg:width="0.056cm" svg:height="0.146cm" svg:x="8.903cm" svg:y="22.6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4" draw:layer="layout" svg:width="0.206cm" svg:height="0.336cm" svg:x="9.097cm" svg:y="22.3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4" draw:layer="layout" svg:width="0.114cm" svg:height="0.49cm" svg:x="9.352cm" svg:y="22.3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4" draw:layer="layout" svg:width="0.327cm" svg:height="0.115cm" svg:x="9.68cm" svg:y="22.5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4" draw:layer="layout" svg:width="0.206cm" svg:height="0.336cm" svg:x="10.191cm" svg:y="22.3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5" draw:layer="layout" svg:width="0.925cm" svg:height="1.033cm" svg:x="4.175cm" svg:y="15.092cm">
          <draw:text-box>
            <text:p text:style-name="P4">Y</text:p>
          </draw:text-box>
        </draw:frame>
        <draw:frame draw:style-name="gr28" draw:text-style-name="P5" draw:layer="layout" svg:width="0.925cm" svg:height="1.033cm" svg:x="14.299cm" svg:y="22.457cm">
          <draw:text-box>
            <text:p text:style-name="P4">X</text:p>
          </draw:text-box>
        </draw:frame>
        <draw:line draw:style-name="gr29" draw:text-style-name="P10" draw:layer="layout" svg:x1="5.699cm" svg:y1="17.758cm" svg:x2="5.318cm" svg:y2="18.012cm">
          <text:p/>
        </draw:line>
        <draw:line draw:style-name="gr29" draw:text-style-name="P10" draw:layer="layout" svg:x1="5.699cm" svg:y1="18.012cm" svg:x2="5.318cm" svg:y2="18.266cm">
          <text:p/>
        </draw:line>
        <draw:line draw:style-name="gr29" draw:text-style-name="P10" draw:layer="layout" svg:x1="5.699cm" svg:y1="18.267cm" svg:x2="5.318cm" svg:y2="18.521cm">
          <text:p/>
        </draw:line>
        <draw:line draw:style-name="gr29" draw:text-style-name="P10" draw:layer="layout" svg:x1="5.699cm" svg:y1="18.521cm" svg:x2="5.318cm" svg:y2="18.775cm">
          <text:p/>
        </draw:line>
        <draw:line draw:style-name="gr29" draw:text-style-name="P10" draw:layer="layout" svg:x1="5.699cm" svg:y1="18.775cm" svg:x2="5.318cm" svg:y2="19.029cm">
          <text:p/>
        </draw:line>
        <draw:line draw:style-name="gr29" draw:text-style-name="P10" draw:layer="layout" svg:x1="5.699cm" svg:y1="19.028cm" svg:x2="5.318cm" svg:y2="19.282cm">
          <text:p/>
        </draw:line>
        <draw:line draw:style-name="gr29" draw:text-style-name="P10" draw:layer="layout" svg:x1="5.699cm" svg:y1="19.282cm" svg:x2="5.318cm" svg:y2="19.536cm">
          <text:p/>
        </draw:line>
        <draw:line draw:style-name="gr29" draw:text-style-name="P10" draw:layer="layout" svg:x1="5.699cm" svg:y1="19.536cm" svg:x2="5.318cm" svg:y2="19.79cm">
          <text:p/>
        </draw:line>
        <draw:line draw:style-name="gr29" draw:text-style-name="P10" draw:layer="layout" svg:x1="5.699cm" svg:y1="19.791cm" svg:x2="5.318cm" svg:y2="20.045cm">
          <text:p/>
        </draw:line>
        <draw:line draw:style-name="gr29" draw:text-style-name="P10" draw:layer="layout" svg:x1="5.699cm" svg:y1="20.045cm" svg:x2="5.318cm" svg:y2="20.299cm">
          <text:p/>
        </draw:line>
        <draw:line draw:style-name="gr29" draw:text-style-name="P10" draw:layer="layout" svg:x1="5.699cm" svg:y1="20.299cm" svg:x2="5.318cm" svg:y2="20.553cm">
          <text:p/>
        </draw:line>
        <draw:line draw:style-name="gr29" draw:text-style-name="P10" draw:layer="layout" svg:x1="5.699cm" svg:y1="20.552cm" svg:x2="5.318cm" svg:y2="20.806cm">
          <text:p/>
        </draw:line>
        <draw:line draw:style-name="gr29" draw:text-style-name="P10" draw:layer="layout" svg:x1="5.699cm" svg:y1="20.806cm" svg:x2="5.318cm" svg:y2="21.06cm">
          <text:p/>
        </draw:line>
        <draw:line draw:style-name="gr29" draw:text-style-name="P10" draw:layer="layout" svg:x1="5.699cm" svg:y1="21.061cm" svg:x2="5.318cm" svg:y2="21.315cm">
          <text:p/>
        </draw:line>
        <draw:line draw:style-name="gr29" draw:text-style-name="P10" draw:layer="layout" svg:x1="5.699cm" svg:y1="21.315cm" svg:x2="5.318cm" svg:y2="21.569cm">
          <text:p/>
        </draw:line>
        <draw:line draw:style-name="gr29" draw:text-style-name="P10" draw:layer="layout" svg:x1="5.699cm" svg:y1="21.569cm" svg:x2="5.318cm" svg:y2="21.823cm">
          <text:p/>
        </draw:line>
        <draw:line draw:style-name="gr29" draw:text-style-name="P10" draw:layer="layout" svg:x1="5.699cm" svg:y1="21.822cm" svg:x2="5.318cm" svg:y2="22.076cm">
          <text:p/>
        </draw:line>
        <draw:line draw:style-name="gr29" draw:text-style-name="P10" draw:layer="layout" svg:x1="12.811cm" svg:y1="18.012cm" svg:x2="12.43cm" svg:y2="17.758cm">
          <text:p/>
        </draw:line>
        <draw:line draw:style-name="gr29" draw:text-style-name="P10" draw:layer="layout" svg:x1="5.7cm" svg:y1="17.758cm" svg:x2="5.319cm" svg:y2="18.012cm">
          <text:p/>
        </draw:line>
        <draw:line draw:style-name="gr29" draw:text-style-name="P10" draw:layer="layout" svg:x1="12.811cm" svg:y1="18.266cm" svg:x2="12.43cm" svg:y2="18.012cm">
          <text:p/>
        </draw:line>
        <draw:line draw:style-name="gr29" draw:text-style-name="P10" draw:layer="layout" svg:x1="12.811cm" svg:y1="18.521cm" svg:x2="12.43cm" svg:y2="18.267cm">
          <text:p/>
        </draw:line>
        <draw:line draw:style-name="gr29" draw:text-style-name="P10" draw:layer="layout" svg:x1="12.811cm" svg:y1="18.775cm" svg:x2="12.43cm" svg:y2="18.521cm">
          <text:p/>
        </draw:line>
        <draw:line draw:style-name="gr29" draw:text-style-name="P10" draw:layer="layout" svg:x1="12.811cm" svg:y1="19.029cm" svg:x2="12.43cm" svg:y2="18.775cm">
          <text:p/>
        </draw:line>
        <draw:line draw:style-name="gr29" draw:text-style-name="P10" draw:layer="layout" svg:x1="12.811cm" svg:y1="19.282cm" svg:x2="12.43cm" svg:y2="19.028cm">
          <text:p/>
        </draw:line>
        <draw:line draw:style-name="gr29" draw:text-style-name="P10" draw:layer="layout" svg:x1="12.811cm" svg:y1="19.536cm" svg:x2="12.43cm" svg:y2="19.282cm">
          <text:p/>
        </draw:line>
        <draw:line draw:style-name="gr29" draw:text-style-name="P10" draw:layer="layout" svg:x1="12.811cm" svg:y1="19.79cm" svg:x2="12.43cm" svg:y2="19.536cm">
          <text:p/>
        </draw:line>
        <draw:line draw:style-name="gr29" draw:text-style-name="P10" draw:layer="layout" svg:x1="12.811cm" svg:y1="20.045cm" svg:x2="12.43cm" svg:y2="19.791cm">
          <text:p/>
        </draw:line>
        <draw:line draw:style-name="gr29" draw:text-style-name="P10" draw:layer="layout" svg:x1="12.811cm" svg:y1="20.299cm" svg:x2="12.43cm" svg:y2="20.045cm">
          <text:p/>
        </draw:line>
        <draw:line draw:style-name="gr29" draw:text-style-name="P10" draw:layer="layout" svg:x1="12.811cm" svg:y1="20.553cm" svg:x2="12.43cm" svg:y2="20.299cm">
          <text:p/>
        </draw:line>
        <draw:line draw:style-name="gr29" draw:text-style-name="P10" draw:layer="layout" svg:x1="12.811cm" svg:y1="20.806cm" svg:x2="12.43cm" svg:y2="20.552cm">
          <text:p/>
        </draw:line>
        <draw:line draw:style-name="gr29" draw:text-style-name="P10" draw:layer="layout" svg:x1="12.811cm" svg:y1="21.06cm" svg:x2="12.43cm" svg:y2="20.806cm">
          <text:p/>
        </draw:line>
        <draw:line draw:style-name="gr29" draw:text-style-name="P10" draw:layer="layout" svg:x1="12.811cm" svg:y1="21.315cm" svg:x2="12.43cm" svg:y2="21.061cm">
          <text:p/>
        </draw:line>
        <draw:line draw:style-name="gr29" draw:text-style-name="P10" draw:layer="layout" svg:x1="12.811cm" svg:y1="21.569cm" svg:x2="12.43cm" svg:y2="21.315cm">
          <text:p/>
        </draw:line>
        <draw:line draw:style-name="gr29" draw:text-style-name="P10" draw:layer="layout" svg:x1="12.811cm" svg:y1="21.823cm" svg:x2="12.43cm" svg:y2="21.569cm">
          <text:p/>
        </draw:line>
        <draw:line draw:style-name="gr29" draw:text-style-name="P10" draw:layer="layout" svg:x1="12.811cm" svg:y1="22.076cm" svg:x2="12.43cm" svg:y2="21.822cm">
          <text:p/>
        </draw:line>
        <draw:g>
          <svg:title>TexMaths</svg:title>
          <svg:desc>14§display§u_x(a,y)=0§svg§600§FALSE§</svg:desc>
          <draw:g>
            <draw:path draw:style-name="gr10" draw:text-style-name="P13" draw:layer="layout" svg:width="2.479cm" svg:height="0.439cm" svg:x="13.076cm" svg:y="19.326cm" svg:viewBox="0 0 2480 440" svg:d="M1240 440c-413 0-827 0-1240 0 0-147 0-293 0-440 827 0 1653 0 2480 0 0 147 0 293 0 440-414 0-827 0-1240 0z">
              <text:p/>
            </draw:path>
            <draw:path draw:style-name="gr11" draw:text-style-name="P14" draw:layer="layout" svg:width="0.252cm" svg:height="0.221cm" svg:x="13.065cm" svg:y="19.4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4" draw:layer="layout" svg:width="0.184cm" svg:height="0.153cm" svg:x="13.349cm" svg:y="19.5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4" draw:layer="layout" svg:width="0.112cm" svg:height="0.489cm" svg:x="13.629cm" svg:y="19.3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4" draw:layer="layout" svg:width="0.224cm" svg:height="0.221cm" svg:x="13.791cm" svg:y="19.4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4" draw:layer="layout" svg:width="0.056cm" svg:height="0.146cm" svg:x="14.074cm" svg:y="19.6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4" draw:layer="layout" svg:width="0.226cm" svg:height="0.316cm" svg:x="14.264cm" svg:y="19.4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4" draw:layer="layout" svg:width="0.114cm" svg:height="0.489cm" svg:x="14.536cm" svg:y="19.3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4" draw:layer="layout" svg:width="0.326cm" svg:height="0.115cm" svg:x="14.863cm" svg:y="19.4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4" draw:layer="layout" svg:width="0.206cm" svg:height="0.336cm" svg:x="15.374cm" svg:y="19.3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3" draw:layer="layout" svg:width="2.465cm" svg:height="0.439cm" svg:x="2.573cm" svg:y="19.308cm" svg:viewBox="0 0 2466 440" svg:d="M1233 440c-411 0-822 0-1233 0 0-147 0-293 0-440 822 0 1644 0 2466 0 0 147 0 293 0 440-411 0-822 0-1233 0z">
              <text:p/>
            </draw:path>
            <draw:path draw:style-name="gr11" draw:text-style-name="P14" draw:layer="layout" svg:width="0.252cm" svg:height="0.221cm" svg:x="2.562cm" svg:y="19.4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4" draw:layer="layout" svg:width="0.184cm" svg:height="0.153cm" svg:x="2.846cm" svg:y="19.5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4" draw:layer="layout" svg:width="0.112cm" svg:height="0.489cm" svg:x="3.126cm" svg:y="19.2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4" draw:layer="layout" svg:width="0.206cm" svg:height="0.336cm" svg:x="3.287cm" svg:y="19.3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4" draw:layer="layout" svg:width="0.056cm" svg:height="0.146cm" svg:x="3.557cm" svg:y="19.5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4" draw:layer="layout" svg:width="0.226cm" svg:height="0.316cm" svg:x="3.747cm" svg:y="19.4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4" draw:layer="layout" svg:width="0.114cm" svg:height="0.489cm" svg:x="4.019cm" svg:y="19.2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4" draw:layer="layout" svg:width="0.326cm" svg:height="0.115cm" svg:x="4.346cm" svg:y="19.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4" draw:layer="layout" svg:width="0.206cm" svg:height="0.336cm" svg:x="4.857cm" svg:y="19.3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3" draw:text-style-name="P18" draw:layer="layout" svg:width="3.808cm" svg:height="1.016cm" draw:transform="skewX (0.044331363000656) rotate (-1.55718275862934) translate (9.59cm 18.01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20" draw:layer="layout" svg:width="3.872cm" svg:height="1.057cm" svg:x="7.223cm" svg:y="23.303cm">
          <draw:text-box>
            <text:p text:style-name="P11"><text:span text:style-name="T8">homogeneous</text:span></text:p>
          </draw:text-box>
        </draw:frame>
        <draw:frame draw:style-name="gr35" draw:text-style-name="P22" draw:layer="layout" svg:width="3.872cm" svg:height="1.781cm" svg:x="7.477cm" svg:y="15.255cm">
          <draw:text-box>
            <text:p text:style-name="P21"><text:span text:style-name="T8">not</text:span></text:p>
            <text:p text:style-name="P21"><text:span text:style-name="T8">homogeneous</text:span></text:p>
          </draw:text-box>
        </draw:frame>
        <draw:frame draw:style-name="gr36" draw:text-style-name="P12" draw:layer="layout" svg:width="9.905cm" svg:height="1.361cm" svg:x="6.334cm" svg:y="13.595cm">
          <draw:text-box>
            <text:p text:style-name="P11"><text:span text:style-name="T8">Boundary conditions for G(y)</text:span><text:span text:style-name="T5"> </text:span></text:p>
          </draw:text-box>
        </draw:frame>
      </draw:page>
      <draw:page draw:name="page11" draw:style-name="dp1" draw:master-page-name="Default">
        <draw:line draw:style-name="gr19" draw:text-style-name="P10" draw:layer="layout" svg:x1="5.725cm" svg:y1="15.35cm" svg:x2="15.096cm" svg:y2="15.35cm">
          <text:p/>
        </draw:line>
        <draw:line draw:style-name="gr19" draw:text-style-name="P10" draw:layer="layout" svg:x1="5.712cm" svg:y1="15.434cm" svg:x2="5.687cm" svg:y2="7.559cm">
          <text:p/>
        </draw:line>
        <draw:custom-shape draw:style-name="gr26" draw:text-style-name="P9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7" draw:text-style-name="P10" draw:layer="layout" svg:x1="12.429cm" svg:y1="15.223cm" svg:x2="12.429cm" svg:y2="15.985cm">
          <text:p/>
        </draw:line>
        <draw:frame draw:style-name="gr21" draw:text-style-name="P5" draw:layer="layout" svg:width="0.853cm" svg:height="1.033cm" svg:x="12.211cm" svg:y="15.985cm">
          <draw:text-box>
            <text:p text:style-name="P4">a</text:p>
          </draw:text-box>
        </draw:frame>
        <draw:frame draw:style-name="gr21" draw:text-style-name="P5" draw:layer="layout" svg:width="0.853cm" svg:height="1.033cm" svg:x="4.083cm" svg:y="10.197cm">
          <draw:text-box>
            <text:p text:style-name="P4">b</text:p>
          </draw:text-box>
        </draw:frame>
        <draw:line draw:style-name="gr27" draw:text-style-name="P10" draw:layer="layout" svg:x1="5.698cm" svg:y1="11.032cm" svg:x2="5.063cm" svg:y2="11.032cm">
          <text:p/>
        </draw:line>
        <draw:g>
          <svg:title>TexMaths</svg:title>
          <svg:desc>14§display§u(x,b)=f(x)§svg§600§FALSE§</svg:desc>
          <draw:g>
            <draw:path draw:style-name="gr10" draw:text-style-name="P13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1" draw:text-style-name="P14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4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4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4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4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4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4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4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4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4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4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3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1" draw:text-style-name="P14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4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4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4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4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4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4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4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5" draw:layer="layout" svg:width="0.925cm" svg:height="1.033cm" svg:x="4.174cm" svg:y="8.492cm">
          <draw:text-box>
            <text:p text:style-name="P4">Y</text:p>
          </draw:text-box>
        </draw:frame>
        <draw:frame draw:style-name="gr28" draw:text-style-name="P5" draw:layer="layout" svg:width="0.925cm" svg:height="1.033cm" svg:x="14.298cm" svg:y="15.858cm">
          <draw:text-box>
            <text:p text:style-name="P4">X</text:p>
          </draw:text-box>
        </draw:frame>
        <draw:line draw:style-name="gr29" draw:text-style-name="P10" draw:layer="layout" svg:x1="5.698cm" svg:y1="11.159cm" svg:x2="5.317cm" svg:y2="11.413cm">
          <text:p/>
        </draw:line>
        <draw:line draw:style-name="gr29" draw:text-style-name="P10" draw:layer="layout" svg:x1="5.698cm" svg:y1="11.413cm" svg:x2="5.317cm" svg:y2="11.667cm">
          <text:p/>
        </draw:line>
        <draw:line draw:style-name="gr29" draw:text-style-name="P10" draw:layer="layout" svg:x1="5.698cm" svg:y1="11.667cm" svg:x2="5.317cm" svg:y2="11.921cm">
          <text:p/>
        </draw:line>
        <draw:line draw:style-name="gr29" draw:text-style-name="P10" draw:layer="layout" svg:x1="5.698cm" svg:y1="11.92cm" svg:x2="5.317cm" svg:y2="12.174cm">
          <text:p/>
        </draw:line>
        <draw:line draw:style-name="gr29" draw:text-style-name="P10" draw:layer="layout" svg:x1="5.698cm" svg:y1="12.174cm" svg:x2="5.317cm" svg:y2="12.428cm">
          <text:p/>
        </draw:line>
        <draw:line draw:style-name="gr29" draw:text-style-name="P10" draw:layer="layout" svg:x1="5.698cm" svg:y1="12.428cm" svg:x2="5.317cm" svg:y2="12.682cm">
          <text:p/>
        </draw:line>
        <draw:line draw:style-name="gr29" draw:text-style-name="P10" draw:layer="layout" svg:x1="5.698cm" svg:y1="12.683cm" svg:x2="5.317cm" svg:y2="12.937cm">
          <text:p/>
        </draw:line>
        <draw:line draw:style-name="gr29" draw:text-style-name="P10" draw:layer="layout" svg:x1="5.698cm" svg:y1="12.937cm" svg:x2="5.317cm" svg:y2="13.191cm">
          <text:p/>
        </draw:line>
        <draw:line draw:style-name="gr29" draw:text-style-name="P10" draw:layer="layout" svg:x1="5.698cm" svg:y1="13.191cm" svg:x2="5.317cm" svg:y2="13.445cm">
          <text:p/>
        </draw:line>
        <draw:line draw:style-name="gr29" draw:text-style-name="P10" draw:layer="layout" svg:x1="5.698cm" svg:y1="13.444cm" svg:x2="5.317cm" svg:y2="13.698cm">
          <text:p/>
        </draw:line>
        <draw:line draw:style-name="gr29" draw:text-style-name="P10" draw:layer="layout" svg:x1="5.698cm" svg:y1="13.698cm" svg:x2="5.317cm" svg:y2="13.952cm">
          <text:p/>
        </draw:line>
        <draw:line draw:style-name="gr29" draw:text-style-name="P10" draw:layer="layout" svg:x1="5.698cm" svg:y1="13.953cm" svg:x2="5.317cm" svg:y2="14.207cm">
          <text:p/>
        </draw:line>
        <draw:line draw:style-name="gr29" draw:text-style-name="P10" draw:layer="layout" svg:x1="5.698cm" svg:y1="14.207cm" svg:x2="5.317cm" svg:y2="14.461cm">
          <text:p/>
        </draw:line>
        <draw:line draw:style-name="gr29" draw:text-style-name="P10" draw:layer="layout" svg:x1="5.698cm" svg:y1="14.461cm" svg:x2="5.317cm" svg:y2="14.715cm">
          <text:p/>
        </draw:line>
        <draw:line draw:style-name="gr29" draw:text-style-name="P10" draw:layer="layout" svg:x1="5.698cm" svg:y1="14.714cm" svg:x2="5.317cm" svg:y2="14.968cm">
          <text:p/>
        </draw:line>
        <draw:line draw:style-name="gr29" draw:text-style-name="P10" draw:layer="layout" svg:x1="5.698cm" svg:y1="14.968cm" svg:x2="5.317cm" svg:y2="15.222cm">
          <text:p/>
        </draw:line>
        <draw:line draw:style-name="gr29" draw:text-style-name="P10" draw:layer="layout" svg:x1="5.698cm" svg:y1="15.222cm" svg:x2="5.317cm" svg:y2="15.476cm">
          <text:p/>
        </draw:line>
        <draw:line draw:style-name="gr29" draw:text-style-name="P10" draw:layer="layout" svg:x1="12.81cm" svg:y1="11.413cm" svg:x2="12.429cm" svg:y2="11.159cm">
          <text:p/>
        </draw:line>
        <draw:line draw:style-name="gr29" draw:text-style-name="P10" draw:layer="layout" svg:x1="5.699cm" svg:y1="11.159cm" svg:x2="5.318cm" svg:y2="11.413cm">
          <text:p/>
        </draw:line>
        <draw:line draw:style-name="gr29" draw:text-style-name="P10" draw:layer="layout" svg:x1="12.81cm" svg:y1="11.667cm" svg:x2="12.429cm" svg:y2="11.413cm">
          <text:p/>
        </draw:line>
        <draw:line draw:style-name="gr29" draw:text-style-name="P10" draw:layer="layout" svg:x1="12.81cm" svg:y1="11.921cm" svg:x2="12.429cm" svg:y2="11.667cm">
          <text:p/>
        </draw:line>
        <draw:line draw:style-name="gr29" draw:text-style-name="P10" draw:layer="layout" svg:x1="12.81cm" svg:y1="12.174cm" svg:x2="12.429cm" svg:y2="11.92cm">
          <text:p/>
        </draw:line>
        <draw:line draw:style-name="gr29" draw:text-style-name="P10" draw:layer="layout" svg:x1="12.81cm" svg:y1="12.428cm" svg:x2="12.429cm" svg:y2="12.174cm">
          <text:p/>
        </draw:line>
        <draw:line draw:style-name="gr29" draw:text-style-name="P10" draw:layer="layout" svg:x1="12.81cm" svg:y1="12.682cm" svg:x2="12.429cm" svg:y2="12.428cm">
          <text:p/>
        </draw:line>
        <draw:line draw:style-name="gr29" draw:text-style-name="P10" draw:layer="layout" svg:x1="12.81cm" svg:y1="12.937cm" svg:x2="12.429cm" svg:y2="12.683cm">
          <text:p/>
        </draw:line>
        <draw:line draw:style-name="gr29" draw:text-style-name="P10" draw:layer="layout" svg:x1="12.81cm" svg:y1="13.191cm" svg:x2="12.429cm" svg:y2="12.937cm">
          <text:p/>
        </draw:line>
        <draw:line draw:style-name="gr29" draw:text-style-name="P10" draw:layer="layout" svg:x1="12.81cm" svg:y1="13.445cm" svg:x2="12.429cm" svg:y2="13.191cm">
          <text:p/>
        </draw:line>
        <draw:line draw:style-name="gr29" draw:text-style-name="P10" draw:layer="layout" svg:x1="12.81cm" svg:y1="13.698cm" svg:x2="12.429cm" svg:y2="13.444cm">
          <text:p/>
        </draw:line>
        <draw:line draw:style-name="gr29" draw:text-style-name="P10" draw:layer="layout" svg:x1="12.81cm" svg:y1="13.952cm" svg:x2="12.429cm" svg:y2="13.698cm">
          <text:p/>
        </draw:line>
        <draw:line draw:style-name="gr29" draw:text-style-name="P10" draw:layer="layout" svg:x1="12.81cm" svg:y1="14.207cm" svg:x2="12.429cm" svg:y2="13.953cm">
          <text:p/>
        </draw:line>
        <draw:line draw:style-name="gr29" draw:text-style-name="P10" draw:layer="layout" svg:x1="12.81cm" svg:y1="14.461cm" svg:x2="12.429cm" svg:y2="14.207cm">
          <text:p/>
        </draw:line>
        <draw:line draw:style-name="gr29" draw:text-style-name="P10" draw:layer="layout" svg:x1="12.81cm" svg:y1="14.715cm" svg:x2="12.429cm" svg:y2="14.461cm">
          <text:p/>
        </draw:line>
        <draw:line draw:style-name="gr29" draw:text-style-name="P10" draw:layer="layout" svg:x1="12.81cm" svg:y1="14.968cm" svg:x2="12.429cm" svg:y2="14.714cm">
          <text:p/>
        </draw:line>
        <draw:line draw:style-name="gr29" draw:text-style-name="P10" draw:layer="layout" svg:x1="12.81cm" svg:y1="15.222cm" svg:x2="12.429cm" svg:y2="14.968cm">
          <text:p/>
        </draw:line>
        <draw:line draw:style-name="gr29" draw:text-style-name="P10" draw:layer="layout" svg:x1="12.81cm" svg:y1="15.476cm" svg:x2="12.429cm" svg:y2="15.222cm">
          <text:p/>
        </draw:line>
        <draw:g>
          <svg:title>TexMaths</svg:title>
          <svg:desc>14§display§u_x(a,y)=0§svg§600§FALSE§</svg:desc>
          <draw:g>
            <draw:path draw:style-name="gr10" draw:text-style-name="P13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1" draw:text-style-name="P14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4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4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4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4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4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4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4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4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3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1" draw:text-style-name="P14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4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4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4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4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4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4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4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4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3" draw:text-style-name="P18" draw:layer="layout" svg:width="3.808cm" svg:height="1.016cm" draw:transform="skewX (0.044331363000656) rotate (-1.55718275862934) translate (9.59cm 11.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20" draw:layer="layout" svg:width="3.872cm" svg:height="1.057cm" svg:x="7.222cm" svg:y="16.703cm">
          <draw:text-box>
            <text:p text:style-name="P11"><text:span text:style-name="T8">homogeneous</text:span></text:p>
          </draw:text-box>
        </draw:frame>
        <draw:frame draw:style-name="gr35" draw:text-style-name="P22" draw:layer="layout" svg:width="3.872cm" svg:height="1.781cm" svg:x="7.476cm" svg:y="8.654cm">
          <draw:text-box>
            <text:p text:style-name="P21"><text:span text:style-name="T8">not</text:span></text:p>
            <text:p text:style-name="P21"><text:span text:style-name="T8">homogeneous</text:span></text:p>
          </draw:text-box>
        </draw:frame>
        <draw:frame draw:style-name="gr37" draw:text-style-name="P12" draw:layer="layout" svg:width="6.962cm" svg:height="1.057cm" svg:x="6.333cm" svg:y="6.995cm">
          <draw:text-box>
            <text:p text:style-name="P11"><text:span text:style-name="T5">Boundary conditions for G(y) </text:span></text:p>
          </draw:text-box>
        </draw:frame>
      </draw:page>
      <draw:page draw:name="page12" draw:style-name="dp1" draw:master-page-name="Default">
        <draw:line draw:style-name="gr19" draw:text-style-name="P10" draw:layer="layout" svg:x1="5.725cm" svg:y1="15.35cm" svg:x2="15.096cm" svg:y2="15.35cm">
          <text:p/>
        </draw:line>
        <draw:line draw:style-name="gr19" draw:text-style-name="P10" draw:layer="layout" svg:x1="5.712cm" svg:y1="15.434cm" svg:x2="5.687cm" svg:y2="7.559cm">
          <text:p/>
        </draw:line>
        <draw:custom-shape draw:style-name="gr26" draw:text-style-name="P9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7" draw:text-style-name="P10" draw:layer="layout" svg:x1="12.429cm" svg:y1="15.223cm" svg:x2="12.429cm" svg:y2="15.985cm">
          <text:p/>
        </draw:line>
        <draw:frame draw:style-name="gr21" draw:text-style-name="P5" draw:layer="layout" svg:width="0.853cm" svg:height="1.033cm" svg:x="12.211cm" svg:y="15.985cm">
          <draw:text-box>
            <text:p text:style-name="P4">a</text:p>
          </draw:text-box>
        </draw:frame>
        <draw:frame draw:style-name="gr21" draw:text-style-name="P5" draw:layer="layout" svg:width="0.853cm" svg:height="1.033cm" svg:x="4.083cm" svg:y="10.197cm">
          <draw:text-box>
            <text:p text:style-name="P4">b</text:p>
          </draw:text-box>
        </draw:frame>
        <draw:line draw:style-name="gr27" draw:text-style-name="P10" draw:layer="layout" svg:x1="5.698cm" svg:y1="11.032cm" svg:x2="5.063cm" svg:y2="11.032cm">
          <text:p/>
        </draw:line>
        <draw:g>
          <svg:title>TexMaths</svg:title>
          <svg:desc>14§display§u(x,b)=f(x)§svg§600§FALSE§</svg:desc>
          <draw:g>
            <draw:path draw:style-name="gr10" draw:text-style-name="P13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1" draw:text-style-name="P14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4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4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4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4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4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4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4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4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4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4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3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1" draw:text-style-name="P14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4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4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4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4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4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4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4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5" draw:layer="layout" svg:width="0.925cm" svg:height="1.033cm" svg:x="4.174cm" svg:y="8.492cm">
          <draw:text-box>
            <text:p text:style-name="P4">Y</text:p>
          </draw:text-box>
        </draw:frame>
        <draw:frame draw:style-name="gr28" draw:text-style-name="P5" draw:layer="layout" svg:width="0.925cm" svg:height="1.033cm" svg:x="14.298cm" svg:y="15.858cm">
          <draw:text-box>
            <text:p text:style-name="P4">X</text:p>
          </draw:text-box>
        </draw:frame>
        <draw:line draw:style-name="gr29" draw:text-style-name="P10" draw:layer="layout" svg:x1="5.698cm" svg:y1="11.159cm" svg:x2="5.317cm" svg:y2="11.413cm">
          <text:p/>
        </draw:line>
        <draw:line draw:style-name="gr29" draw:text-style-name="P10" draw:layer="layout" svg:x1="5.698cm" svg:y1="11.413cm" svg:x2="5.317cm" svg:y2="11.667cm">
          <text:p/>
        </draw:line>
        <draw:line draw:style-name="gr29" draw:text-style-name="P10" draw:layer="layout" svg:x1="5.698cm" svg:y1="11.667cm" svg:x2="5.317cm" svg:y2="11.921cm">
          <text:p/>
        </draw:line>
        <draw:line draw:style-name="gr29" draw:text-style-name="P10" draw:layer="layout" svg:x1="5.698cm" svg:y1="11.92cm" svg:x2="5.317cm" svg:y2="12.174cm">
          <text:p/>
        </draw:line>
        <draw:line draw:style-name="gr29" draw:text-style-name="P10" draw:layer="layout" svg:x1="5.698cm" svg:y1="12.174cm" svg:x2="5.317cm" svg:y2="12.428cm">
          <text:p/>
        </draw:line>
        <draw:line draw:style-name="gr29" draw:text-style-name="P10" draw:layer="layout" svg:x1="5.698cm" svg:y1="12.428cm" svg:x2="5.317cm" svg:y2="12.682cm">
          <text:p/>
        </draw:line>
        <draw:line draw:style-name="gr29" draw:text-style-name="P10" draw:layer="layout" svg:x1="5.698cm" svg:y1="12.683cm" svg:x2="5.317cm" svg:y2="12.937cm">
          <text:p/>
        </draw:line>
        <draw:line draw:style-name="gr29" draw:text-style-name="P10" draw:layer="layout" svg:x1="5.698cm" svg:y1="12.937cm" svg:x2="5.317cm" svg:y2="13.191cm">
          <text:p/>
        </draw:line>
        <draw:line draw:style-name="gr29" draw:text-style-name="P10" draw:layer="layout" svg:x1="5.698cm" svg:y1="13.191cm" svg:x2="5.317cm" svg:y2="13.445cm">
          <text:p/>
        </draw:line>
        <draw:line draw:style-name="gr29" draw:text-style-name="P10" draw:layer="layout" svg:x1="5.698cm" svg:y1="13.444cm" svg:x2="5.317cm" svg:y2="13.698cm">
          <text:p/>
        </draw:line>
        <draw:line draw:style-name="gr29" draw:text-style-name="P10" draw:layer="layout" svg:x1="5.698cm" svg:y1="13.698cm" svg:x2="5.317cm" svg:y2="13.952cm">
          <text:p/>
        </draw:line>
        <draw:line draw:style-name="gr29" draw:text-style-name="P10" draw:layer="layout" svg:x1="5.698cm" svg:y1="13.953cm" svg:x2="5.317cm" svg:y2="14.207cm">
          <text:p/>
        </draw:line>
        <draw:line draw:style-name="gr29" draw:text-style-name="P10" draw:layer="layout" svg:x1="5.698cm" svg:y1="14.207cm" svg:x2="5.317cm" svg:y2="14.461cm">
          <text:p/>
        </draw:line>
        <draw:line draw:style-name="gr29" draw:text-style-name="P10" draw:layer="layout" svg:x1="5.698cm" svg:y1="14.461cm" svg:x2="5.317cm" svg:y2="14.715cm">
          <text:p/>
        </draw:line>
        <draw:line draw:style-name="gr29" draw:text-style-name="P10" draw:layer="layout" svg:x1="5.698cm" svg:y1="14.714cm" svg:x2="5.317cm" svg:y2="14.968cm">
          <text:p/>
        </draw:line>
        <draw:line draw:style-name="gr29" draw:text-style-name="P10" draw:layer="layout" svg:x1="5.698cm" svg:y1="14.968cm" svg:x2="5.317cm" svg:y2="15.222cm">
          <text:p/>
        </draw:line>
        <draw:line draw:style-name="gr29" draw:text-style-name="P10" draw:layer="layout" svg:x1="5.698cm" svg:y1="15.222cm" svg:x2="5.317cm" svg:y2="15.476cm">
          <text:p/>
        </draw:line>
        <draw:line draw:style-name="gr29" draw:text-style-name="P10" draw:layer="layout" svg:x1="5.699cm" svg:y1="11.159cm" svg:x2="5.318cm" svg:y2="11.413cm">
          <text:p/>
        </draw:line>
        <draw:g>
          <svg:title>TexMaths</svg:title>
          <svg:desc>14§display§u_x(a,y) = g(y)§svg§600§FALSE§</svg:desc>
          <draw:g>
            <draw:path draw:style-name="gr10" draw:text-style-name="P13" draw:layer="layout" svg:width="3.098cm" svg:height="0.439cm" svg:x="13.075cm" svg:y="13.089cm" svg:viewBox="0 0 3099 440" svg:d="M1549 440c-516 0-1033 0-1549 0 0-147 0-293 0-440 1033 0 2066 0 3099 0 0 147 0 293 0 440-517 0-1033 0-1550 0z">
              <text:p/>
            </draw:path>
            <draw:path draw:style-name="gr11" draw:text-style-name="P14" draw:layer="layout" svg:width="0.252cm" svg:height="0.221cm" svg:x="13.064cm" svg:y="13.215cm" svg:viewBox="0 0 253 222" svg:d="M158 190c6 19 23 32 44 32 18 0 29-11 36-27 8-18 15-47 15-48 0-5-4-5-5-5-6 0-6 2-7 9-7 26-17 60-37 60-11 0-15-6-15-22 0-12 6-34 10-51s8-35 12-53c3-7 7-26 9-33 3-12 8-30 8-32 0-10-7-14-14-14-3 0-15 0-19 16-10 37-31 122-38 148 0 2-20 41-56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4" draw:layer="layout" svg:width="0.184cm" svg:height="0.153cm" svg:x="13.348cm" svg:y="13.354cm" svg:viewBox="0 0 185 154" svg:d="M70 114c-4 12-15 30-34 30-6-2-11 0-18-4 14-5 16-17 16-20 0-7-6-12-14-12-10 0-20 8-20 20 0 19 20 26 36 26s30-10 40-24c7 18 26 24 40 24 39 0 60-42 60-52 0-6-4-6-5-6-4 0-6 3-7 7-7 24-27 41-46 41-14 0-21-9-21-23 0-8 8-39 18-78 5-25 22-35 33-35 6 2 12 0 19 6-12 3-16 13-16 18 0 8 6 13 14 13 9 0 20-6 20-21 0-18-23-24-37-24-16 0-30 11-37 24-7-14-23-24-42-24-38 0-61 42-61 52 0 4 5 4 6 4 4 0 4-2 7-6 8-26 29-42 46-42 11 0 21 7 21 24 0 6-4 24-7 35-4 16-7 32-11 47z">
              <text:p/>
            </draw:path>
            <draw:path draw:style-name="gr11" draw:text-style-name="P14" draw:layer="layout" svg:width="0.114cm" svg:height="0.489cm" svg:x="13.628cm" svg:y="13.064cm" svg:viewBox="0 0 115 490" svg:d="M115 485c0-2 0-2-9-10-61-63-78-155-78-229 0-87 20-172 80-232 7-7 7-7 7-8 0-5-3-6-6-6-5 0-49 34-78 96-25 53-31 108-31 150 0 37 6 96 32 152 30 60 72 92 77 92 3 0 6-1 6-5z">
              <text:p/>
            </draw:path>
            <draw:path draw:style-name="gr11" draw:text-style-name="P14" draw:layer="layout" svg:width="0.224cm" svg:height="0.221cm" svg:x="13.79cm" svg:y="13.215cm" svg:viewBox="0 0 225 222" svg:d="M164 32c-9-18-24-32-45-32-59 0-119 73-119 144 0 46 27 78 66 78 10 0 33-1 63-36 4 19 21 36 45 36 18 0 29-11 36-27 8-18 15-47 15-48 0-5-4-5-5-5-6 0-6 2-7 9-9 32-18 60-38 60-14 0-15-13-15-22 0-12 1-14 7-37 5-21 7-25 11-43 5-23 11-46 17-69 4-13 4-15 4-16 0-9-6-14-14-14-13 0-20 11-21 22zM132 158c-3 10-3 10-10 18-21 28-42 35-56 35-24 0-31-27-31-46 0-24 15-84 27-106 15-30 37-48 57-48 32 0 39 41 39 43 0 3-1 6-1 9-9 31-17 63-25 95z">
              <text:p/>
            </draw:path>
            <draw:path draw:style-name="gr11" draw:text-style-name="P14" draw:layer="layout" svg:width="0.056cm" svg:height="0.146cm" svg:x="14.073cm" svg:y="13.38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4" draw:layer="layout" svg:width="0.226cm" svg:height="0.316cm" svg:x="14.263cm" svg:y="13.215cm" svg:viewBox="0 0 227 317" svg:d="M224 31c3-7 3-9 3-11 0-10-7-14-14-14-6 0-13 2-18 9 0 3-5 19-7 27-3 12-6 26-10 39-7 29-14 59-21 88-3 8-24 42-56 42-25 0-31-21-31-39 0-23 8-53 25-97 9-19 10-25 10-35 0-22-15-40-41-40-46 0-64 71-64 75 0 6 4 6 6 6 5 0 5-1 8-10 13-46 32-60 49-60 4 0 13 0 13 16 0 12-6 25-9 34-19 52-28 80-28 102 0 44 31 59 59 59 20 0 36-8 50-22-7 25-12 50-32 75-12 17-31 31-54 31-6 0-28-2-37-20 7 0 14 0 21-7 4-4 10-10 10-19 0-16-14-17-18-17-11 0-28 7-28 32 0 24 22 42 52 42 51 0 102-45 116-99 15-63 31-125 46-187z">
              <text:p/>
            </draw:path>
            <draw:path draw:style-name="gr11" draw:text-style-name="P14" draw:layer="layout" svg:width="0.112cm" svg:height="0.489cm" svg:x="14.536cm" svg:y="13.064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4" draw:layer="layout" svg:width="0.326cm" svg:height="0.115cm" svg:x="14.862cm" svg:y="13.25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4" draw:layer="layout" svg:width="0.224cm" svg:height="0.316cm" svg:x="15.362cm" svg:y="13.215cm" svg:viewBox="0 0 225 317" svg:d="M224 32c0-3 1-5 1-8 0-9-5-14-14-14-5 0-18 4-19 21-10-18-27-31-46-31-56 0-118 68-118 140 0 47 31 76 66 76 29 0 52-22 57-27-10 43-11 42-17 64-1 5-18 53-70 53-9 0-25 0-39-4 14-5 20-17 20-26 0-8-6-18-18-18s-27 10-27 30c0 19 18 29 66 29 61 0 96-38 103-67 19-73 37-145 55-218zM160 154c-3 12-14 25-26 35-9 8-25 16-39 16-25 0-32-25-32-44 0-24 14-81 28-107 13-23 34-43 55-43 32 0 39 39 39 42s0 6-2 7c-8 31-16 62-23 94z">
              <text:p/>
            </draw:path>
            <draw:path draw:style-name="gr11" draw:text-style-name="P14" draw:layer="layout" svg:width="0.112cm" svg:height="0.489cm" svg:x="15.656cm" svg:y="13.064cm" svg:viewBox="0 0 113 490" svg:d="M113 485c0-2 0-2-8-10-62-63-77-155-77-229 0-87 18-172 78-232 7-7 7-7 7-8 0-5-1-6-4-6-5 0-50 34-78 96-25 53-31 108-31 150 0 37 4 96 32 152 30 60 72 92 77 92 3 0 4-1 4-5z">
              <text:p/>
            </draw:path>
            <draw:path draw:style-name="gr11" draw:text-style-name="P14" draw:layer="layout" svg:width="0.226cm" svg:height="0.316cm" svg:x="15.813cm" svg:y="13.21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1 59 60 59 20 0 36-8 50-22-7 25-12 50-32 75-12 17-32 31-54 31-7 0-30-2-38-20 8 0 15 0 22-7 4-4 10-10 10-19 0-16-14-17-18-17-11 0-28 7-28 32 0 24 21 42 52 42 50 0 102-45 114-99 16-63 32-125 48-187z">
              <text:p/>
            </draw:path>
            <draw:path draw:style-name="gr11" draw:text-style-name="P14" draw:layer="layout" svg:width="0.114cm" svg:height="0.489cm" svg:x="16.084cm" svg:y="13.064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_x(0,y) = 0§svg§600§FALSE§</svg:desc>
          <draw:g>
            <draw:path draw:style-name="gr10" draw:text-style-name="P13" draw:layer="layout" svg:width="2.465cm" svg:height="0.439cm" svg:x="2.248cm" svg:y="12.927cm" svg:viewBox="0 0 2466 440" svg:d="M1233 440c-411 0-822 0-1233 0 0-147 0-293 0-440 822 0 1644 0 2466 0 0 147 0 293 0 440-411 0-822 0-1233 0z">
              <text:p/>
            </draw:path>
            <draw:path draw:style-name="gr11" draw:text-style-name="P14" draw:layer="layout" svg:width="0.252cm" svg:height="0.221cm" svg:x="2.237cm" svg:y="13.0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4" draw:layer="layout" svg:width="0.184cm" svg:height="0.153cm" svg:x="2.521cm" svg:y="13.1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4" draw:layer="layout" svg:width="0.112cm" svg:height="0.489cm" svg:x="2.801cm" svg:y="12.9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4" draw:layer="layout" svg:width="0.206cm" svg:height="0.336cm" svg:x="2.962cm" svg:y="12.94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4" draw:layer="layout" svg:width="0.056cm" svg:height="0.146cm" svg:x="3.232cm" svg:y="13.21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4" draw:layer="layout" svg:width="0.226cm" svg:height="0.316cm" svg:x="3.422cm" svg:y="13.05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4" draw:layer="layout" svg:width="0.114cm" svg:height="0.489cm" svg:x="3.694cm" svg:y="12.9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4" draw:layer="layout" svg:width="0.326cm" svg:height="0.115cm" svg:x="4.021cm" svg:y="13.0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4" draw:layer="layout" svg:width="0.206cm" svg:height="0.336cm" svg:x="4.532cm" svg:y="12.9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3" draw:style-name="dp1" draw:master-page-name="Default">
        <draw:line draw:style-name="gr19" draw:text-style-name="P10" draw:layer="layout" svg:x1="6.902cm" svg:y1="9.424cm" svg:x2="16.273cm" svg:y2="9.424cm">
          <text:p/>
        </draw:line>
        <draw:line draw:style-name="gr19" draw:text-style-name="P10" draw:layer="layout" svg:x1="6.889cm" svg:y1="9.509cm" svg:x2="6.864cm" svg:y2="1.634cm">
          <text:p/>
        </draw:line>
        <draw:custom-shape draw:style-name="gr26" draw:text-style-name="P9" draw:layer="layout" svg:width="6.73cm" svg:height="4.318cm" svg:x="6.876cm" svg:y="5.107cm">
          <text:p/>
          <draw:enhanced-geometry svg:viewBox="0 0 21600 21600" draw:type="rectangle" draw:enhanced-path="M 0 0 L 21600 0 21600 21600 0 21600 0 0 Z N"/>
        </draw:custom-shape>
        <draw:line draw:style-name="gr27" draw:text-style-name="P10" draw:layer="layout" svg:x1="13.606cm" svg:y1="9.297cm" svg:x2="13.606cm" svg:y2="10.059cm">
          <text:p/>
        </draw:line>
        <draw:frame draw:style-name="gr21" draw:text-style-name="P5" draw:layer="layout" svg:width="0.853cm" svg:height="1.033cm" svg:x="13.388cm" svg:y="10.059cm">
          <draw:text-box>
            <text:p text:style-name="P4">a</text:p>
          </draw:text-box>
        </draw:frame>
        <draw:frame draw:style-name="gr21" draw:text-style-name="P5" draw:layer="layout" svg:width="0.853cm" svg:height="1.033cm" svg:x="5.26cm" svg:y="4.271cm">
          <draw:text-box>
            <text:p text:style-name="P4">b</text:p>
          </draw:text-box>
        </draw:frame>
        <draw:line draw:style-name="gr27" draw:text-style-name="P10" draw:layer="layout" svg:x1="6.875cm" svg:y1="5.106cm" svg:x2="6.24cm" svg:y2="5.106cm">
          <text:p/>
        </draw:line>
        <draw:frame draw:style-name="gr28" draw:text-style-name="P5" draw:layer="layout" svg:width="0.925cm" svg:height="1.033cm" svg:x="5.351cm" svg:y="2.567cm">
          <draw:text-box>
            <text:p text:style-name="P4">Y</text:p>
          </draw:text-box>
        </draw:frame>
        <draw:frame draw:style-name="gr28" draw:text-style-name="P5" draw:layer="layout" svg:width="0.925cm" svg:height="1.033cm" svg:x="15.475cm" svg:y="9.932cm">
          <draw:text-box>
            <text:p text:style-name="P4">X</text:p>
          </draw:text-box>
        </draw:frame>
        <draw:line draw:style-name="gr29" draw:text-style-name="P10" draw:layer="layout" svg:x1="6.875cm" svg:y1="5.233cm" svg:x2="6.494cm" svg:y2="5.487cm">
          <text:p/>
        </draw:line>
        <draw:line draw:style-name="gr29" draw:text-style-name="P10" draw:layer="layout" svg:x1="6.875cm" svg:y1="5.487cm" svg:x2="6.494cm" svg:y2="5.741cm">
          <text:p/>
        </draw:line>
        <draw:line draw:style-name="gr29" draw:text-style-name="P10" draw:layer="layout" svg:x1="6.875cm" svg:y1="5.742cm" svg:x2="6.494cm" svg:y2="5.996cm">
          <text:p/>
        </draw:line>
        <draw:line draw:style-name="gr29" draw:text-style-name="P10" draw:layer="layout" svg:x1="6.875cm" svg:y1="5.996cm" svg:x2="6.494cm" svg:y2="6.25cm">
          <text:p/>
        </draw:line>
        <draw:line draw:style-name="gr29" draw:text-style-name="P10" draw:layer="layout" svg:x1="6.875cm" svg:y1="6.25cm" svg:x2="6.494cm" svg:y2="6.504cm">
          <text:p/>
        </draw:line>
        <draw:line draw:style-name="gr29" draw:text-style-name="P10" draw:layer="layout" svg:x1="6.875cm" svg:y1="6.504cm" svg:x2="6.494cm" svg:y2="6.758cm">
          <text:p/>
        </draw:line>
        <draw:line draw:style-name="gr29" draw:text-style-name="P10" draw:layer="layout" svg:x1="6.875cm" svg:y1="6.757cm" svg:x2="6.494cm" svg:y2="7.011cm">
          <text:p/>
        </draw:line>
        <draw:line draw:style-name="gr29" draw:text-style-name="P10" draw:layer="layout" svg:x1="6.875cm" svg:y1="7.011cm" svg:x2="6.494cm" svg:y2="7.265cm">
          <text:p/>
        </draw:line>
        <draw:line draw:style-name="gr29" draw:text-style-name="P10" draw:layer="layout" svg:x1="6.875cm" svg:y1="7.266cm" svg:x2="6.494cm" svg:y2="7.52cm">
          <text:p/>
        </draw:line>
        <draw:line draw:style-name="gr29" draw:text-style-name="P10" draw:layer="layout" svg:x1="6.875cm" svg:y1="7.52cm" svg:x2="6.494cm" svg:y2="7.774cm">
          <text:p/>
        </draw:line>
        <draw:line draw:style-name="gr29" draw:text-style-name="P10" draw:layer="layout" svg:x1="6.875cm" svg:y1="7.774cm" svg:x2="6.494cm" svg:y2="8.028cm">
          <text:p/>
        </draw:line>
        <draw:line draw:style-name="gr29" draw:text-style-name="P10" draw:layer="layout" svg:x1="6.875cm" svg:y1="8.027cm" svg:x2="6.494cm" svg:y2="8.281cm">
          <text:p/>
        </draw:line>
        <draw:line draw:style-name="gr29" draw:text-style-name="P10" draw:layer="layout" svg:x1="6.875cm" svg:y1="8.281cm" svg:x2="6.494cm" svg:y2="8.535cm">
          <text:p/>
        </draw:line>
        <draw:line draw:style-name="gr29" draw:text-style-name="P10" draw:layer="layout" svg:x1="6.875cm" svg:y1="8.535cm" svg:x2="6.494cm" svg:y2="8.789cm">
          <text:p/>
        </draw:line>
        <draw:line draw:style-name="gr29" draw:text-style-name="P10" draw:layer="layout" svg:x1="6.875cm" svg:y1="8.79cm" svg:x2="6.494cm" svg:y2="9.044cm">
          <text:p/>
        </draw:line>
        <draw:line draw:style-name="gr29" draw:text-style-name="P10" draw:layer="layout" svg:x1="6.875cm" svg:y1="9.044cm" svg:x2="6.494cm" svg:y2="9.298cm">
          <text:p/>
        </draw:line>
        <draw:line draw:style-name="gr29" draw:text-style-name="P10" draw:layer="layout" svg:x1="6.875cm" svg:y1="9.298cm" svg:x2="6.494cm" svg:y2="9.552cm">
          <text:p/>
        </draw:line>
        <draw:line draw:style-name="gr29" draw:text-style-name="P10" draw:layer="layout" svg:x1="13.987cm" svg:y1="5.487cm" svg:x2="13.606cm" svg:y2="5.233cm">
          <text:p/>
        </draw:line>
        <draw:line draw:style-name="gr29" draw:text-style-name="P10" draw:layer="layout" svg:x1="6.876cm" svg:y1="5.233cm" svg:x2="6.495cm" svg:y2="5.487cm">
          <text:p/>
        </draw:line>
        <draw:line draw:style-name="gr29" draw:text-style-name="P10" draw:layer="layout" svg:x1="13.987cm" svg:y1="5.741cm" svg:x2="13.606cm" svg:y2="5.487cm">
          <text:p/>
        </draw:line>
        <draw:line draw:style-name="gr29" draw:text-style-name="P10" draw:layer="layout" svg:x1="13.987cm" svg:y1="5.996cm" svg:x2="13.606cm" svg:y2="5.742cm">
          <text:p/>
        </draw:line>
        <draw:line draw:style-name="gr29" draw:text-style-name="P10" draw:layer="layout" svg:x1="13.987cm" svg:y1="6.25cm" svg:x2="13.606cm" svg:y2="5.996cm">
          <text:p/>
        </draw:line>
        <draw:line draw:style-name="gr29" draw:text-style-name="P10" draw:layer="layout" svg:x1="13.987cm" svg:y1="6.504cm" svg:x2="13.606cm" svg:y2="6.25cm">
          <text:p/>
        </draw:line>
        <draw:line draw:style-name="gr29" draw:text-style-name="P10" draw:layer="layout" svg:x1="13.987cm" svg:y1="6.758cm" svg:x2="13.606cm" svg:y2="6.504cm">
          <text:p/>
        </draw:line>
        <draw:line draw:style-name="gr29" draw:text-style-name="P10" draw:layer="layout" svg:x1="13.987cm" svg:y1="7.011cm" svg:x2="13.606cm" svg:y2="6.757cm">
          <text:p/>
        </draw:line>
        <draw:line draw:style-name="gr29" draw:text-style-name="P10" draw:layer="layout" svg:x1="13.987cm" svg:y1="7.265cm" svg:x2="13.606cm" svg:y2="7.011cm">
          <text:p/>
        </draw:line>
        <draw:line draw:style-name="gr29" draw:text-style-name="P10" draw:layer="layout" svg:x1="13.987cm" svg:y1="7.52cm" svg:x2="13.606cm" svg:y2="7.266cm">
          <text:p/>
        </draw:line>
        <draw:line draw:style-name="gr29" draw:text-style-name="P10" draw:layer="layout" svg:x1="13.987cm" svg:y1="7.774cm" svg:x2="13.606cm" svg:y2="7.52cm">
          <text:p/>
        </draw:line>
        <draw:line draw:style-name="gr29" draw:text-style-name="P10" draw:layer="layout" svg:x1="13.987cm" svg:y1="8.028cm" svg:x2="13.606cm" svg:y2="7.774cm">
          <text:p/>
        </draw:line>
        <draw:line draw:style-name="gr29" draw:text-style-name="P10" draw:layer="layout" svg:x1="13.987cm" svg:y1="8.281cm" svg:x2="13.606cm" svg:y2="8.027cm">
          <text:p/>
        </draw:line>
        <draw:line draw:style-name="gr29" draw:text-style-name="P10" draw:layer="layout" svg:x1="13.987cm" svg:y1="8.535cm" svg:x2="13.606cm" svg:y2="8.281cm">
          <text:p/>
        </draw:line>
        <draw:line draw:style-name="gr29" draw:text-style-name="P10" draw:layer="layout" svg:x1="13.987cm" svg:y1="8.789cm" svg:x2="13.606cm" svg:y2="8.535cm">
          <text:p/>
        </draw:line>
        <draw:line draw:style-name="gr29" draw:text-style-name="P10" draw:layer="layout" svg:x1="13.987cm" svg:y1="9.044cm" svg:x2="13.606cm" svg:y2="8.79cm">
          <text:p/>
        </draw:line>
        <draw:line draw:style-name="gr29" draw:text-style-name="P10" draw:layer="layout" svg:x1="13.987cm" svg:y1="9.298cm" svg:x2="13.606cm" svg:y2="9.044cm">
          <text:p/>
        </draw:line>
        <draw:line draw:style-name="gr29" draw:text-style-name="P10" draw:layer="layout" svg:x1="13.987cm" svg:y1="9.552cm" svg:x2="13.606cm" svg:y2="9.298cm">
          <text:p/>
        </draw:line>
        <draw:g>
          <svg:title>TexMaths</svg:title>
          <svg:desc>14§display§v(x,b) = f(x)§svg§600§FALSE§</svg:desc>
          <draw:g>
            <draw:path draw:style-name="gr10" draw:text-style-name="P13" draw:layer="layout" svg:width="2.861cm" svg:height="0.438cm" svg:x="8.907cm" svg:y="4.218cm" svg:viewBox="0 0 2862 439" svg:d="M0 0c954 0 1908 0 2862 0 0 146 0 292 0 439-954 0-1908 0-2862 0 0-147 0-293 0-439z">
              <text:p/>
            </draw:path>
            <draw:path draw:style-name="gr11" draw:text-style-name="P14" draw:layer="layout" svg:width="0.214cm" svg:height="0.22cm" svg:x="8.896cm" svg:y="4.344cm" svg:viewBox="0 0 215 221" svg:d="M215 34c0-27-12-34-20-34-13 0-24 13-24 24 0 5 1 8 7 14 11 10 17 22 17 40 0 20-30 133-87 133-25 0-37-18-37-43 0-27 13-63 28-104 5-8 6-15 6-25 0-21-15-39-39-39-46 0-66 71-66 75 0 5 4 3 6 5 5 0 5-2 8-9 14-49 35-61 50-61 3 0 12 0 12 17 0 11-5 25-9 33-21 57-28 80-28 101 0 53 44 60 66 60 83 0 110-162 110-187z">
              <text:p/>
            </draw:path>
            <draw:path draw:style-name="gr11" draw:text-style-name="P14" draw:layer="layout" svg:width="0.112cm" svg:height="0.488cm" svg:x="9.187cm" svg:y="4.193cm" svg:viewBox="0 0 113 489" svg:d="M113 483c0-1 0-1-8-9-62-62-77-154-77-229 0-86 18-171 80-232 5-6 5-6 5-9s-1-4-4-4c-5 0-49 34-78 95-25 54-31 109-31 150 0 37 6 97 32 152 30 60 72 92 77 92 3 0 4-1 4-6z">
              <text:p/>
            </draw:path>
            <draw:path draw:style-name="gr11" draw:text-style-name="P14" draw:layer="layout" svg:width="0.244cm" svg:height="0.22cm" svg:x="9.344cm" svg:y="4.344cm" svg:viewBox="0 0 245 221" svg:d="M150 68c3-12 14-58 49-58 1 0 14 0 23 7-14 3-23 15-23 26 0 9 5 17 19 17 10 0 27-8 27-28 0-25-30-32-46-32-28 0-46 25-52 36-13-32-39-36-53-36-51 0-79 63-79 75 0 5 5 5 6 5 4 0 6-2 6-6 16-52 50-64 65-64 10 0 27 5 27 33 0 16-8 48-27 116-7 31-23 52-46 52-3 0-14 0-24-7 12-3 23-13 23-27 0-12-11-16-18-16-16 0-27 12-27 28 0 22 24 32 46 32 32 0 51-34 52-37 6 19 22 37 53 37 51 0 78-63 78-76 0-4-4-4-5-4-6 0-6 2-7 6-17 51-49 64-66 64-18 0-26-17-26-32 0-11 2-23 8-43 6-23 11-45 17-68z">
              <text:p/>
            </draw:path>
            <draw:path draw:style-name="gr11" draw:text-style-name="P14" draw:layer="layout" svg:width="0.056cm" svg:height="0.146cm" svg:x="9.653cm" svg:y="4.507cm" svg:viewBox="0 0 57 147" svg:d="M57 52c0-32-12-52-32-52-15 0-25 13-25 27 0 12 10 26 25 26 6 0 13-3 17-7 1-1 2-1 3-1s1 0 1 7c0 36-16 66-33 82-6 5-6 6-6 7 0 4 3 6 6 6 5 0 44-38 44-95z">
              <text:p/>
            </draw:path>
            <draw:path draw:style-name="gr11" draw:text-style-name="P14" draw:layer="layout" svg:width="0.18cm" svg:height="0.343cm" svg:x="9.852cm" svg:y="4.221cm" svg:viewBox="0 0 181 344" svg:d="M94 4c-2-1 0-4-6-4-11 0-47 3-60 4-4 0-10 2-10 10 0 6 4 6 13 6 24 0 24 4 24 8s-5 21-7 31c-13 53-27 106-40 159-7 25-8 32-8 49 0 47 27 77 63 77 57 0 118-73 118-143 0-45-26-78-65-78-24 0-43 14-59 29 12-49 25-98 37-148zM48 190c2-11 2-13 8-18 24-31 46-39 59-39 17 0 31 15 31 46 0 29-17 85-26 105-16 32-39 50-57 50-17 0-34-14-34-50 0-9 0-19 9-49 3-15 6-30 10-45z">
              <text:p/>
            </draw:path>
            <draw:path draw:style-name="gr11" draw:text-style-name="P14" draw:layer="layout" svg:width="0.114cm" svg:height="0.488cm" svg:x="10.067cm" svg:y="4.193cm" svg:viewBox="0 0 115 489" svg:d="M115 245c0-38-6-98-32-153-31-60-73-92-77-92-3 0-6 1-6 4s0 3 10 13c47 47 75 126 75 228 0 83-18 169-78 231-7 6-7 6-7 7 0 5 3 6 6 6 4 0 49-34 78-95 25-54 31-109 31-149z">
              <text:p/>
            </draw:path>
            <draw:path draw:style-name="gr11" draw:text-style-name="P14" draw:layer="layout" svg:width="0.326cm" svg:height="0.114cm" svg:x="10.395cm" svg:y="4.38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11" draw:text-style-name="P14" draw:layer="layout" svg:width="0.244cm" svg:height="0.443cm" svg:x="10.912cm" svg:y="4.215cm" svg:viewBox="0 0 245 444" svg:d="M154 149c14 0 28 0 42 0 10 0 15 0 15-11 0-4-5-4-14-4-13 0-27 0-40 0 3-19 7-37 11-56 1-11 8-44 11-51 4-9 13-17 24-17 1 0 14 0 24 10-23 1-27 18-27 26 0 11 8 17 18 17 13 0 27-11 27-29 0-23-23-34-42-34-17 0-48 8-63 57-3 10-4 16-17 77-11 0-22 0-33 0-10 0-14 0-14 9 0 6 4 6 12 6 11 0 23 0 34 0-13 65-25 129-38 193-8 48-17 93-42 93-3 0-14 0-24-10 23-2 27-18 27-27 0-11-9-17-18-17-13 0-27 12-27 30 0 22 21 33 42 33 27 0 46-28 55-47 16-31 28-90 28-94 9-51 19-102 29-154z">
              <text:p/>
            </draw:path>
            <draw:path draw:style-name="gr11" draw:text-style-name="P14" draw:layer="layout" svg:width="0.112cm" svg:height="0.488cm" svg:x="11.229cm" svg:y="4.193cm" svg:viewBox="0 0 113 489" svg:d="M113 483c0-1 0-1-8-9-62-62-77-154-77-229 0-86 20-171 80-232 5-6 5-6 5-9s-1-4-4-4c-5 0-49 34-78 95-25 54-31 109-31 150 0 37 6 97 32 152 30 60 72 92 77 92 3 0 4-1 4-6z">
              <text:p/>
            </draw:path>
            <draw:path draw:style-name="gr11" draw:text-style-name="P14" draw:layer="layout" svg:width="0.244cm" svg:height="0.22cm" svg:x="11.385cm" svg:y="4.344cm" svg:viewBox="0 0 245 221" svg:d="M150 68c3-12 14-58 49-58 3 0 14 0 23 7-12 3-22 15-22 26 0 9 4 17 18 17 11 0 27-8 27-28 0-25-30-32-46-32-28 0-46 25-52 36-13-32-38-36-53-36-51 0-79 63-79 75 0 5 5 5 6 5 4 0 6-2 7-6 15-52 49-64 66-64 8 0 26 5 26 33 0 16-8 48-26 116-9 31-25 52-48 52-3 0-14 0-24-7 12-3 23-13 23-27 0-12-11-16-18-16-14 0-27 12-27 28 0 22 24 32 46 32 32 0 51-34 52-37 6 19 24 37 53 37 51 0 78-63 78-76 0-4-4-4-5-4-4 0-6 2-7 6-15 51-49 64-66 64-18 0-26-17-26-32 0-11 2-23 8-43 6-23 11-45 17-68z">
              <text:p/>
            </draw:path>
            <draw:path draw:style-name="gr11" draw:text-style-name="P14" draw:layer="layout" svg:width="0.114cm" svg:height="0.488cm" svg:x="11.679cm" svg:y="4.193cm" svg:viewBox="0 0 115 489" svg:d="M115 245c0-38-6-98-32-153-30-60-72-92-77-92-3 0-6 1-6 4s0 3 10 13c49 47 77 126 77 228 0 83-18 169-80 231-7 6-7 6-7 7 0 5 3 6 6 6 5 0 49-34 78-95 25-54 31-109 31-149z">
              <text:p/>
            </draw:path>
          </draw:g>
        </draw:g>
        <draw:g>
          <svg:title>TexMaths</svg:title>
          <svg:desc>14§display§v(x,0) = 0§svg§600§FALSE§</svg:desc>
          <draw:g>
            <draw:path draw:style-name="gr10" draw:text-style-name="P13" draw:layer="layout" svg:width="2.214cm" svg:height="0.439cm" svg:x="9.138cm" svg:y="10.041cm" svg:viewBox="0 0 2215 440" svg:d="M1108 440c-369 0-739 0-1108 0 0-147 0-293 0-440 738 0 1476 0 2215 0 0 147 0 293 0 440-369 0-738 0-1107 0z">
              <text:p/>
            </draw:path>
            <draw:path draw:style-name="gr11" draw:text-style-name="P14" draw:layer="layout" svg:width="0.216cm" svg:height="0.221cm" svg:x="9.127cm" svg:y="10.167cm" svg:viewBox="0 0 217 222" svg:d="M217 35c0-27-14-35-23-35-12 0-23 13-23 24 0 7 2 10 8 15 10 10 17 22 17 39 0 21-31 133-88 133-25 0-37-17-37-42 0-28 13-63 28-105 5-7 7-14 7-24 0-22-16-40-40-40-46 0-66 71-66 75 0 6 6 6 7 6 4 0 4-1 7-10 14-49 36-60 50-60 5 0 13 0 13 16 0 12-6 25-8 34-23 56-28 79-28 101 0 52 42 60 65 60 83 0 111-162 111-187z">
              <text:p/>
            </draw:path>
            <draw:path draw:style-name="gr11" draw:text-style-name="P14" draw:layer="layout" svg:width="0.112cm" svg:height="0.489cm" svg:x="9.418cm" svg:y="10.016cm" svg:viewBox="0 0 113 490" svg:d="M113 485c0-2 0-2-8-10-62-63-77-155-77-231 0-85 20-170 80-230 5-7 5-7 5-8 0-5-1-6-4-6-5 0-49 34-78 96-25 53-31 108-31 148 0 39 6 98 32 154 30 60 72 92 77 92 3 0 4-1 4-5z">
              <text:p/>
            </draw:path>
            <draw:path draw:style-name="gr11" draw:text-style-name="P14" draw:layer="layout" svg:width="0.244cm" svg:height="0.221cm" svg:x="9.575cm" svg:y="10.167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6-22 11-44 17-67z">
              <text:p/>
            </draw:path>
            <draw:path draw:style-name="gr11" draw:text-style-name="P14" draw:layer="layout" svg:width="0.056cm" svg:height="0.146cm" svg:x="9.884cm" svg:y="10.332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4" draw:layer="layout" svg:width="0.206cm" svg:height="0.336cm" svg:x="10.078cm" svg:y="10.058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1" draw:text-style-name="P14" draw:layer="layout" svg:width="0.114cm" svg:height="0.489cm" svg:x="10.333cm" svg:y="10.016cm" svg:viewBox="0 0 115 490" svg:d="M115 244c0-37-6-96-32-152-31-60-73-92-77-92-3 0-6 3-6 6 0 1 0 1 10 11 47 47 75 125 75 227 0 84-18 171-78 232-7 7-7 7-7 9s3 5 6 5c4 0 49-33 78-96 25-53 31-108 31-150z">
              <text:p/>
            </draw:path>
            <draw:path draw:style-name="gr11" draw:text-style-name="P14" draw:layer="layout" svg:width="0.326cm" svg:height="0.115cm" svg:x="10.66cm" svg:y="10.203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4" draw:layer="layout" svg:width="0.206cm" svg:height="0.336cm" svg:x="11.171cm" svg:y="10.058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line draw:style-name="gr19" draw:text-style-name="P10" draw:layer="layout" svg:x1="6.83cm" svg:y1="19.976cm" svg:x2="16.201cm" svg:y2="19.976cm">
          <text:p/>
        </draw:line>
        <draw:line draw:style-name="gr19" draw:text-style-name="P10" draw:layer="layout" svg:x1="6.817cm" svg:y1="20.06cm" svg:x2="6.792cm" svg:y2="12.185cm">
          <text:p/>
        </draw:line>
        <draw:custom-shape draw:style-name="gr26" draw:text-style-name="P9" draw:layer="layout" svg:width="6.73cm" svg:height="4.318cm" svg:x="6.803cm" svg:y="15.658cm">
          <text:p/>
          <draw:enhanced-geometry svg:viewBox="0 0 21600 21600" draw:type="rectangle" draw:enhanced-path="M 0 0 L 21600 0 21600 21600 0 21600 0 0 Z N"/>
        </draw:custom-shape>
        <draw:line draw:style-name="gr27" draw:text-style-name="P10" draw:layer="layout" svg:x1="13.534cm" svg:y1="19.849cm" svg:x2="13.534cm" svg:y2="20.611cm">
          <text:p/>
        </draw:line>
        <draw:frame draw:style-name="gr21" draw:text-style-name="P5" draw:layer="layout" svg:width="0.853cm" svg:height="1.033cm" svg:x="13.316cm" svg:y="20.611cm">
          <draw:text-box>
            <text:p text:style-name="P4">a</text:p>
          </draw:text-box>
        </draw:frame>
        <draw:frame draw:style-name="gr21" draw:text-style-name="P5" draw:layer="layout" svg:width="0.853cm" svg:height="1.033cm" svg:x="5.188cm" svg:y="14.822cm">
          <draw:text-box>
            <text:p text:style-name="P4">b</text:p>
          </draw:text-box>
        </draw:frame>
        <draw:line draw:style-name="gr27" draw:text-style-name="P10" draw:layer="layout" svg:x1="6.803cm" svg:y1="15.657cm" svg:x2="6.168cm" svg:y2="15.657cm">
          <text:p/>
        </draw:line>
        <draw:frame draw:style-name="gr28" draw:text-style-name="P5" draw:layer="layout" svg:width="0.925cm" svg:height="1.033cm" svg:x="5.279cm" svg:y="13.118cm">
          <draw:text-box>
            <text:p text:style-name="P4">Y</text:p>
          </draw:text-box>
        </draw:frame>
        <draw:frame draw:style-name="gr28" draw:text-style-name="P5" draw:layer="layout" svg:width="0.925cm" svg:height="1.033cm" svg:x="15.403cm" svg:y="20.484cm">
          <draw:text-box>
            <text:p text:style-name="P4">X</text:p>
          </draw:text-box>
        </draw:frame>
        <draw:line draw:style-name="gr29" draw:text-style-name="P10" draw:layer="layout" svg:x1="6.803cm" svg:y1="15.785cm" svg:x2="6.422cm" svg:y2="16.039cm">
          <text:p/>
        </draw:line>
        <draw:line draw:style-name="gr29" draw:text-style-name="P10" draw:layer="layout" svg:x1="6.803cm" svg:y1="16.038cm" svg:x2="6.422cm" svg:y2="16.292cm">
          <text:p/>
        </draw:line>
        <draw:line draw:style-name="gr29" draw:text-style-name="P10" draw:layer="layout" svg:x1="6.803cm" svg:y1="16.292cm" svg:x2="6.422cm" svg:y2="16.546cm">
          <text:p/>
        </draw:line>
        <draw:line draw:style-name="gr29" draw:text-style-name="P10" draw:layer="layout" svg:x1="6.803cm" svg:y1="16.547cm" svg:x2="6.422cm" svg:y2="16.801cm">
          <text:p/>
        </draw:line>
        <draw:line draw:style-name="gr29" draw:text-style-name="P10" draw:layer="layout" svg:x1="6.803cm" svg:y1="16.801cm" svg:x2="6.422cm" svg:y2="17.055cm">
          <text:p/>
        </draw:line>
        <draw:line draw:style-name="gr29" draw:text-style-name="P10" draw:layer="layout" svg:x1="6.803cm" svg:y1="17.055cm" svg:x2="6.422cm" svg:y2="17.309cm">
          <text:p/>
        </draw:line>
        <draw:line draw:style-name="gr29" draw:text-style-name="P10" draw:layer="layout" svg:x1="6.803cm" svg:y1="17.308cm" svg:x2="6.422cm" svg:y2="17.562cm">
          <text:p/>
        </draw:line>
        <draw:line draw:style-name="gr29" draw:text-style-name="P10" draw:layer="layout" svg:x1="6.803cm" svg:y1="17.562cm" svg:x2="6.422cm" svg:y2="17.816cm">
          <text:p/>
        </draw:line>
        <draw:line draw:style-name="gr29" draw:text-style-name="P10" draw:layer="layout" svg:x1="6.803cm" svg:y1="17.816cm" svg:x2="6.422cm" svg:y2="18.07cm">
          <text:p/>
        </draw:line>
        <draw:line draw:style-name="gr29" draw:text-style-name="P10" draw:layer="layout" svg:x1="6.803cm" svg:y1="18.071cm" svg:x2="6.422cm" svg:y2="18.325cm">
          <text:p/>
        </draw:line>
        <draw:line draw:style-name="gr29" draw:text-style-name="P10" draw:layer="layout" svg:x1="6.803cm" svg:y1="18.325cm" svg:x2="6.422cm" svg:y2="18.579cm">
          <text:p/>
        </draw:line>
        <draw:line draw:style-name="gr29" draw:text-style-name="P10" draw:layer="layout" svg:x1="6.803cm" svg:y1="18.579cm" svg:x2="6.422cm" svg:y2="18.833cm">
          <text:p/>
        </draw:line>
        <draw:line draw:style-name="gr29" draw:text-style-name="P10" draw:layer="layout" svg:x1="6.803cm" svg:y1="18.832cm" svg:x2="6.422cm" svg:y2="19.086cm">
          <text:p/>
        </draw:line>
        <draw:line draw:style-name="gr29" draw:text-style-name="P10" draw:layer="layout" svg:x1="6.803cm" svg:y1="19.086cm" svg:x2="6.422cm" svg:y2="19.34cm">
          <text:p/>
        </draw:line>
        <draw:line draw:style-name="gr29" draw:text-style-name="P10" draw:layer="layout" svg:x1="6.803cm" svg:y1="19.34cm" svg:x2="6.422cm" svg:y2="19.594cm">
          <text:p/>
        </draw:line>
        <draw:line draw:style-name="gr29" draw:text-style-name="P10" draw:layer="layout" svg:x1="6.803cm" svg:y1="19.595cm" svg:x2="6.422cm" svg:y2="19.849cm">
          <text:p/>
        </draw:line>
        <draw:line draw:style-name="gr29" draw:text-style-name="P10" draw:layer="layout" svg:x1="6.803cm" svg:y1="19.849cm" svg:x2="6.422cm" svg:y2="20.103cm">
          <text:p/>
        </draw:line>
        <draw:line draw:style-name="gr29" draw:text-style-name="P10" draw:layer="layout" svg:x1="6.804cm" svg:y1="15.785cm" svg:x2="6.423cm" svg:y2="16.039cm">
          <text:p/>
        </draw:line>
        <draw:g>
          <svg:title>TexMaths</svg:title>
          <svg:desc>14§display§w(x,b) = 0§svg§600§FALSE§</svg:desc>
          <draw:g>
            <draw:path draw:style-name="gr10" draw:text-style-name="P13" draw:layer="layout" svg:width="2.288cm" svg:height="0.439cm" svg:x="9.138cm" svg:y="14.757cm" svg:viewBox="0 0 2289 440" svg:d="M1144 440c-381 0-763 0-1144 0 0-147 0-293 0-440 763 0 1526 0 2289 0 0 147 0 293 0 440-382 0-763 0-1145 0z">
              <text:p/>
            </draw:path>
            <draw:path draw:style-name="gr11" draw:text-style-name="P14" draw:layer="layout" svg:width="0.325cm" svg:height="0.221cm" svg:x="9.127cm" svg:y="14.883cm" svg:viewBox="0 0 326 222" svg:d="M213 50c2-10 8-28 8-30 0-10-7-14-14-14s-15 4-18 14c-2 2-25 96-28 108-4 16-6 24-6 34 0 4 0 6 2 8-12 25-27 41-46 41-40 0-40-36-40-45 0-15 3-35 27-95 4-14 8-21 8-31 0-22-16-40-40-40-48 0-66 71-66 75 0 6 6 6 7 6 4 0 4-1 7-10 14-44 32-60 50-60 5 0 12 0 12 16 0 12-5 26-9 34-21 58-26 81-26 100 0 44 32 61 68 61 9 0 32 0 52-35 12 32 46 35 61 35 37 0 59-31 72-60 17-38 32-103 32-127 0-28-14-35-22-35-12 0-24 13-24 24 0 7 3 10 7 12 5 6 18 18 18 42 0 17-14 66-27 90-14 26-30 43-54 43s-37-14-37-42c0-14 3-29 6-36 7-28 13-55 20-83z">
              <text:p/>
            </draw:path>
            <draw:path draw:style-name="gr11" draw:text-style-name="P14" draw:layer="layout" svg:width="0.112cm" svg:height="0.489cm" svg:x="9.527cm" svg:y="14.73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4" draw:layer="layout" svg:width="0.244cm" svg:height="0.221cm" svg:x="9.684cm" svg:y="14.883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1" draw:text-style-name="P14" draw:layer="layout" svg:width="0.056cm" svg:height="0.146cm" svg:x="9.993cm" svg:y="15.04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4" draw:layer="layout" svg:width="0.179cm" svg:height="0.344cm" svg:x="10.192cm" svg:y="14.76cm" svg:viewBox="0 0 180 345" svg:d="M95 6c0-2 0-6-7-6-11 0-47 4-60 4-4 2-10 2-10 10 0 7 6 7 13 7 24 0 24 3 24 8 0 3-5 20-7 30-13 53-27 107-40 160-7 24-8 32-8 49 0 46 27 77 63 77 57 0 117-73 117-144 0-45-25-78-64-78-24 0-43 14-57 29 12-49 24-98 36-146zM48 190c4-10 4-11 8-17 24-32 46-39 59-39 18 0 30 14 30 46 0 29-16 85-25 103-15 34-39 51-57 51-17 0-34-13-34-49 0-10 0-18 9-50 3-15 6-30 10-45z">
              <text:p/>
            </draw:path>
            <draw:path draw:style-name="gr11" draw:text-style-name="P14" draw:layer="layout" svg:width="0.114cm" svg:height="0.489cm" svg:x="10.407cm" svg:y="14.73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4" draw:layer="layout" svg:width="0.326cm" svg:height="0.115cm" svg:x="10.734cm" svg:y="14.91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4" draw:layer="layout" svg:width="0.206cm" svg:height="0.336cm" svg:x="11.245cm" svg:y="14.774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(x,0) = 0§svg§600§FALSE§</svg:desc>
          <draw:g>
            <draw:path draw:style-name="gr10" draw:text-style-name="P13" draw:layer="layout" svg:width="2.323cm" svg:height="0.439cm" svg:x="9.191cm" svg:y="20.854cm" svg:viewBox="0 0 2324 440" svg:d="M1163 440c-388 0-775 0-1163 0 0-147 0-293 0-440 775 0 1549 0 2324 0 0 147 0 293 0 440-387 0-774 0-1161 0z">
              <text:p/>
            </draw:path>
            <draw:path draw:style-name="gr11" draw:text-style-name="P14" draw:layer="layout" svg:width="0.325cm" svg:height="0.221cm" svg:x="9.18cm" svg:y="20.98cm" svg:viewBox="0 0 326 222" svg:d="M214 50c1-10 7-28 7-30 0-10-7-14-14-14s-15 4-18 14c-2 2-25 96-28 108-4 16-6 24-6 34 0 4 0 6 2 8-12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4-35-22-35-12 0-24 13-24 24 0 7 3 10 7 12 5 6 18 18 18 42 0 17-14 66-27 90-14 26-30 43-54 43s-37-14-37-42c0-14 3-29 6-36 7-28 14-55 21-83z">
              <text:p/>
            </draw:path>
            <draw:path draw:style-name="gr11" draw:text-style-name="P14" draw:layer="layout" svg:width="0.112cm" svg:height="0.489cm" svg:x="9.58cm" svg:y="20.829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4" draw:layer="layout" svg:width="0.244cm" svg:height="0.221cm" svg:x="9.737cm" svg:y="20.98cm" svg:viewBox="0 0 245 222" svg:d="M150 68c2-12 14-57 49-57 2 0 14 0 23 6-12 3-22 15-22 26 0 9 4 18 18 18 11 0 27-9 27-29 0-25-30-32-46-32-28 0-45 27-52 38-11-32-38-38-53-38-51 0-79 63-79 75 0 6 5 6 6 6 4 0 6-1 7-6 17-51 49-64 66-64 8 0 26 4 26 32 0 16-8 49-26 118-9 30-25 50-48 50-3 0-14 0-24-6 13-3 23-12 23-26s-10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1" draw:text-style-name="P14" draw:layer="layout" svg:width="0.056cm" svg:height="0.146cm" svg:x="10.046cm" svg:y="21.14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4" draw:layer="layout" svg:width="0.206cm" svg:height="0.336cm" svg:x="10.24cm" svg:y="20.871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1" draw:text-style-name="P14" draw:layer="layout" svg:width="0.114cm" svg:height="0.489cm" svg:x="10.495cm" svg:y="20.82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4" draw:layer="layout" svg:width="0.326cm" svg:height="0.115cm" svg:x="10.822cm" svg:y="21.01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4" draw:layer="layout" svg:width="0.206cm" svg:height="0.336cm" svg:x="11.333cm" svg:y="20.87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0,y) = 0§svg§600§FALSE§</svg:desc>
          <draw:g>
            <draw:path draw:style-name="gr10" draw:text-style-name="P13" draw:layer="layout" svg:width="2.421cm" svg:height="0.439cm" svg:x="3.423cm" svg:y="6.884cm" svg:viewBox="0 0 2422 440" svg:d="M1212 440c-404 0-808 0-1212 0 0-147 0-293 0-440 807 0 1614 0 2422 0 0 147 0 293 0 440-404 0-807 0-1210 0z">
              <text:p/>
            </draw:path>
            <draw:path draw:style-name="gr11" draw:text-style-name="P14" draw:layer="layout" svg:width="0.216cm" svg:height="0.221cm" svg:x="3.412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1" draw:text-style-name="P14" draw:layer="layout" svg:width="0.184cm" svg:height="0.153cm" svg:x="3.653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1" draw:text-style-name="P14" draw:layer="layout" svg:width="0.114cm" svg:height="0.489cm" svg:x="3.932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1" draw:text-style-name="P14" draw:layer="layout" svg:width="0.205cm" svg:height="0.336cm" svg:x="4.095cm" svg:y="6.901cm" svg:viewBox="0 0 206 337" svg:d="M206 169c0-39-2-78-20-115-22-47-63-54-82-54-30 0-66 13-86 57-17 35-18 73-18 112 0 36 1 81 21 117 21 41 57 51 81 51 27 0 64-10 85-58 17-33 19-71 19-110zM102 325c-18 0-47-12-56-58-5-30-5-76-5-104 0-32 0-64 4-90 8-58 46-63 57-63 17 0 49 10 59 57 4 28 4 66 4 96 0 37 0 70-6 101-7 47-34 61-57 61z">
              <text:p/>
            </draw:path>
            <draw:path draw:style-name="gr11" draw:text-style-name="P14" draw:layer="layout" svg:width="0.056cm" svg:height="0.146cm" svg:x="4.36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4" draw:layer="layout" svg:width="0.226cm" svg:height="0.316cm" svg:x="4.554cm" svg:y="7.01cm" svg:viewBox="0 0 227 317" svg:d="M224 31c3-7 3-9 3-11 0-10-7-14-16-14-4 0-12 2-17 9-1 3-4 19-7 27-2 12-7 26-9 39-8 29-15 59-23 88-1 8-22 42-54 42-25 0-31-21-31-39 0-23 8-53 25-97 9-19 10-25 10-35 0-22-15-40-41-40-46 0-64 71-64 75 0 6 4 6 6 6 4 0 5-1 8-10 13-46 32-60 49-60 4 0 13 0 13 16 0 12-6 25-9 34-19 52-29 80-29 102 0 44 32 59 60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1" draw:text-style-name="P14" draw:layer="layout" svg:width="0.114cm" svg:height="0.489cm" svg:x="4.825cm" svg:y="6.85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4" draw:layer="layout" svg:width="0.326cm" svg:height="0.115cm" svg:x="5.15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4" draw:layer="layout" svg:width="0.206cm" svg:height="0.336cm" svg:x="5.66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a,y) = 0§svg§600§FALSE§</svg:desc>
          <draw:g>
            <draw:path draw:style-name="gr10" draw:text-style-name="P13" draw:layer="layout" svg:width="2.435cm" svg:height="0.439cm" svg:x="14.599cm" svg:y="6.884cm" svg:viewBox="0 0 2436 440" svg:d="M1217 440c-406 0-811 0-1217 0 0-147 0-293 0-440 812 0 1624 0 2436 0 0 147 0 293 0 440-407 0-813 0-1219 0z">
              <text:p/>
            </draw:path>
            <draw:path draw:style-name="gr11" draw:text-style-name="P14" draw:layer="layout" svg:width="0.216cm" svg:height="0.221cm" svg:x="14.588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1" draw:text-style-name="P14" draw:layer="layout" svg:width="0.184cm" svg:height="0.153cm" svg:x="14.829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1" draw:text-style-name="P14" draw:layer="layout" svg:width="0.114cm" svg:height="0.489cm" svg:x="15.108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1" draw:text-style-name="P14" draw:layer="layout" svg:width="0.224cm" svg:height="0.221cm" svg:x="15.271cm" svg:y="7.01cm" svg:viewBox="0 0 225 222" svg:d="M164 32c-9-18-24-32-45-32-59 0-119 73-119 144 0 46 27 78 66 78 10 0 33-1 63-36 4 19 21 36 44 36 19 0 30-11 37-27 8-18 15-47 15-48 0-5-4-5-5-5-6 0-6 2-7 9-9 32-19 60-38 60-14 0-16-13-16-22 0-12 2-14 7-37 6-21 7-25 12-43 5-23 11-46 16-69 5-13 5-15 5-16 0-9-6-14-14-14-13 0-20 11-21 22zM132 158c-3 10-3 10-10 18-21 28-42 35-56 35-24 0-31-27-31-46 0-24 15-84 27-106 15-30 37-48 57-48 32 0 39 41 39 43 0 3-1 6-1 9-9 31-17 63-25 95z">
              <text:p/>
            </draw:path>
            <draw:path draw:style-name="gr11" draw:text-style-name="P14" draw:layer="layout" svg:width="0.056cm" svg:height="0.146cm" svg:x="15.55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4" draw:layer="layout" svg:width="0.226cm" svg:height="0.316cm" svg:x="15.744cm" svg:y="7.01cm" svg:viewBox="0 0 227 317" svg:d="M224 31c3-7 3-9 3-11 0-10-7-14-16-14-4 0-12 2-17 9 0 3-4 19-7 27-2 12-7 26-9 39-8 29-15 59-23 88-1 8-22 42-54 42-25 0-31-21-31-39 0-23 8-53 25-97 9-19 10-25 10-35 0-22-15-40-41-40-46 0-64 71-64 75 0 6 4 6 6 6 5 0 5-1 8-10 13-46 32-60 49-60 4 0 13 0 13 16 0 12-6 25-9 34-19 52-28 80-28 102 0 44 31 59 59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1" draw:text-style-name="P14" draw:layer="layout" svg:width="0.114cm" svg:height="0.489cm" svg:x="16.015cm" svg:y="6.859cm" svg:viewBox="0 0 115 490" svg:d="M115 244c0-37-6-96-32-152-30-60-73-92-77-92-3 0-6 3-6 6 0 1 0 1 10 11 47 47 77 125 77 227 0 84-18 171-80 232-7 7-7 7-7 9s3 5 6 5c4 0 49-33 78-96 25-53 31-108 31-150z">
              <text:p/>
            </draw:path>
            <draw:path draw:style-name="gr11" draw:text-style-name="P14" draw:layer="layout" svg:width="0.326cm" svg:height="0.115cm" svg:x="16.34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4" draw:layer="layout" svg:width="0.206cm" svg:height="0.336cm" svg:x="16.85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_x(0,y) = 0§svg§600§FALSE§</svg:desc>
          <draw:g>
            <draw:path draw:style-name="gr10" draw:text-style-name="P13" draw:layer="layout" svg:width="2.536cm" svg:height="0.439cm" svg:x="3.296cm" svg:y="17.534cm" svg:viewBox="0 0 2537 440" svg:d="M1268 440c-423 0-845 0-1268 0 0-147 0-293 0-440 846 0 1691 0 2537 0 0 147 0 293 0 440-423 0-846 0-1269 0z">
              <text:p/>
            </draw:path>
            <draw:path draw:style-name="gr11" draw:text-style-name="P14" draw:layer="layout" svg:width="0.325cm" svg:height="0.221cm" svg:x="3.285cm" svg:y="17.66cm" svg:viewBox="0 0 326 222" svg:d="M214 50c1-10 7-28 7-30 0-10-7-14-14-14s-15 4-18 14c-2 2-25 96-28 108-4 16-6 24-6 34 0 4 0 6 2 8-11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3-35-21-35-13 0-25 13-25 24 0 7 3 10 7 12 5 6 18 18 18 42 0 17-14 66-27 90-14 26-30 43-54 43s-37-14-37-42c0-14 3-29 6-36 7-28 14-55 21-83z">
              <text:p/>
            </draw:path>
            <draw:path draw:style-name="gr11" draw:text-style-name="P14" draw:layer="layout" svg:width="0.182cm" svg:height="0.153cm" svg:x="3.64cm" svg:y="17.799cm" svg:viewBox="0 0 183 154" svg:d="M69 114c-3 12-16 30-33 30-1 0-11 0-18-4 14-5 14-17 14-20 0-7-5-12-12-12-10 0-20 8-20 20 0 19 18 26 35 26s31-10 39-24c9 18 27 24 41 24 40 0 61-42 61-52 0-6-3-4-5-6-6 0-6 3-7 7-7 24-28 41-48 41-14 0-21-9-21-23 0-8 9-39 18-78 7-25 23-35 34-35 1 0 11 0 18 6-10 3-14 13-14 18 0 8 5 13 13 13 7 0 19-6 19-21 0-18-22-24-35-24-18 0-32 11-39 24-5-14-22-24-40-24-40 0-62 42-62 52 0 4 4 2 6 4 5 0 5-2 7-6 8-26 30-42 47-42 11 0 21 7 21 24 0 6-4 24-8 35-4 16-8 32-11 47z">
              <text:p/>
            </draw:path>
            <draw:path draw:style-name="gr11" draw:text-style-name="P14" draw:layer="layout" svg:width="0.114cm" svg:height="0.489cm" svg:x="3.919cm" svg:y="17.509cm" svg:viewBox="0 0 115 490" svg:d="M115 485c0-2 0-2-9-10-61-63-77-155-77-231 0-85 19-170 79-230 7-7 7-7 7-8 0-5-2-6-6-6s-49 34-77 96c-25 53-32 108-32 148 0 39 6 98 34 154 29 60 71 92 75 92s6-1 6-5z">
              <text:p/>
            </draw:path>
            <draw:path draw:style-name="gr11" draw:text-style-name="P14" draw:layer="layout" svg:width="0.206cm" svg:height="0.336cm" svg:x="4.081cm" svg:y="17.551cm" svg:viewBox="0 0 207 337" svg:d="M207 169c0-39-3-78-20-115-22-47-62-54-83-54-30 0-66 13-86 57-15 35-18 73-18 112 0 36 1 81 22 117 21 41 58 51 82 51 26 0 62-10 85-58 15-33 18-71 18-110zM104 325c-20 0-49-12-58-58-5-30-5-76-5-104 0-32 0-64 4-90 10-58 46-63 59-63 15 0 49 10 57 57 5 28 5 66 5 96 0 37 0 70-5 101-7 47-35 61-57 61z">
              <text:p/>
            </draw:path>
            <draw:path draw:style-name="gr11" draw:text-style-name="P14" draw:layer="layout" svg:width="0.056cm" svg:height="0.146cm" svg:x="4.35cm" svg:y="17.825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11" draw:text-style-name="P14" draw:layer="layout" svg:width="0.226cm" svg:height="0.316cm" svg:x="4.54cm" svg:y="17.66cm" svg:viewBox="0 0 227 317" svg:d="M225 31c2-7 2-9 2-11 0-10-7-14-14-14-5 0-13 2-17 9-2 3-6 19-7 27-4 12-7 26-10 39-7 29-15 59-22 88-2 8-23 42-56 42-25 0-30-21-30-39 0-23 9-53 26-97 7-19 9-25 9-35 0-22-16-40-40-40-48 0-66 71-66 75 0 6 6 6 7 6 4 0 4-1 7-10 14-46 34-60 50-60 3 0 12 0 12 16 0 12-5 25-9 34-19 52-28 80-28 102 0 44 31 59 60 59 20 0 37-8 49-22-5 25-11 50-30 75-14 17-33 31-55 31-7 0-29-2-38-20 9 0 14 0 21-7 6-4 10-10 10-19 0-16-13-17-18-17-11 0-27 7-27 32 0 24 21 42 52 42 50 0 101-45 115-99 16-63 31-125 47-187z">
              <text:p/>
            </draw:path>
            <draw:path draw:style-name="gr11" draw:text-style-name="P14" draw:layer="layout" svg:width="0.114cm" svg:height="0.489cm" svg:x="4.813cm" svg:y="17.509cm" svg:viewBox="0 0 115 490" svg:d="M115 244c0-37-6-96-34-152-29-60-71-92-75-92-5 0-6 3-6 6 0 1 0 1 10 11 47 47 75 125 75 227 0 84-18 171-78 232-7 7-7 7-7 9s1 5 6 5c4 0 49-33 77-96 25-53 32-108 32-150z">
              <text:p/>
            </draw:path>
            <draw:path draw:style-name="gr11" draw:text-style-name="P14" draw:layer="layout" svg:width="0.326cm" svg:height="0.115cm" svg:x="5.14cm" svg:y="17.69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4" draw:layer="layout" svg:width="0.206cm" svg:height="0.336cm" svg:x="5.651cm" svg:y="17.55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8 47-36 61-57 61z">
              <text:p/>
            </draw:path>
          </draw:g>
        </draw:g>
        <draw:g>
          <svg:title>TexMaths</svg:title>
          <svg:desc>14§display§w_x(a,y) = g(y)§svg§600§FALSE§</svg:desc>
          <draw:g>
            <draw:path draw:style-name="gr10" draw:text-style-name="P13" draw:layer="layout" svg:width="3.168cm" svg:height="0.439cm" svg:x="14.092cm" svg:y="17.534cm" svg:viewBox="0 0 3169 440" svg:d="M1584 440c-528 0-1056 0-1584 0 0-147 0-293 0-440 1056 0 2112 0 3169 0 0 147 0 293 0 440-528 0-1057 0-1585 0z">
              <text:p/>
            </draw:path>
            <draw:path draw:style-name="gr11" draw:text-style-name="P14" draw:layer="layout" svg:width="0.325cm" svg:height="0.221cm" svg:x="14.081cm" svg:y="17.66cm" svg:viewBox="0 0 326 222" svg:d="M214 50c2-10 7-28 7-30 0-10-7-14-14-14s-15 4-18 14c-1 2-25 96-28 108-4 16-6 24-6 34 0 4 0 6 2 8-11 25-27 41-46 41-40 0-40-36-40-45 0-15 3-35 27-95 4-14 8-21 8-31 0-22-16-40-40-40-48 0-66 71-66 75 0 6 6 6 7 6 4 0 4-1 7-10 14-44 32-60 50-60 5 0 13 0 13 16 0 12-6 26-10 34-21 58-26 81-26 100 0 44 32 61 68 61 9 0 32 0 52-35 13 32 46 35 62 35 36 0 58-31 71-60 17-38 32-103 32-127 0-28-14-35-22-35-11 0-24 13-24 24 0 7 3 10 7 12 6 6 18 18 18 42 0 17-14 66-26 90-14 26-31 43-55 43s-36-14-36-42c0-14 2-29 5-36 7-28 14-55 21-83z">
              <text:p/>
            </draw:path>
            <draw:path draw:style-name="gr11" draw:text-style-name="P14" draw:layer="layout" svg:width="0.184cm" svg:height="0.153cm" svg:x="14.435cm" svg:y="17.799cm" svg:viewBox="0 0 185 154" svg:d="M70 114c-4 12-15 30-32 30-2 0-11 0-18-4 14-5 14-17 14-20 0-7-6-12-13-12-10 0-21 8-21 20 0 19 20 26 36 26 17 0 31-10 40-24 8 18 26 24 40 24 39 0 60-42 60-52 0-6-4-6-5-6-4 0-4 3-6 7-7 24-28 41-47 41-14 0-21-9-21-23 0-8 8-39 18-78 7-25 22-35 33-35 6 2 12 0 19 6-12 3-16 13-16 18 0 8 6 13 14 13s20-6 20-21c0-18-23-24-37-24-16 0-30 11-37 24-6-14-23-24-42-24-38 0-61 42-61 52 0 4 4 2 6 4 6 0 6-2 7-6 8-26 31-42 48-42 11 0 19 7 19 24 0 6-4 24-7 35-4 16-7 32-11 47z">
              <text:p/>
            </draw:path>
            <draw:path draw:style-name="gr11" draw:text-style-name="P14" draw:layer="layout" svg:width="0.114cm" svg:height="0.489cm" svg:x="14.715cm" svg:y="17.509cm" svg:viewBox="0 0 115 490" svg:d="M115 485c0-2 0-2-9-10-61-63-77-155-77-229 0-87 19-172 79-232 7-7 7-7 7-8 0-5-3-6-6-6-4 0-49 34-78 96-24 53-31 108-31 150 0 37 6 96 34 152 29 60 71 92 75 92 3 0 6-1 6-5z">
              <text:p/>
            </draw:path>
            <draw:path draw:style-name="gr11" draw:text-style-name="P14" draw:layer="layout" svg:width="0.224cm" svg:height="0.221cm" svg:x="14.877cm" svg:y="17.66cm" svg:viewBox="0 0 225 222" svg:d="M164 32c-9-18-23-32-45-32-57 0-119 73-119 144 0 46 28 78 66 78 10 0 35-1 64-36 3 19 21 36 45 36 17 0 28-11 36-27 9-18 14-47 14-48 0-5-4-5-5-5-6 0-6 2-7 9-9 32-17 60-38 60-13 0-14-13-14-22 0-12 0-14 6-37 5-21 7-25 11-43 6-23 12-46 18-69 3-13 3-15 3-16 0-9-6-14-14-14-13 0-20 11-21 22zM132 158c-2 10-2 10-10 18-21 28-42 35-55 35-25 0-32-27-32-46 0-24 15-84 27-106 15-30 37-48 57-48 32 0 39 41 39 43 0 3-1 6-1 9-9 31-17 63-25 95z">
              <text:p/>
            </draw:path>
            <draw:path draw:style-name="gr11" draw:text-style-name="P14" draw:layer="layout" svg:width="0.056cm" svg:height="0.146cm" svg:x="15.16cm" svg:y="17.825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4" draw:layer="layout" svg:width="0.226cm" svg:height="0.316cm" svg:x="15.35cm" svg:y="17.66cm" svg:viewBox="0 0 227 317" svg:d="M225 31c2-7 2-9 2-11 0-10-7-14-14-14-6 0-13 2-17 9-1 3-6 19-7 27-4 12-7 26-10 39-7 29-15 59-22 88-3 8-24 42-56 42-25 0-31-21-31-39 0-23 8-53 25-97 9-19 10-25 10-35 0-22-15-40-41-40-46 0-64 71-64 75 0 6 4 4 6 6 5 0 5-1 8-10 13-46 32-60 49-60 4 0 13 0 13 16 0 12-5 25-9 34-19 52-28 80-28 102 0 44 31 59 60 59 19 0 35-8 49-22-5 25-12 50-32 75-12 17-31 31-53 31-7 0-29-2-38-20 9 0 14 0 21-7 6-4 10-10 10-19 0-16-13-17-18-17-11 0-28 7-28 32 0 24 22 42 53 42 50 0 101-45 115-99 16-63 31-125 47-187z">
              <text:p/>
            </draw:path>
            <draw:path draw:style-name="gr11" draw:text-style-name="P14" draw:layer="layout" svg:width="0.112cm" svg:height="0.489cm" svg:x="15.623cm" svg:y="17.509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4" draw:layer="layout" svg:width="0.325cm" svg:height="0.115cm" svg:x="15.951cm" svg:y="17.696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4" draw:layer="layout" svg:width="0.224cm" svg:height="0.316cm" svg:x="16.449cm" svg:y="17.66cm" svg:viewBox="0 0 225 317" svg:d="M224 32c0-3 1-5 1-8 0-9-5-14-14-14-5 0-18 4-19 21-10-18-27-31-46-31-56 0-118 68-118 140 0 47 31 76 66 76 29 0 52-22 57-27-10 43-10 42-15 64-3 5-20 53-72 53-9 0-25 0-39-4 14-5 20-17 20-26 0-8-6-18-18-18s-27 10-27 30c0 19 18 29 66 29 61 0 96-38 103-67 19-73 37-145 55-218zM160 154c-3 12-14 25-24 35-11 8-27 16-41 16-24 0-32-25-32-44 0-24 14-81 28-107 13-23 35-43 55-43 32 0 39 39 39 42s0 6-2 7c-8 31-16 62-23 94z">
              <text:p/>
            </draw:path>
            <draw:path draw:style-name="gr11" draw:text-style-name="P14" draw:layer="layout" svg:width="0.112cm" svg:height="0.489cm" svg:x="16.743cm" svg:y="17.509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4" draw:layer="layout" svg:width="0.226cm" svg:height="0.316cm" svg:x="16.9cm" svg:y="17.66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4" draw:layer="layout" svg:width="0.114cm" svg:height="0.489cm" svg:x="17.171cm" svg:y="17.509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8§display§v(x,t)§svg§600§FALSE§</svg:desc>
          <draw:g>
            <draw:path draw:style-name="gr10" draw:text-style-name="P13" draw:layer="layout" svg:width="1.559cm" svg:height="0.562cm" svg:x="9.44cm" svg:y="6.872cm" svg:viewBox="0 0 1560 563" svg:d="M0 0c520 0 1040 0 1560 0 0 188 0 376 0 563-520 0-1040 0-1560 0 0-187 0-375 0-563z">
              <text:p/>
            </draw:path>
            <draw:path draw:style-name="gr11" draw:text-style-name="P14" draw:layer="layout" svg:width="0.276cm" svg:height="0.282cm" svg:x="9.426cm" svg:y="7.034cm" svg:viewBox="0 0 277 283" svg:d="M277 43c0-34-16-43-27-43-16 0-31 16-31 31 0 7 2 10 9 17 15 13 22 29 22 52 0 26-38 171-112 171-32 0-46-23-46-56 0-34 16-80 36-132 5-11 7-20 7-33 0-27-20-50-51-50-59 0-84 92-84 97s5 3 7 5c7 0 7-2 11-10 18-63 45-79 63-79 5 0 16 0 16 21 0 14-5 32-11 43-27 74-36 102-36 129 0 69 56 77 85 77 106 0 142-208 142-240z">
              <text:p/>
            </draw:path>
            <draw:path draw:style-name="gr11" draw:text-style-name="P14" draw:layer="layout" svg:width="0.146cm" svg:height="0.627cm" svg:x="9.798cm" svg:y="6.84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1" draw:text-style-name="P14" draw:layer="layout" svg:width="0.314cm" svg:height="0.282cm" svg:x="9.999cm" svg:y="7.034cm" svg:viewBox="0 0 315 283" svg:d="M192 88c6-16 20-75 63-75 4 0 18 0 33 9-18 3-31 19-31 34 0 10 7 21 23 21 15 0 35-11 35-36 0-32-38-41-58-41-38 0-59 32-66 47-17-42-51-47-69-47-66 0-102 81-102 97 0 5 5 3 7 5 5 0 7-2 9-7 22-66 63-82 84-82 13 0 35 7 35 43 0 19-11 61-35 149-10 39-32 66-59 66-3 0-18 0-32-9 16-4 30-16 30-34 0-16-14-22-23-22-20 0-36 16-36 36 0 29 32 41 59 41 43 0 65-43 67-46 7 23 30 46 68 46 65 0 101-80 101-96 0-6-6-6-7-6-6 0-8 2-8 7-21 67-64 83-84 83-25 0-34-22-34-41 0-15 3-29 11-56 6-29 13-57 19-86z">
              <text:p/>
            </draw:path>
            <draw:path draw:style-name="gr11" draw:text-style-name="P14" draw:layer="layout" svg:width="0.073cm" svg:height="0.187cm" svg:x="10.397cm" svg:y="7.244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1" draw:text-style-name="P14" draw:layer="layout" svg:width="0.193cm" svg:height="0.399cm" svg:x="10.638cm" svg:y="6.917cm" svg:viewBox="0 0 194 400" svg:d="M115 144c20 0 40 0 59 0 13 0 20 0 20-15 0-5-7-5-18-5-18 0-37 0-56 0 24-90 26-102 26-106 0-11-8-18-18-18-2 0-20 2-26 23-8 34-16 67-25 101-19 0-39 0-59 0-13 0-18 0-18 11 0 9 5 9 18 9 19 0 37 0 56 0-47 177-49 188-49 199 0 34 24 57 58 57 64 0 100-91 100-97 0-5-5-5-7-5-5 0-7 2-9 9-29 64-61 81-83 81-12 0-19-9-19-29 0-16 2-20 3-31 16-61 31-123 47-184z">
              <text:p/>
            </draw:path>
            <draw:path draw:style-name="gr11" draw:text-style-name="P14" draw:layer="layout" svg:width="0.145cm" svg:height="0.627cm" svg:x="10.887cm" svg:y="6.84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g>
          <svg:title>TexMaths</svg:title>
          <svg:desc>18§display§w(x,t)§svg§600§FALSE§</svg:desc>
          <draw:g>
            <draw:path draw:style-name="gr10" draw:text-style-name="P13" draw:layer="layout" svg:width="1.7cm" svg:height="0.562cm" svg:x="9.298cm" svg:y="17.413cm" svg:viewBox="0 0 1701 563" svg:d="M0 0c567 0 1134 0 1701 0 0 188 0 376 0 563-567 0-1134 0-1701 0 0-187 0-375 0-563z">
              <text:p/>
            </draw:path>
            <draw:path draw:style-name="gr11" draw:text-style-name="P14" draw:layer="layout" svg:width="0.418cm" svg:height="0.282cm" svg:x="9.284cm" svg:y="17.575cm" svg:viewBox="0 0 419 283" svg:d="M273 65c4-15 9-38 9-42 0-10-7-16-18-16-7 0-18 4-23 16-2 6-31 126-36 142-4 18-5 31-5 41 0 8 0 9 0 11-15 34-33 54-58 54-50 0-50-47-50-57 0-20 3-45 32-122 7-20 11-29 11-42 0-27-20-50-50-50-62 0-85 92-85 97s5 3 7 5c7 0 7-2 11-10 16-60 41-79 63-79 7 0 16 1 16 21 0 16-7 34-11 45-28 74-36 102-36 126 0 57 44 78 90 78 11 0 42 0 67-43 16 40 59 43 77 43 49 0 76-39 92-77 21-48 43-132 43-163 0-34-18-43-29-43-16 0-30 16-30 31 0 7 3 10 9 16 7 7 21 23 21 53 0 22-18 83-34 115-16 33-38 56-68 56-31 0-47-20-47-56 0-18 4-36 5-45 9-35 18-70 27-105z">
              <text:p/>
            </draw:path>
            <draw:path draw:style-name="gr11" draw:text-style-name="P14" draw:layer="layout" svg:width="0.146cm" svg:height="0.627cm" svg:x="9.797cm" svg:y="17.381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1" draw:text-style-name="P14" draw:layer="layout" svg:width="0.314cm" svg:height="0.282cm" svg:x="9.998cm" svg:y="17.575cm" svg:viewBox="0 0 315 283" svg:d="M192 88c6-16 20-75 63-75 4 0 18 0 33 9-18 3-31 19-31 34 0 10 7 21 24 21 14 0 34-11 34-36 0-32-38-41-58-41-38 0-59 32-66 47-17-42-51-47-69-47-66 0-102 81-102 97 0 5 5 3 7 5 5 0 7-2 9-7 22-66 63-82 84-82 13 0 35 7 35 43 0 19-11 61-35 149-10 39-32 66-59 66-3 0-18 0-32-9 16-4 30-16 30-34 0-16-14-22-23-22-20 0-36 16-36 36 0 29 32 41 59 41 44 0 65-43 67-46 7 23 30 46 68 46 65 0 101-80 101-96 0-6-5-6-7-6-6 0-7 2-7 7-22 67-65 83-85 83-25 0-34-22-34-41 0-15 3-29 11-56 6-29 13-57 19-86z">
              <text:p/>
            </draw:path>
            <draw:path draw:style-name="gr11" draw:text-style-name="P14" draw:layer="layout" svg:width="0.073cm" svg:height="0.187cm" svg:x="10.395cm" svg:y="17.785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1" draw:text-style-name="P14" draw:layer="layout" svg:width="0.193cm" svg:height="0.399cm" svg:x="10.636cm" svg:y="17.458cm" svg:viewBox="0 0 194 400" svg:d="M115 144c20 0 40 0 59 0 13 0 20 0 20-15 0-5-7-5-18-5-18 0-37 0-56 0 24-90 26-102 26-106 0-11-8-18-18-18-2 0-20 2-25 23-9 34-17 67-26 101-19 0-39 0-59 0-13 0-18 0-18 11 0 9 5 9 18 9 19 0 37 0 56 0-47 177-49 188-49 199 0 34 24 57 58 57 64 0 100-91 100-97 0-5-5-5-7-5-5 0-7 2-9 9-29 64-61 81-82 81-13 0-20-9-20-29 0-16 2-20 3-31 16-61 32-123 47-184z">
              <text:p/>
            </draw:path>
            <draw:path draw:style-name="gr11" draw:text-style-name="P14" draw:layer="layout" svg:width="0.145cm" svg:height="0.627cm" svg:x="10.886cm" svg:y="17.381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custom-shape draw:style-name="gr30" draw:text-style-name="P18" draw:layer="layout" svg:width="6.604cm" svg:height="1.015cm" svg:x="7.024cm" svg:y="7.6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23" draw:layer="layout" svg:width="6.096cm" svg:height="1.27cm" svg:x="8.111cm" svg:y="8.492cm">
          <draw:text-box>
            <text:p text:style-name="P4"><text:span text:style-name="T9">homogeneous</text:span></text:p>
          </draw:text-box>
        </draw:frame>
        <draw:custom-shape draw:style-name="gr33" draw:text-style-name="P18" draw:layer="layout" svg:width="3.808cm" svg:height="1.016cm" draw:transform="skewX (0.044331363000656) rotate (-1.55718275862934) translate (8.694cm 15.8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23" draw:layer="layout" svg:width="6.096cm" svg:height="1.27cm" svg:x="8.619cm" svg:y="18.525cm">
          <draw:text-box>
            <text:p text:style-name="P4"><text:span text:style-name="T9">homogeneous</text:span></text:p>
          </draw:text-box>
        </draw:frame>
        <draw:frame draw:style-name="gr39" draw:text-style-name="P25" draw:layer="layout" svg:width="3.042cm" svg:height="1.733cm" svg:x="2.015cm" svg:y="2.904cm">
          <draw:text-box>
            <text:p text:style-name="P24"><text:span text:style-name="T9">Problem</text:span></text:p>
            <text:p text:style-name="P24"><text:span text:style-name="T9">A</text:span></text:p>
          </draw:text-box>
        </draw:frame>
        <draw:frame draw:style-name="gr39" draw:text-style-name="P25" draw:layer="layout" svg:width="3.042cm" svg:height="1.733cm" svg:x="1.888cm" svg:y="12.026cm">
          <draw:text-box>
            <text:p text:style-name="P24"><text:span text:style-name="T9">Problem</text:span></text:p>
            <text:p text:style-name="P24"><text:span text:style-name="T9">B</text:span></text:p>
          </draw:text-box>
        </draw:frame>
      </draw:page>
      <draw:page draw:name="page14" draw:style-name="dp1" draw:master-page-name="Default">
        <dr3d:scene draw:style-name="gr40" svg:width="5.619cm" svg:height="3.738cm" svg:x="8.549cm" svg:y="12.81cm" dr3d:transform="matrix (0.994325870915701 -0.0176679343555752 0.10489950678312 0.0006995069373541 0.987175577803699 0.159636741629192 -0.106374682691792 -0.158657564217871 0.981586574989024 -0.00000339597798681384cm 0.00000383181775129958cm -0.00010292585776576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1" draw:layer="layout" svg:viewBox="0 -5000 2500 10000" svg:d="M0-5000h250 250 500 500 500 250 250v10000h-250-250-500-500-500-250-250z"/>
        </dr3d:scene>
        <draw:line draw:style-name="gr42" draw:text-style-name="P10" draw:layer="layout" svg:x1="6.079cm" svg:y1="16.111cm" svg:x2="5.952cm" svg:y2="11.285cm">
          <text:p/>
        </draw:line>
        <draw:line draw:style-name="gr42" draw:text-style-name="P10" draw:layer="layout" svg:x1="6.024cm" svg:y1="16.113cm" svg:x2="8.619cm" svg:y2="16.112cm">
          <text:p/>
        </draw:line>
        <draw:g>
          <svg:title>TexMaths</svg:title>
          <svg:desc>14§display§z§svg§600§FALSE§</svg:desc>
          <draw:path draw:style-name="gr43" draw:text-style-name="P13" draw:layer="layout" svg:width="0.326cm" svg:height="0.391cm" svg:x="4.816cm" svg:y="11.979cm" svg:viewBox="0 0 327 392" svg:d="M0 0c109 0 218 0 327 0 0 131 0 262 0 392-109 0-218 0-327 0 0-130 0-261 0-392z">
            <text:p/>
          </draw:path>
          <draw:path draw:style-name="gr44" draw:text-style-name="P14" draw:layer="layout" svg:width="0.38cm" svg:height="0.507cm" svg:x="4.809cm" svg:y="11.921cm" svg:viewBox="0 0 381 508" svg:d="M80 402c49-64 75-93 108-129 29-33 57-58 88-99 85-103 105-158 105-164 0-10-7-10-10-10-5 0-8 3-13 13-28 55-45 71-67 71s-33-16-46-36c-18-25-34-48-62-48-67 0-108 103-108 129 0 6 2 12 10 12s10-6 10-12c18-52 70-55 78-55 18 0 36 10 56 19 36 16 47 16 70 16-34 49-108 129-126 148-27 31-54 62-80 93-62 74-93 139-93 148 0 10 8 10 10 10 8 0 11-3 16-16 20-39 46-68 74-68 21 0 31 10 55 42 15 23 30 42 56 42 90 0 142-141 142-174 0-3-5-9-10-9-8 0-11 6-13 13-21 74-80 96-108 96-18 0-34-6-55-16-30-13-43-19-61-19-3 0-16 0-26 3z">
            <text:p/>
          </draw:path>
        </draw:g>
        <draw:g>
          <svg:title>TexMaths</svg:title>
          <svg:desc>14§display§$r$§svg§600§FALSE§</svg:desc>
          <draw:path draw:style-name="gr43" draw:text-style-name="P13" draw:layer="layout" svg:width="0.296cm" svg:height="0.296cm" svg:x="7.756cm" svg:y="16.408cm" svg:viewBox="0 0 297 297" svg:d="M0 0c99 0 197 0 297 0 0 99 0 198 0 297-100 0-198 0-297 0 0-99 0-198 0-297z">
            <text:p/>
          </draw:path>
          <draw:path draw:style-name="gr44" draw:text-style-name="P14" draw:layer="layout" svg:width="0.38cm" svg:height="0.38cm" svg:x="7.73cm" svg:y="16.366cm" svg:viewBox="0 0 381 381" svg:d="M157 94c0-32 0-63 0-94-53 3-105 7-157 10 0 9 0 18 0 27 78 0 88 5 88 47 0 77 0 155 0 233 0 37-13 37-88 37 0 9 0 18 0 27 43 0 97-2 131-2 41 0 97 0 142 2 0-9 0-18 0-27-7 0-14 0-22 0-85 0-88-10-88-40 0-44 0-89 0-134 0-83 49-160 134-160 9 0 9 0 13 0-4 0-26 12-26 34 0 23 22 38 49 38 19 0 48-13 48-40s-35-52-84-52c-82 0-125 57-140 94z">
            <text:p/>
          </draw:path>
        </draw:g>
        <draw:g>
          <svg:title>TexMaths</svg:title>
          <svg:desc>14§display§$u(r,0) = 0$§svg§600§FALSE§</svg:desc>
          <draw:path draw:style-name="gr43" draw:text-style-name="P13" draw:layer="layout" svg:width="2.114cm" svg:height="0.439cm" svg:x="10.416cm" svg:y="16.898cm" svg:viewBox="0 0 2115 440" svg:d="M1058 440c-353 0-705 0-1058 0 0-147 0-293 0-440 705 0 1410 0 2115 0 0 147 0 293 0 440-352 0-705 0-1057 0z">
            <text:p/>
          </draw:path>
          <draw:path draw:style-name="gr44" draw:text-style-name="P14" draw:layer="layout" svg:width="0.247cm" svg:height="0.221cm" svg:x="10.406cm" svg:y="17.024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4" draw:text-style-name="P14" draw:layer="layout" svg:width="0.114cm" svg:height="0.489cm" svg:x="10.712cm" svg:y="16.873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4" draw:text-style-name="P14" draw:layer="layout" svg:width="0.164cm" svg:height="0.215cm" svg:x="10.869cm" svg:y="17.024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4" draw:text-style-name="P14" draw:layer="layout" svg:width="0.056cm" svg:height="0.146cm" svg:x="11.09cm" svg:y="17.189cm" svg:viewBox="0 0 57 147" svg:d="M57 52c0-32-12-52-32-52-17 0-25 13-25 27 0 13 8 25 25 25 9 0 14-3 20-7 1 0 1 0 1 7 0 30-14 61-35 83-3 3-4 5-4 6 0 3 3 6 6 6 5 0 44-39 44-95z">
            <text:p/>
          </draw:path>
          <draw:path draw:style-name="gr44" draw:text-style-name="P14" draw:layer="layout" svg:width="0.205cm" svg:height="0.336cm" svg:x="11.203cm" svg:y="16.915cm" svg:viewBox="0 0 206 337" svg:d="M206 169c0-39-2-78-20-115-22-47-63-54-82-54-30 0-66 13-86 57-17 35-18 73-18 112 0 36 1 81 21 117 22 41 57 51 81 51 27 0 64-10 85-58 17-33 19-71 19-110zM102 325c-18 0-47-12-56-58-5-30-5-76-5-104 0-32 0-64 4-90 8-58 46-63 57-63 17 0 49 10 59 57 4 28 4 66 4 96 0 37 0 70-6 101-7 47-35 61-57 61z">
            <text:p/>
          </draw:path>
          <draw:path draw:style-name="gr44" draw:text-style-name="P14" draw:layer="layout" svg:width="0.112cm" svg:height="0.489cm" svg:x="11.458cm" svg:y="16.873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4" draw:text-style-name="P14" draw:layer="layout" svg:width="0.325cm" svg:height="0.115cm" svg:x="11.812cm" svg:y="17.06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4" draw:text-style-name="P14" draw:layer="layout" svg:width="0.206cm" svg:height="0.336cm" svg:x="12.349cm" svg:y="16.915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>
          <svg:title>TexMaths</svg:title>
          <svg:desc>14§display§$u(r,1) = 0$§svg§600§FALSE§</svg:desc>
          <draw:path draw:style-name="gr43" draw:text-style-name="P13" draw:layer="layout" svg:width="2.114cm" svg:height="0.439cm" svg:x="10.318cm" svg:y="11.692cm" svg:viewBox="0 0 2115 440" svg:d="M1058 440c-353 0-705 0-1058 0 0-147 0-293 0-440 705 0 1410 0 2115 0 0 147 0 293 0 440-352 0-705 0-1057 0z">
            <text:p/>
          </draw:path>
          <draw:path draw:style-name="gr44" draw:text-style-name="P14" draw:layer="layout" svg:width="0.247cm" svg:height="0.221cm" svg:x="10.308cm" svg:y="11.818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4" draw:text-style-name="P14" draw:layer="layout" svg:width="0.114cm" svg:height="0.489cm" svg:x="10.614cm" svg:y="11.667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4" draw:text-style-name="P14" draw:layer="layout" svg:width="0.164cm" svg:height="0.215cm" svg:x="10.771cm" svg:y="11.818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4" draw:text-style-name="P14" draw:layer="layout" svg:width="0.056cm" svg:height="0.146cm" svg:x="10.992cm" svg:y="11.983cm" svg:viewBox="0 0 57 147" svg:d="M57 52c0-32-12-52-32-52-17 0-25 13-25 27 0 13 8 25 25 25 9 0 14-3 20-7 1 0 1 0 1 7 0 30-14 61-35 83-3 3-4 5-4 6 0 3 3 6 6 6 5 0 44-39 44-95z">
            <text:p/>
          </draw:path>
          <draw:path draw:style-name="gr44" draw:text-style-name="P14" draw:layer="layout" svg:width="0.161cm" svg:height="0.324cm" svg:x="11.129cm" svg:y="11.709cm" svg:viewBox="0 0 162 325" svg:d="M101 13c0-13 0-13-11-13-31 31-75 31-90 31 0 5 0 10 0 15 10 0 39 0 64-12 0 84 0 168 0 252 0 18-1 24-44 24-6 0-12 0-17 0 0 5 0 10 0 15 18-1 60-1 80-1 19 0 62 0 79 1 0-5 0-10 0-15-5 0-10 0-15 0-45 0-46-6-46-24 0-91 0-182 0-273z">
            <text:p/>
          </draw:path>
          <draw:path draw:style-name="gr44" draw:text-style-name="P14" draw:layer="layout" svg:width="0.112cm" svg:height="0.489cm" svg:x="11.36cm" svg:y="11.667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4" draw:text-style-name="P14" draw:layer="layout" svg:width="0.325cm" svg:height="0.115cm" svg:x="11.714cm" svg:y="11.854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4" draw:text-style-name="P14" draw:layer="layout" svg:width="0.206cm" svg:height="0.336cm" svg:x="12.251cm" svg:y="11.709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>
          <svg:title>TexMaths</svg:title>
          <svg:desc>14§display§$u(1,z) = 1-z$§svg§600§FALSE§</svg:desc>
          <draw:path draw:style-name="gr43" draw:text-style-name="P13" draw:layer="layout" svg:width="2.522cm" svg:height="0.439cm" svg:x="14.58cm" svg:y="13.487cm" svg:viewBox="0 0 2523 440" svg:d="M1262 440c-421 0-841 0-1262 0 0-147 0-293 0-440 841 0 1682 0 2523 0 0 147 0 293 0 440-420 0-841 0-1261 0z">
            <text:p/>
          </draw:path>
          <draw:path draw:style-name="gr44" draw:text-style-name="P14" draw:layer="layout" svg:width="0.247cm" svg:height="0.221cm" svg:x="14.57cm" svg:y="13.613cm" svg:viewBox="0 0 248 222" svg:d="M178 177c0 15 0 30 0 45 23-2 46-4 70-6 0-5 0-10 0-15-34 0-38-3-38-26 0-59 0-117 0-175-24 2-49 4-73 6 0 5 0 10 0 15 35 0 39 3 39 28 0 29 0 58 0 86 0 42-23 76-60 76-42 0-43-22-43-48 0-54 0-109 0-163-24 2-49 4-73 6 0 5 0 10 0 15 39 0 39 1 39 45 0 24 0 49 0 74 0 37 0 82 74 82 28 0 49-14 65-45z">
            <text:p/>
          </draw:path>
          <draw:path draw:style-name="gr44" draw:text-style-name="P14" draw:layer="layout" svg:width="0.114cm" svg:height="0.489cm" svg:x="14.876cm" svg:y="13.462cm" svg:viewBox="0 0 115 490" svg:d="M115 485c0-2 0-2-9-10-61-63-77-155-77-229 0-87 19-172 79-232 7-7 7-7 7-8 0-5-3-6-6-6-4 0-49 34-78 96-25 53-31 108-31 150 0 37 6 96 32 152 30 60 73 92 77 92 3 0 6-1 6-5z">
            <text:p/>
          </draw:path>
          <draw:path draw:style-name="gr44" draw:text-style-name="P14" draw:layer="layout" svg:width="0.161cm" svg:height="0.324cm" svg:x="15.063cm" svg:y="13.504cm" svg:viewBox="0 0 162 325" svg:d="M101 13c0-13 0-13-11-13-31 31-75 31-90 31 0 5 0 10 0 15 10 0 39 0 64-12 0 84 0 168 0 252 0 18-1 24-44 24-6 0-12 0-17 0 0 5 0 10 0 15 18-1 60-1 80-1 19 0 63 0 79 1 0-5 0-10 0-15-5 0-10 0-15 0-45 0-46-6-46-24 0-91 0-182 0-273z">
            <text:p/>
          </draw:path>
          <draw:path draw:style-name="gr44" draw:text-style-name="P14" draw:layer="layout" svg:width="0.056cm" svg:height="0.146cm" svg:x="15.307cm" svg:y="13.778cm" svg:viewBox="0 0 57 147" svg:d="M57 52c0-32-12-52-32-52-17 0-25 13-25 27 0 13 8 25 25 25 9 0 14-3 20-7 1 0 1 0 1 7 0 30-14 61-35 83-3 3-4 5-4 6 0 3 3 6 6 6 5 0 44-39 44-95z">
            <text:p/>
          </draw:path>
          <draw:path draw:style-name="gr44" draw:text-style-name="P14" draw:layer="layout" svg:width="0.182cm" svg:height="0.21cm" svg:x="15.415cm" svg:y="13.618cm" svg:viewBox="0 0 183 211" svg:d="M178 15c4-5 4-7 4-8 0-7-4-7-13-7-52 0-104 0-156 0-2 26-4 52-6 78 4 0 8 0 13 0 2-49 11-67 65-67 19 0 38 0 56 0-45 62-91 123-137 184-4 6-4 6-4 9 0 7 3 7 13 7 54 0 108 0 162 0 3-30 6-61 8-91-4 0-8 0-12 0-4 57-14 78-72 78-19 0-39 0-58 0 45-61 91-122 137-183z">
            <text:p/>
          </draw:path>
          <draw:path draw:style-name="gr44" draw:text-style-name="P14" draw:layer="layout" svg:width="0.114cm" svg:height="0.489cm" svg:x="15.647cm" svg:y="13.462cm" svg:viewBox="0 0 115 490" svg:d="M115 246c0-39-6-98-32-154-30-60-73-92-77-92-3 0-6 3-6 6 0 1 0 1 10 11 47 47 75 125 75 229 0 82-18 169-78 230-7 7-7 7-7 9s3 5 6 5c4 0 49-33 78-96 25-53 31-108 31-148z">
            <text:p/>
          </draw:path>
          <draw:path draw:style-name="gr44" draw:text-style-name="P14" draw:layer="layout" svg:width="0.325cm" svg:height="0.115cm" svg:x="16.003cm" svg:y="13.649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4" draw:text-style-name="P14" draw:layer="layout" svg:width="0.161cm" svg:height="0.324cm" svg:x="16.564cm" svg:y="13.504cm" svg:viewBox="0 0 162 325" svg:d="M101 13c0-13 0-13-11-13-30 31-73 31-90 31 0 5 0 10 0 15 11 0 39 0 64-12 0 84 0 168 0 252 0 18-1 24-44 24-6 0-11 0-16 0 0 5 0 10 0 15 17-1 58-1 79-1 20 0 63 0 79 1 0-5 0-10 0-15-5 0-10 0-15 0-43 0-46-6-46-24 0-91 0-182 0-273z">
            <text:p/>
          </draw:path>
          <draw:path draw:style-name="gr44" draw:text-style-name="P14" draw:layer="layout" svg:width="0.129cm" svg:height="0.028cm" svg:x="16.773cm" svg:y="13.709cm" svg:viewBox="0 0 130 29" svg:d="M130 29c0-9 0-19 0-29-43 0-87 0-130 0 0 10 0 20 0 29 43 0 87 0 130 0z">
            <text:p/>
          </draw:path>
          <draw:path draw:style-name="gr44" draw:text-style-name="P14" draw:layer="layout" svg:width="0.182cm" svg:height="0.21cm" svg:x="16.945cm" svg:y="13.618cm" svg:viewBox="0 0 183 211" svg:d="M178 15c4-5 4-7 4-8 0-7-4-7-13-7-52 0-104 0-156 0-2 26-4 52-6 78 4 0 7 0 11 0 4-49 13-67 67-67 19 0 38 0 56 0-45 62-91 123-137 184-4 6-4 6-4 9 0 7 3 7 13 7 54 0 108 0 162 0 3-30 6-61 8-91-4 0-8 0-12 0-4 57-16 78-72 78-19 0-39 0-58 0 45-61 91-122 137-183z">
            <text:p/>
          </draw:path>
        </draw:g>
      </draw:page>
      <draw:page draw:name="page15" draw:style-name="dp1" draw:master-page-name="Default">
        <draw:line draw:style-name="gr45" draw:text-style-name="P10" draw:layer="layout" svg:x1="1.635cm" svg:y1="12.684cm" svg:x2="2.524cm" svg:y2="12.684cm">
          <text:p/>
        </draw:line>
        <draw:line draw:style-name="gr45" draw:text-style-name="P10" draw:layer="layout" svg:x1="2.736cm" svg:y1="12.684cm" svg:x2="3.625cm" svg:y2="12.684cm">
          <text:p/>
        </draw:line>
        <draw:line draw:style-name="gr45" draw:text-style-name="P10" draw:layer="layout" svg:x1="3.837cm" svg:y1="12.684cm" svg:x2="4.726cm" svg:y2="12.684cm">
          <text:p/>
        </draw:line>
        <draw:line draw:style-name="gr45" draw:text-style-name="P10" draw:layer="layout" svg:x1="4.938cm" svg:y1="12.684cm" svg:x2="5.827cm" svg:y2="12.684cm">
          <text:p/>
        </draw:line>
        <draw:line draw:style-name="gr45" draw:text-style-name="P10" draw:layer="layout" svg:x1="6.039cm" svg:y1="12.684cm" svg:x2="6.928cm" svg:y2="12.684cm">
          <text:p/>
        </draw:line>
        <draw:line draw:style-name="gr45" draw:text-style-name="P10" draw:layer="layout" svg:x1="7.14cm" svg:y1="12.684cm" svg:x2="8.029cm" svg:y2="12.684cm">
          <text:p/>
        </draw:line>
        <draw:line draw:style-name="gr45" draw:text-style-name="P10" draw:layer="layout" svg:x1="8.241cm" svg:y1="12.684cm" svg:x2="9.13cm" svg:y2="12.684cm">
          <text:p/>
        </draw:line>
        <draw:frame draw:style-name="gr46" draw:text-style-name="P26" draw:layer="layout" svg:width="0.853cm" svg:height="0.954cm" svg:x="1.662cm" svg:y="11.668cm">
          <draw:text-box>
            <text:p>1</text:p>
          </draw:text-box>
        </draw:frame>
        <draw:frame draw:style-name="gr46" draw:text-style-name="P26" draw:layer="layout" svg:width="0.853cm" svg:height="0.954cm" svg:x="2.763cm" svg:y="11.668cm">
          <draw:text-box>
            <text:p>1</text:p>
          </draw:text-box>
        </draw:frame>
        <draw:frame draw:style-name="gr46" draw:text-style-name="P26" draw:layer="layout" svg:width="0.853cm" svg:height="0.954cm" svg:x="3.864cm" svg:y="11.668cm">
          <draw:text-box>
            <text:p>1</text:p>
          </draw:text-box>
        </draw:frame>
        <draw:frame draw:style-name="gr46" draw:text-style-name="P26" draw:layer="layout" svg:width="0.853cm" svg:height="0.954cm" svg:x="4.964cm" svg:y="11.668cm">
          <draw:text-box>
            <text:p>0</text:p>
          </draw:text-box>
        </draw:frame>
        <draw:frame draw:style-name="gr46" draw:text-style-name="P26" draw:layer="layout" svg:width="0.853cm" svg:height="0.954cm" svg:x="6.065cm" svg:y="11.668cm">
          <draw:text-box>
            <text:p>1</text:p>
          </draw:text-box>
        </draw:frame>
        <draw:frame draw:style-name="gr46" draw:text-style-name="P26" draw:layer="layout" svg:width="0.853cm" svg:height="0.954cm" svg:x="7.166cm" svg:y="11.668cm">
          <draw:text-box>
            <text:p>0</text:p>
          </draw:text-box>
        </draw:frame>
        <draw:frame draw:style-name="gr46" draw:text-style-name="P26" draw:layer="layout" svg:width="0.853cm" svg:height="0.954cm" svg:x="8.267cm" svg:y="11.668cm">
          <draw:text-box>
            <text:p>0</text:p>
          </draw:text-box>
        </draw:frame>
        <draw:line draw:style-name="gr45" draw:text-style-name="P10" draw:layer="layout" svg:x1="11.668cm" svg:y1="12.711cm" svg:x2="12.557cm" svg:y2="12.711cm">
          <text:p/>
        </draw:line>
        <draw:frame draw:style-name="gr46" draw:text-style-name="P26" draw:layer="layout" svg:width="0.853cm" svg:height="0.954cm" svg:x="10.593cm" svg:y="11.695cm">
          <draw:text-box>
            <text:p>0</text:p>
          </draw:text-box>
        </draw:frame>
        <draw:frame draw:style-name="gr46" draw:text-style-name="P26" draw:layer="layout" svg:width="0.853cm" svg:height="0.954cm" svg:x="11.694cm" svg:y="11.695cm">
          <draw:text-box>
            <text:p>0</text:p>
          </draw:text-box>
        </draw:frame>
        <draw:line draw:style-name="gr45" draw:text-style-name="P10" draw:layer="layout" svg:x1="10.569cm" svg:y1="12.711cm" svg:x2="11.458cm" svg:y2="12.711cm">
          <text:p/>
        </draw:line>
        <draw:line draw:style-name="gr47" draw:text-style-name="P10" draw:layer="layout" svg:x1="9.46cm" svg:y1="12.233cm" svg:x2="10.349cm" svg:y2="12.2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Space_20_Metal" draw:display-name="Space Metal" xlink:href="Pictures/100000000000005E0000005E5D6E17BD60206E0D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Symmetric_20_Arrow" draw:display-name="Symmetric Arrow" svg:viewBox="0 0 1131 902" svg:d="M564 0l-564 902h1131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25T11:33:18.247337754</meta:creation-date>
    <dc:date>2023-07-11T14:40:25.809877593</dc:date>
    <meta:editing-duration>P2DT4H41M21S</meta:editing-duration>
    <meta:editing-cycles>21</meta:editing-cycles>
    <meta:generator>LibreOffice/5.3.6.1$Linux_X86_64 LibreOffice_project/30$Build-1</meta:generator>
    <meta:document-statistic meta:object-count="815"/>
  </office:meta>
</office:document-meta>
</file>